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153" manifest:media-type="application/vnd.sun.star.oleobjec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115" manifest:media-type="application/vnd.sun.star.oleobject"/>
  <manifest:file-entry manifest:full-path="Obj101" manifest:media-type="application/vnd.sun.star.oleobject"/>
  <manifest:file-entry manifest:full-path="Obj103" manifest:media-type="application/vnd.sun.star.oleobject"/>
  <manifest:file-entry manifest:full-path="Obj114" manifest:media-type="application/vnd.sun.star.oleobject"/>
  <manifest:file-entry manifest:full-path="Obj105" manifest:media-type="application/vnd.sun.star.oleobject"/>
  <manifest:file-entry manifest:full-path="Obj154" manifest:media-type="application/vnd.sun.star.oleobject"/>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119" manifest:media-type="application/vnd.sun.star.oleobjec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106" manifest:media-type="application/vnd.sun.star.oleobject"/>
  <manifest:file-entry manifest:full-path="Obj113" manifest:media-type="application/vnd.sun.star.oleobjec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107" manifest:media-type="application/vnd.sun.star.oleobject"/>
  <manifest:file-entry manifest:full-path="Obj116" manifest:media-type="application/vnd.sun.star.oleobject"/>
  <manifest:file-entry manifest:full-path="Obj117" manifest:media-type="application/vnd.sun.star.oleobject"/>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123" manifest:media-type="application/vnd.sun.star.oleobject"/>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124" manifest:media-type="application/vnd.sun.star.oleobjec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125" manifest:media-type="application/vnd.sun.star.oleobjec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126" manifest:media-type="application/vnd.sun.star.oleobject"/>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127" manifest:media-type="application/vnd.sun.star.oleobjec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128" manifest:media-type="application/vnd.sun.star.oleobjec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129" manifest:media-type="application/vnd.sun.star.oleobject"/>
  <manifest:file-entry manifest:full-path="Obj149" manifest:media-type="application/vnd.sun.star.oleobject"/>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131" manifest:media-type="application/vnd.sun.star.oleobject"/>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Thumbnails/thumbnail.png" manifest:media-type="image/png"/>
  <manifest:file-entry manifest:full-path="Obj155" manifest:media-type="application/vnd.sun.star.oleobject"/>
  <manifest:file-entry manifest:full-path="Obj148" manifest:media-type="application/vnd.sun.star.oleobject"/>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142" manifest:media-type="application/vnd.sun.star.oleobject"/>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134" manifest:media-type="application/vnd.sun.star.oleobjec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156" manifest:media-type="application/vnd.sun.star.oleobject"/>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108" manifest:media-type="application/vnd.sun.star.oleobject"/>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143" manifest:media-type="application/vnd.sun.star.oleobject"/>
  <manifest:file-entry manifest:full-path="Obj136" manifest:media-type="application/vnd.sun.star.oleobject"/>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157" manifest:media-type="application/vnd.sun.star.oleobject"/>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144" manifest:media-type="application/vnd.sun.star.oleobject"/>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158" manifest:media-type="application/vnd.sun.star.oleobject"/>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109" manifest:media-type="application/vnd.sun.star.oleobject"/>
  <manifest:file-entry manifest:full-path="Obj137" manifest:media-type="application/vnd.sun.star.oleobject"/>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146" manifest:media-type="application/vnd.sun.star.oleobject"/>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147" manifest:media-type="application/vnd.sun.star.oleobjec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130" manifest:media-type="application/vnd.sun.star.oleobject"/>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151" manifest:media-type="application/vnd.sun.star.oleobject"/>
  <manifest:file-entry manifest:full-path="Obj139" manifest:media-type="application/vnd.sun.star.oleobject"/>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145" manifest:media-type="application/vnd.sun.star.oleobject"/>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138" manifest:media-type="application/vnd.sun.star.oleobject"/>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141" manifest:media-type="application/vnd.sun.star.oleobject"/>
  <manifest:file-entry manifest:full-path="Obj100" manifest:media-type="application/vnd.sun.star.oleobject"/>
  <manifest:file-entry manifest:full-path="Obj159" manifest:media-type="application/vnd.sun.star.oleobject"/>
  <manifest:file-entry manifest:full-path="Pictures/200000140000383A00003B8907B569B6C2AEDC05.wmf" manifest:media-type="image/x-wmf"/>
  <manifest:file-entry manifest:full-path="Pictures/200000110000319D00004226B0D2288403667593.wmf" manifest:media-type="image/x-wmf"/>
  <manifest:file-entry manifest:full-path="Pictures/20000016000034EC00003B89DFB79C7EC9871E4D.wmf" manifest:media-type="image/x-wmf"/>
  <manifest:file-entry manifest:full-path="Pictures/20000016000034EC00003B89CE7D2FB1514966F3.wmf" manifest:media-type="image/x-wmf"/>
  <manifest:file-entry manifest:full-path="Pictures/200000110000383A00003B8934BE83D3F536403A.wmf" manifest:media-type="image/x-wmf"/>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199" manifest:media-type="application/vnd.sun.star.oleobject"/>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140" manifest:media-type="application/vnd.sun.star.oleobject"/>
  <manifest:file-entry manifest:full-path="Obj135" manifest:media-type="application/vnd.sun.star.oleobject"/>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133" manifest:media-type="application/vnd.sun.star.oleobjec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132" manifest:media-type="application/vnd.sun.star.oleobject"/>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9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118" manifest:media-type="application/vnd.sun.star.oleobject"/>
  <manifest:file-entry manifest:full-path="Obj104" manifest:media-type="application/vnd.sun.star.oleobject"/>
  <manifest:file-entry manifest:full-path="Obj112" manifest:media-type="application/vnd.sun.star.oleobject"/>
  <manifest:file-entry manifest:full-path="Obj102" manifest:media-type="application/vnd.sun.star.oleobject"/>
  <manifest:file-entry manifest:full-path="Obj110" manifest:media-type="application/vnd.sun.star.oleobject"/>
  <manifest:file-entry manifest:full-path="Obj111" manifest:media-type="application/vnd.sun.star.oleobject"/>
  <manifest:file-entry manifest:full-path="Obj120" manifest:media-type="application/vnd.sun.star.oleobject"/>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121" manifest:media-type="application/vnd.sun.star.oleobject"/>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122" manifest:media-type="application/vnd.sun.star.oleobject"/>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163" manifest:media-type="application/vnd.sun.star.oleobject"/>
  <manifest:file-entry manifest:full-path="Obj150" manifest:media-type="application/vnd.sun.star.oleobject"/>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164" manifest:media-type="application/vnd.sun.star.oleobject"/>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165" manifest:media-type="application/vnd.sun.star.oleobject"/>
  <manifest:file-entry manifest:full-path="Obj152" manifest:media-type="application/vnd.sun.star.oleobject"/>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166" manifest:media-type="application/vnd.sun.star.oleobject"/>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167" manifest:media-type="application/vnd.sun.star.oleobject"/>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168" manifest:media-type="application/vnd.sun.star.oleobject"/>
  <manifest:file-entry manifest:full-path="content.xml" manifest:media-type="text/xml"/>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200" manifest:media-type="application/vnd.sun.star.oleobject"/>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169" manifest:media-type="application/vnd.sun.star.oleobject"/>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201" manifest:media-type="application/vnd.sun.star.oleobject"/>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173" manifest:media-type="application/vnd.sun.star.oleobject"/>
  <manifest:file-entry manifest:full-path="Obj160" manifest:media-type="application/vnd.sun.star.oleobject"/>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174" manifest:media-type="application/vnd.sun.star.oleobject"/>
  <manifest:file-entry manifest:full-path="Obj161" manifest:media-type="application/vnd.sun.star.oleobject"/>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175" manifest:media-type="application/vnd.sun.star.oleobject"/>
  <manifest:file-entry manifest:full-path="Obj162" manifest:media-type="application/vnd.sun.star.oleobject"/>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176" manifest:media-type="application/vnd.sun.star.oleobject"/>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177" manifest:media-type="application/vnd.sun.star.oleobject"/>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178" manifest:media-type="application/vnd.sun.star.oleobject"/>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179" manifest:media-type="application/vnd.sun.star.oleobject"/>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183" manifest:media-type="application/vnd.sun.star.oleobject"/>
  <manifest:file-entry manifest:full-path="Obj170" manifest:media-type="application/vnd.sun.star.oleobject"/>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184" manifest:media-type="application/vnd.sun.star.oleobject"/>
  <manifest:file-entry manifest:full-path="Obj171" manifest:media-type="application/vnd.sun.star.oleobject"/>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185" manifest:media-type="application/vnd.sun.star.oleobject"/>
  <manifest:file-entry manifest:full-path="Obj172" manifest:media-type="application/vnd.sun.star.oleobject"/>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186" manifest:media-type="application/vnd.sun.star.oleobject"/>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187" manifest:media-type="application/vnd.sun.star.oleobject"/>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188" manifest:media-type="application/vnd.sun.star.oleobject"/>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189" manifest:media-type="application/vnd.sun.star.oleobject"/>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193" manifest:media-type="application/vnd.sun.star.oleobject"/>
  <manifest:file-entry manifest:full-path="Obj180" manifest:media-type="application/vnd.sun.star.oleobject"/>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194" manifest:media-type="application/vnd.sun.star.oleobject"/>
  <manifest:file-entry manifest:full-path="Obj181" manifest:media-type="application/vnd.sun.star.oleobject"/>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195" manifest:media-type="application/vnd.sun.star.oleobject"/>
  <manifest:file-entry manifest:full-path="Obj182" manifest:media-type="application/vnd.sun.star.oleobject"/>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196" manifest:media-type="application/vnd.sun.star.oleobject"/>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197" manifest:media-type="application/vnd.sun.star.oleobject"/>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198" manifest:media-type="application/vnd.sun.star.oleobject"/>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190" manifest:media-type="application/vnd.sun.star.oleobject"/>
  <manifest:file-entry manifest:full-path="Obj191" manifest:media-type="application/vnd.sun.star.oleobject"/>
  <manifest:file-entry manifest:full-path="Obj19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835cm" fo:margin-left="0cm" fo:margin-top="0cm" fo:margin-bottom="0cm" table:align="left" style:writing-mode="lr-tb"/>
    </style:style>
    <style:style style:name="Tabela1.A" style:family="table-column">
      <style:table-column-properties style:column-width="8.417cm"/>
    </style:style>
    <style:style style:name="Tabela1.B" style:family="table-column">
      <style:table-column-properties style:column-width="8.416cm"/>
    </style:style>
    <style:style style:name="Tabela1.1" style:family="table-row">
      <style:table-row-properties fo:keep-together="auto"/>
    </style:style>
    <style:style style:name="Tabela1.A1" style:family="table-cell">
      <style:table-cell-properties fo:background-color="#ffffff" fo:padding-left="0.123cm" fo:padding-right="0.123cm" fo:padding-top="0cm" fo:padding-bottom="0cm" fo:border="none">
        <style:background-image/>
      </style:table-cell-properties>
    </style:style>
    <style:style style:name="Tabela2" style:family="table">
      <style:table-properties style:width="16.247cm" fo:margin-left="-0.123cm" fo:margin-top="0cm" fo:margin-bottom="0cm" table:align="left" style:writing-mode="lr-tb"/>
    </style:style>
    <style:style style:name="Tabela2.A" style:family="table-column">
      <style:table-column-properties style:column-width="14.374cm"/>
    </style:style>
    <style:style style:name="Tabela2.B" style:family="table-column">
      <style:table-column-properties style:column-width="1.871cm"/>
    </style:style>
    <style:style style:name="Tabela2.1" style:family="table-row">
      <style:table-row-properties fo:keep-together="auto"/>
    </style:style>
    <style:style style:name="Tabela2.A1" style:family="table-cell">
      <style:table-cell-properties style:vertical-align="middle" fo:background-color="#ffffff" fo:padding-left="0.123cm" fo:padding-right="0.123cm" fo:padding-top="0cm" fo:padding-bottom="0cm" fo:border="none">
        <style:background-image/>
      </style:table-cell-properties>
    </style:style>
    <style:style style:name="Tabela3" style:family="table">
      <style:table-properties style:width="16.247cm" fo:margin-left="-0.123cm" fo:margin-top="0cm" fo:margin-bottom="0cm" table:align="left" style:writing-mode="lr-tb"/>
    </style:style>
    <style:style style:name="Tabela3.A" style:family="table-column">
      <style:table-column-properties style:column-width="14.374cm"/>
    </style:style>
    <style:style style:name="Tabela3.B" style:family="table-column">
      <style:table-column-properties style:column-width="1.871cm"/>
    </style:style>
    <style:style style:name="Tabela3.1" style:family="table-row">
      <style:table-row-properties fo:keep-together="auto"/>
    </style:style>
    <style:style style:name="Tabela3.A1" style:family="table-cell">
      <style:table-cell-properties style:vertical-align="middle" fo:background-color="#ffffff" fo:padding-left="0.123cm" fo:padding-right="0.123cm" fo:padding-top="0cm" fo:padding-bottom="0cm" fo:border="none">
        <style:background-image/>
      </style:table-cell-properties>
    </style:style>
    <style:style style:name="Tabela4" style:family="table">
      <style:table-properties style:width="16.247cm" fo:margin-left="-0.123cm" fo:margin-top="0cm" fo:margin-bottom="0cm" table:align="left" style:writing-mode="lr-tb"/>
    </style:style>
    <style:style style:name="Tabela4.A" style:family="table-column">
      <style:table-column-properties style:column-width="14.374cm"/>
    </style:style>
    <style:style style:name="Tabela4.B" style:family="table-column">
      <style:table-column-properties style:column-width="1.871cm"/>
    </style:style>
    <style:style style:name="Tabela4.1" style:family="table-row">
      <style:table-row-properties fo:keep-together="auto"/>
    </style:style>
    <style:style style:name="Tabela4.A1" style:family="table-cell">
      <style:table-cell-properties style:vertical-align="middle" fo:background-color="#ffffff" fo:padding-left="0.123cm" fo:padding-right="0.123cm" fo:padding-top="0cm" fo:padding-bottom="0cm" fo:border="none">
        <style:background-image/>
      </style:table-cell-properties>
    </style:style>
    <style:style style:name="Tabela5" style:family="table">
      <style:table-properties style:width="16.247cm" fo:margin-left="-0.123cm" fo:margin-top="0cm" fo:margin-bottom="0cm" table:align="left" style:writing-mode="lr-tb"/>
    </style:style>
    <style:style style:name="Tabela5.A" style:family="table-column">
      <style:table-column-properties style:column-width="14.374cm"/>
    </style:style>
    <style:style style:name="Tabela5.B" style:family="table-column">
      <style:table-column-properties style:column-width="1.871cm"/>
    </style:style>
    <style:style style:name="Tabela5.1" style:family="table-row">
      <style:table-row-properties fo:keep-together="auto"/>
    </style:style>
    <style:style style:name="Tabela5.A1" style:family="table-cell">
      <style:table-cell-properties style:vertical-align="middle" fo:background-color="#ffffff" fo:padding-left="0.123cm" fo:padding-right="0.123cm" fo:padding-top="0cm" fo:padding-bottom="0cm" fo:border="none">
        <style:background-image/>
      </style:table-cell-properties>
    </style:style>
    <style:style style:name="Tabela6" style:family="table">
      <style:table-properties style:width="16.247cm" fo:margin-left="-0.123cm" fo:margin-top="0cm" fo:margin-bottom="0cm" table:align="left" style:writing-mode="lr-tb"/>
    </style:style>
    <style:style style:name="Tabela6.A" style:family="table-column">
      <style:table-column-properties style:column-width="14.374cm"/>
    </style:style>
    <style:style style:name="Tabela6.B" style:family="table-column">
      <style:table-column-properties style:column-width="1.871cm"/>
    </style:style>
    <style:style style:name="Tabela6.1" style:family="table-row">
      <style:table-row-properties fo:keep-together="auto"/>
    </style:style>
    <style:style style:name="Tabela6.A1" style:family="table-cell">
      <style:table-cell-properties style:vertical-align="middle" fo:background-color="#ffffff" fo:padding-left="0.123cm" fo:padding-right="0.123cm" fo:padding-top="0cm" fo:padding-bottom="0cm" fo:border="none">
        <style:background-image/>
      </style:table-cell-properties>
    </style:style>
    <style:style style:name="Tabela7" style:family="table">
      <style:table-properties style:width="16.247cm" fo:margin-left="-0.123cm" fo:margin-top="0cm" fo:margin-bottom="0cm" table:align="left" style:writing-mode="lr-tb"/>
    </style:style>
    <style:style style:name="Tabela7.A" style:family="table-column">
      <style:table-column-properties style:column-width="14.374cm"/>
    </style:style>
    <style:style style:name="Tabela7.B" style:family="table-column">
      <style:table-column-properties style:column-width="1.871cm"/>
    </style:style>
    <style:style style:name="Tabela7.1" style:family="table-row">
      <style:table-row-properties fo:keep-together="auto"/>
    </style:style>
    <style:style style:name="Tabela7.A1" style:family="table-cell">
      <style:table-cell-properties style:vertical-align="middle" fo:background-color="#ffffff" fo:padding-left="0.123cm" fo:padding-right="0.123cm" fo:padding-top="0cm" fo:padding-bottom="0cm" fo:border="none">
        <style:background-image/>
      </style:table-cell-properties>
    </style:style>
    <style:style style:name="Tabela8" style:family="table">
      <style:table-properties style:width="16.247cm" fo:margin-left="-0.123cm" fo:margin-top="0cm" fo:margin-bottom="0cm" table:align="left" style:writing-mode="lr-tb"/>
    </style:style>
    <style:style style:name="Tabela8.A" style:family="table-column">
      <style:table-column-properties style:column-width="14.374cm"/>
    </style:style>
    <style:style style:name="Tabela8.B" style:family="table-column">
      <style:table-column-properties style:column-width="1.871cm"/>
    </style:style>
    <style:style style:name="Tabela8.1" style:family="table-row">
      <style:table-row-properties fo:keep-together="auto"/>
    </style:style>
    <style:style style:name="Tabela8.A1" style:family="table-cell">
      <style:table-cell-properties style:vertical-align="middle" fo:background-color="#ffffff" fo:padding-left="0.123cm" fo:padding-right="0.123cm" fo:padding-top="0cm" fo:padding-bottom="0cm" fo:border="none">
        <style:background-image/>
      </style:table-cell-properties>
    </style:style>
    <style:style style:name="Tabela9" style:family="table">
      <style:table-properties style:width="16.247cm" fo:margin-left="-0.123cm" fo:margin-top="0cm" fo:margin-bottom="0cm" table:align="left" style:writing-mode="lr-tb"/>
    </style:style>
    <style:style style:name="Tabela9.A" style:family="table-column">
      <style:table-column-properties style:column-width="14.374cm"/>
    </style:style>
    <style:style style:name="Tabela9.B" style:family="table-column">
      <style:table-column-properties style:column-width="1.871cm"/>
    </style:style>
    <style:style style:name="Tabela9.1" style:family="table-row">
      <style:table-row-properties fo:keep-together="auto"/>
    </style:style>
    <style:style style:name="Tabela9.A1" style:family="table-cell">
      <style:table-cell-properties style:vertical-align="middle" fo:background-color="#ffffff" fo:padding-left="0.123cm" fo:padding-right="0.123cm" fo:padding-top="0cm" fo:padding-bottom="0cm" fo:border="none">
        <style:background-image/>
      </style:table-cell-properties>
    </style:style>
    <style:style style:name="Tabela10" style:family="table">
      <style:table-properties style:width="16.247cm" fo:margin-left="-0.123cm" fo:margin-top="0cm" fo:margin-bottom="0cm" table:align="left" style:writing-mode="lr-tb"/>
    </style:style>
    <style:style style:name="Tabela10.A" style:family="table-column">
      <style:table-column-properties style:column-width="15.875cm"/>
    </style:style>
    <style:style style:name="Tabela10.B" style:family="table-column">
      <style:table-column-properties style:column-width="0.37cm"/>
    </style:style>
    <style:style style:name="Tabela10.1" style:family="table-row">
      <style:table-row-properties fo:keep-together="auto"/>
    </style:style>
    <style:style style:name="Tabela10.A1" style:family="table-cell">
      <style:table-cell-properties style:vertical-align="middle" fo:background-color="#ffffff" fo:padding-left="0.123cm" fo:padding-right="0.123cm" fo:padding-top="0cm" fo:padding-bottom="0cm" fo:border="none">
        <style:background-image/>
      </style:table-cell-properties>
    </style:style>
    <style:style style:name="Tabela10.B1" style:family="table-cell">
      <style:table-cell-properties fo:background-color="#ffffff" fo:padding-left="0.123cm" fo:padding-right="0.123cm" fo:padding-top="0cm" fo:padding-bottom="0cm" fo:border="none">
        <style:background-image/>
      </style:table-cell-properties>
    </style:style>
    <style:style style:name="Tabela11" style:family="table">
      <style:table-properties style:width="16.247cm" fo:margin-left="-0.123cm" fo:margin-top="0cm" fo:margin-bottom="0cm" table:align="left" style:writing-mode="lr-tb"/>
    </style:style>
    <style:style style:name="Tabela11.A" style:family="table-column">
      <style:table-column-properties style:column-width="14.374cm"/>
    </style:style>
    <style:style style:name="Tabela11.B" style:family="table-column">
      <style:table-column-properties style:column-width="1.871cm"/>
    </style:style>
    <style:style style:name="Tabela11.1" style:family="table-row">
      <style:table-row-properties fo:keep-together="auto"/>
    </style:style>
    <style:style style:name="Tabela11.A1" style:family="table-cell">
      <style:table-cell-properties style:vertical-align="middle" fo:background-color="#ffffff" fo:padding-left="0.123cm" fo:padding-right="0.123cm" fo:padding-top="0cm" fo:padding-bottom="0cm" fo:border="none">
        <style:background-image/>
      </style:table-cell-properties>
    </style:style>
    <style:style style:name="Tabela12" style:family="table">
      <style:table-properties style:width="16.247cm" fo:margin-left="-0.123cm" fo:margin-top="0cm" fo:margin-bottom="0cm" table:align="left" style:writing-mode="lr-tb"/>
    </style:style>
    <style:style style:name="Tabela12.A" style:family="table-column">
      <style:table-column-properties style:column-width="14.374cm"/>
    </style:style>
    <style:style style:name="Tabela12.B" style:family="table-column">
      <style:table-column-properties style:column-width="1.871cm"/>
    </style:style>
    <style:style style:name="Tabela12.1" style:family="table-row">
      <style:table-row-properties fo:keep-together="auto"/>
    </style:style>
    <style:style style:name="Tabela12.A1" style:family="table-cell">
      <style:table-cell-properties style:vertical-align="middle" fo:background-color="#ffffff" fo:padding-left="0.123cm" fo:padding-right="0.123cm" fo:padding-top="0cm" fo:padding-bottom="0cm" fo:border="none">
        <style:background-image/>
      </style:table-cell-properties>
    </style:style>
    <style:style style:name="Tabela12.B1" style:family="table-cell">
      <style:table-cell-properties fo:background-color="#ffffff" fo:padding-left="0.123cm" fo:padding-right="0.123cm" fo:padding-top="0cm" fo:padding-bottom="0cm" fo:border="none">
        <style:background-image/>
      </style:table-cell-properties>
    </style:style>
    <style:style style:name="Tabela12.B2" style:family="table-cell">
      <style:table-cell-properties fo:background-color="#ffffff" fo:padding-left="0.123cm" fo:padding-right="0.123cm" fo:padding-top="0cm" fo:padding-bottom="0cm" fo:border="none">
        <style:background-image/>
      </style:table-cell-properties>
    </style:style>
    <style:style style:name="Tabela13" style:family="table">
      <style:table-properties style:width="16.247cm" fo:margin-left="-0.123cm" fo:margin-top="0cm" fo:margin-bottom="0cm" table:align="left" style:writing-mode="lr-tb"/>
    </style:style>
    <style:style style:name="Tabela13.A" style:family="table-column">
      <style:table-column-properties style:column-width="14.374cm"/>
    </style:style>
    <style:style style:name="Tabela13.B" style:family="table-column">
      <style:table-column-properties style:column-width="1.871cm"/>
    </style:style>
    <style:style style:name="Tabela13.1" style:family="table-row">
      <style:table-row-properties fo:keep-together="auto"/>
    </style:style>
    <style:style style:name="Tabela13.A1" style:family="table-cell">
      <style:table-cell-properties style:vertical-align="middle" fo:background-color="#ffffff" fo:padding-left="0.123cm" fo:padding-right="0.123cm" fo:padding-top="0cm" fo:padding-bottom="0cm" fo:border="none">
        <style:background-image/>
      </style:table-cell-properties>
    </style:style>
    <style:style style:name="Tabela13.B1" style:family="table-cell">
      <style:table-cell-properties fo:background-color="#ffffff" fo:padding-left="0.123cm" fo:padding-right="0.123cm" fo:padding-top="0cm" fo:padding-bottom="0cm" fo:border="none">
        <style:background-image/>
      </style:table-cell-properties>
    </style:style>
    <style:style style:name="Tabela14" style:family="table">
      <style:table-properties style:width="16.247cm" fo:margin-left="-0.123cm" fo:margin-top="0cm" fo:margin-bottom="0cm" table:align="left" style:writing-mode="lr-tb"/>
    </style:style>
    <style:style style:name="Tabela14.A" style:family="table-column">
      <style:table-column-properties style:column-width="14.374cm"/>
    </style:style>
    <style:style style:name="Tabela14.B" style:family="table-column">
      <style:table-column-properties style:column-width="1.871cm"/>
    </style:style>
    <style:style style:name="Tabela14.1" style:family="table-row">
      <style:table-row-properties fo:keep-together="auto"/>
    </style:style>
    <style:style style:name="Tabela14.A1" style:family="table-cell">
      <style:table-cell-properties style:vertical-align="middle" fo:background-color="#ffffff" fo:padding-left="0.123cm" fo:padding-right="0.123cm" fo:padding-top="0cm" fo:padding-bottom="0cm" fo:border="none">
        <style:background-image/>
      </style:table-cell-properties>
    </style:style>
    <style:style style:name="Tabela14.B1" style:family="table-cell">
      <style:table-cell-properties fo:background-color="#ffffff" fo:padding-left="0.123cm" fo:padding-right="0.123cm" fo:padding-top="0cm" fo:padding-bottom="0cm" fo:border="none">
        <style:background-image/>
      </style:table-cell-properties>
    </style:style>
    <style:style style:name="Tabela15" style:family="table">
      <style:table-properties style:width="16.247cm" fo:margin-left="-0.123cm" fo:margin-top="0cm" fo:margin-bottom="0cm" table:align="left" style:writing-mode="lr-tb"/>
    </style:style>
    <style:style style:name="Tabela15.A" style:family="table-column">
      <style:table-column-properties style:column-width="15.124cm"/>
    </style:style>
    <style:style style:name="Tabela15.B" style:family="table-column">
      <style:table-column-properties style:column-width="1.122cm"/>
    </style:style>
    <style:style style:name="Tabela15.1" style:family="table-row">
      <style:table-row-properties fo:keep-together="auto"/>
    </style:style>
    <style:style style:name="Tabela15.A1" style:family="table-cell">
      <style:table-cell-properties style:vertical-align="middle" fo:background-color="#ffffff" fo:padding-left="0.123cm" fo:padding-right="0.123cm" fo:padding-top="0cm" fo:padding-bottom="0cm" fo:border="none">
        <style:background-image/>
      </style:table-cell-properties>
    </style:style>
    <style:style style:name="Tabela16" style:family="table">
      <style:table-properties style:width="16.247cm" fo:margin-left="-0.123cm" fo:margin-top="0cm" fo:margin-bottom="0cm" table:align="left" style:writing-mode="lr-tb"/>
    </style:style>
    <style:style style:name="Tabela16.A" style:family="table-column">
      <style:table-column-properties style:column-width="14.374cm"/>
    </style:style>
    <style:style style:name="Tabela16.B" style:family="table-column">
      <style:table-column-properties style:column-width="1.871cm"/>
    </style:style>
    <style:style style:name="Tabela16.1" style:family="table-row">
      <style:table-row-properties fo:keep-together="auto"/>
    </style:style>
    <style:style style:name="Tabela16.A1" style:family="table-cell">
      <style:table-cell-properties style:vertical-align="middle" fo:background-color="#ffffff" fo:padding-left="0.123cm" fo:padding-right="0.123cm" fo:padding-top="0cm" fo:padding-bottom="0cm" fo:border="none">
        <style:background-image/>
      </style:table-cell-properties>
    </style:style>
    <style:style style:name="Tabela17" style:family="table">
      <style:table-properties style:width="16.247cm" fo:margin-left="-0.123cm" fo:margin-top="0cm" fo:margin-bottom="0cm" table:align="left" style:writing-mode="lr-tb"/>
    </style:style>
    <style:style style:name="Tabela17.A" style:family="table-column">
      <style:table-column-properties style:column-width="15.124cm"/>
    </style:style>
    <style:style style:name="Tabela17.B" style:family="table-column">
      <style:table-column-properties style:column-width="1.122cm"/>
    </style:style>
    <style:style style:name="Tabela17.1" style:family="table-row">
      <style:table-row-properties fo:keep-together="auto"/>
    </style:style>
    <style:style style:name="Tabela17.A1" style:family="table-cell">
      <style:table-cell-properties style:vertical-align="middle" fo:background-color="#ffffff" fo:padding-left="0.123cm" fo:padding-right="0.123cm" fo:padding-top="0cm" fo:padding-bottom="0cm" fo:border="none">
        <style:background-image/>
      </style:table-cell-properties>
    </style:style>
    <style:style style:name="Tabela18" style:family="table">
      <style:table-properties style:width="16.247cm" fo:margin-left="-0.123cm" fo:margin-top="0cm" fo:margin-bottom="0cm" table:align="left" style:writing-mode="lr-tb"/>
    </style:style>
    <style:style style:name="Tabela18.A" style:family="table-column">
      <style:table-column-properties style:column-width="14.374cm"/>
    </style:style>
    <style:style style:name="Tabela18.B" style:family="table-column">
      <style:table-column-properties style:column-width="1.871cm"/>
    </style:style>
    <style:style style:name="Tabela18.1" style:family="table-row">
      <style:table-row-properties fo:keep-together="auto"/>
    </style:style>
    <style:style style:name="Tabela18.A1" style:family="table-cell">
      <style:table-cell-properties style:vertical-align="middle" fo:background-color="#ffffff" fo:padding-left="0.123cm" fo:padding-right="0.123cm" fo:padding-top="0cm" fo:padding-bottom="0cm" fo:border="none">
        <style:background-image/>
      </style:table-cell-properties>
    </style:style>
    <style:style style:name="P1" style:family="paragraph" style:parent-style-name="Standard">
      <style:paragraph-properties fo:line-height="200%"/>
      <style:text-properties fo:font-size="12pt" style:font-size-asian="12pt" style:font-size-complex="12pt"/>
    </style:style>
    <style:style style:name="P2" style:family="paragraph" style:parent-style-name="Standard" style:master-page-name="Converted4">
      <style:paragraph-properties fo:text-align="justify" style:justify-single-word="false" style:page-number="auto"/>
    </style:style>
    <style:style style:name="P3" style:family="paragraph" style:parent-style-name="Standard">
      <style:paragraph-properties fo:margin-left="2.223cm" fo:margin-right="0cm" fo:margin-top="0.212cm" fo:margin-bottom="0.212cm" loext:contextual-spacing="false" fo:text-align="justify" style:justify-single-word="false" fo:text-indent="-2.223cm" style:auto-text-indent="false">
        <style:tab-stops>
          <style:tab-stop style:position="2.223cm"/>
        </style:tab-stops>
      </style:paragraph-properties>
    </style:style>
    <style:style style:name="P4" style:family="paragraph" style:parent-style-name="Standard">
      <style:paragraph-properties fo:margin-left="2.223cm" fo:margin-right="0cm" fo:margin-top="0.635cm" fo:margin-bottom="0cm" loext:contextual-spacing="false" fo:text-align="center" style:justify-single-word="false" fo:text-indent="-2.223cm" style:auto-text-indent="false">
        <style:tab-stops>
          <style:tab-stop style:position="2.223cm"/>
        </style:tab-stops>
      </style:paragraph-properties>
    </style:style>
    <style:style style:name="P5" style:family="paragraph" style:parent-style-name="Standard">
      <style:paragraph-properties fo:margin-left="0.499cm" fo:margin-right="0.499cm" fo:text-align="justify" style:justify-single-word="false" fo:text-indent="0cm" style:auto-text-indent="false"/>
    </style:style>
    <style:style style:name="P6" style:family="paragraph" style:parent-style-name="Standard">
      <style:paragraph-properties fo:margin-top="0.212cm" fo:margin-bottom="0.494cm" loext:contextual-spacing="false" fo:text-align="justify" style:justify-single-word="false">
        <style:tab-stops>
          <style:tab-stop style:position="1.501cm"/>
        </style:tab-stops>
      </style:paragraph-properties>
    </style:style>
    <style:style style:name="P7" style:family="paragraph" style:parent-style-name="Standard">
      <style:paragraph-properties fo:margin-top="0.212cm" fo:margin-bottom="0.212cm" loext:contextual-spacing="false" fo:text-align="justify" style:justify-single-word="false"/>
    </style:style>
    <style:style style:name="P8" style:family="paragraph" style:parent-style-name="Standard">
      <style:paragraph-properties fo:margin-top="0.212cm" fo:margin-bottom="0.212cm" loext:contextual-spacing="false" fo:text-align="justify" style:justify-single-word="false">
        <style:tab-stops>
          <style:tab-stop style:position="1.501cm"/>
        </style:tab-stops>
      </style:paragraph-properties>
    </style:style>
    <style:style style:name="P9" style:family="paragraph" style:parent-style-name="Standard">
      <style:paragraph-properties fo:margin-top="0.212cm" fo:margin-bottom="0.212cm" loext:contextual-spacing="false" fo:text-align="justify" style:justify-single-word="false">
        <style:tab-stops>
          <style:tab-stop style:position="1cm"/>
        </style:tab-stops>
      </style:paragraph-properties>
    </style:style>
    <style:style style:name="P10" style:family="paragraph" style:parent-style-name="Standard">
      <style:paragraph-properties fo:margin-top="0.212cm" fo:margin-bottom="0.212cm" loext:contextual-spacing="false" fo:text-align="justify" style:justify-single-word="false">
        <style:tab-stops>
          <style:tab-stop style:position="1.251cm"/>
        </style:tab-stops>
      </style:paragraph-properties>
    </style:style>
    <style:style style:name="P11" style:family="paragraph" style:parent-style-name="Standard">
      <style:paragraph-properties fo:margin-top="0.212cm" fo:margin-bottom="0.212cm" loext:contextual-spacing="false" fo:text-align="justify" style:justify-single-word="false">
        <style:tab-stops>
          <style:tab-stop style:position="1.501cm"/>
        </style:tab-stops>
      </style:paragraph-properties>
      <style:text-properties fo:font-size="12pt" style:font-size-asian="12pt" style:font-size-complex="12pt" style:font-weight-complex="bold"/>
    </style:style>
    <style:style style:name="P12" style:family="paragraph" style:parent-style-name="Standard">
      <style:paragraph-properties fo:margin-top="0.212cm" fo:margin-bottom="0.212cm" loext:contextual-spacing="false" fo:text-align="justify" style:justify-single-word="false">
        <style:tab-stops>
          <style:tab-stop style:position="1.501cm"/>
        </style:tab-stops>
      </style:paragraph-properties>
      <style:text-properties fo:font-size="12pt" style:font-size-asian="12pt" style:font-size-complex="12pt"/>
    </style:style>
    <style:style style:name="P13" style:family="paragraph" style:parent-style-name="Standard">
      <style:paragraph-properties fo:margin-top="0.212cm" fo:margin-bottom="0.212cm" loext:contextual-spacing="false" fo:text-align="justify" style:justify-single-word="false">
        <style:tab-stops>
          <style:tab-stop style:position="1cm"/>
        </style:tab-stops>
      </style:paragraph-properties>
      <style:text-properties fo:font-size="12pt" style:font-size-asian="12pt" style:font-size-complex="12pt"/>
    </style:style>
    <style:style style:name="P14" style:family="paragraph" style:parent-style-name="Standard">
      <style:paragraph-properties fo:margin-top="0.212cm" fo:margin-bottom="0.212cm" loext:contextual-spacing="false" fo:text-align="justify" style:justify-single-word="false">
        <style:tab-stops>
          <style:tab-stop style:position="1.251cm"/>
        </style:tab-stops>
      </style:paragraph-properties>
      <style:text-properties fo:font-size="12pt" style:font-size-asian="12pt" style:font-size-complex="12pt"/>
    </style:style>
    <style:style style:name="P15" style:family="paragraph" style:parent-style-name="Standard">
      <style:paragraph-properties fo:margin-top="0.212cm" fo:margin-bottom="0.212cm" loext:contextual-spacing="false" fo:text-align="justify" style:justify-single-word="false">
        <style:tab-stops>
          <style:tab-stop style:position="1.501cm"/>
        </style:tab-stops>
      </style:paragraph-properties>
      <style:text-properties fo:font-size="12pt" fo:font-weight="bold" style:font-size-asian="12pt" style:font-weight-asian="bold" style:font-size-complex="12pt"/>
    </style:style>
    <style:style style:name="P16" style:family="paragraph" style:parent-style-name="Standard">
      <style:paragraph-properties fo:margin-top="0.212cm" fo:margin-bottom="0.212cm" loext:contextual-spacing="false" fo:text-align="justify" style:justify-single-word="false">
        <style:tab-stops>
          <style:tab-stop style:position="1.501cm"/>
        </style:tab-stops>
      </style:paragraph-properties>
      <style:text-properties fo:font-size="12pt" fo:font-style="italic" style:font-size-asian="12pt" style:font-style-asian="italic" style:font-size-complex="12pt" style:font-style-complex="italic"/>
    </style:style>
    <style:style style:name="P17" style:family="paragraph" style:parent-style-name="Standard">
      <style:paragraph-properties fo:margin-top="0.212cm" fo:margin-bottom="0.212cm" loext:contextual-spacing="false" fo:text-align="justify" style:justify-single-word="false">
        <style:tab-stops>
          <style:tab-stop style:position="1.501cm"/>
        </style:tab-stops>
      </style:paragraph-properties>
      <style:text-properties fo:font-size="12pt" fo:background-color="#ffff00" style:font-size-asian="12pt" style:font-size-complex="12pt"/>
    </style:style>
    <style:style style:name="P18" style:family="paragraph" style:parent-style-name="Standard">
      <style:paragraph-properties fo:margin-top="0.212cm" fo:margin-bottom="0.212cm" loext:contextual-spacing="false" fo:text-align="center" style:justify-single-word="false">
        <style:tab-stops>
          <style:tab-stop style:position="1.501cm"/>
        </style:tab-stops>
      </style:paragraph-properties>
    </style:style>
    <style:style style:name="P19" style:family="paragraph" style:parent-style-name="Standard">
      <style:paragraph-properties fo:margin-top="0.212cm" fo:margin-bottom="0.212cm" loext:contextual-spacing="false" fo:text-align="justify" style:justify-single-word="false"/>
      <style:text-properties fo:background-color="#ffff00"/>
    </style:style>
    <style:style style:name="P20" style:family="paragraph" style:parent-style-name="Standard">
      <style:paragraph-properties fo:margin-top="0.212cm" fo:margin-bottom="0.212cm" loext:contextual-spacing="false" fo:text-align="justify" style:justify-single-word="false">
        <style:tab-stops>
          <style:tab-stop style:position="1.501cm"/>
        </style:tab-stops>
      </style:paragraph-properties>
      <style:text-properties fo:background-color="#ffff00"/>
    </style:style>
    <style:style style:name="P21" style:family="paragraph" style:parent-style-name="Standard">
      <style:paragraph-properties fo:margin-top="0.212cm" fo:margin-bottom="0.212cm" loext:contextual-spacing="false" fo:text-align="justify" style:justify-single-word="false">
        <style:tab-stops>
          <style:tab-stop style:position="1cm"/>
        </style:tab-stops>
      </style:paragraph-properties>
      <style:text-properties fo:background-color="#ffff00"/>
    </style:style>
    <style:style style:name="P22" style:family="paragraph" style:parent-style-name="Standard">
      <style:paragraph-properties fo:margin-top="0.212cm" fo:margin-bottom="0.212cm" loext:contextual-spacing="false" fo:text-align="justify" style:justify-single-word="false">
        <style:tab-stops>
          <style:tab-stop style:position="1.251cm"/>
        </style:tab-stops>
      </style:paragraph-properties>
      <style:text-properties fo:background-color="#ffff00"/>
    </style:style>
    <style:style style:name="P23" style:family="paragraph" style:parent-style-name="Standard">
      <style:paragraph-properties fo:margin-left="1cm" fo:margin-right="0cm" fo:margin-top="0.212cm" fo:margin-bottom="0.212cm" loext:contextual-spacing="false" fo:text-align="justify" style:justify-single-word="false" fo:text-indent="-1cm" style:auto-text-indent="false"/>
    </style:style>
    <style:style style:name="P24" style:family="paragraph" style:parent-style-name="Standard">
      <style:paragraph-properties fo:margin-left="1cm" fo:margin-right="0cm" fo:margin-top="0.212cm" fo:margin-bottom="0.212cm" loext:contextual-spacing="false" fo:text-align="justify" style:justify-single-word="false" fo:text-indent="-1cm" style:auto-text-indent="false">
        <style:tab-stops>
          <style:tab-stop style:position="0.953cm"/>
        </style:tab-stops>
      </style:paragraph-properties>
    </style:style>
    <style:style style:name="P25" style:family="paragraph" style:parent-style-name="Standard">
      <style:paragraph-properties fo:margin-left="1.058cm" fo:margin-right="0cm" fo:margin-top="0.212cm" fo:margin-bottom="0.212cm" loext:contextual-spacing="false" fo:text-align="justify" style:justify-single-word="false" fo:text-indent="-1.058cm" style:auto-text-indent="false">
        <style:tab-stops>
          <style:tab-stop style:position="1.501cm"/>
        </style:tab-stops>
      </style:paragraph-properties>
    </style:style>
    <style:style style:name="P26" style:family="paragraph" style:parent-style-name="Standard" style:master-page-name="Standard">
      <style:paragraph-properties fo:text-align="center" style:justify-single-word="false" style:page-number="auto"/>
    </style:style>
    <style:style style:name="P27" style:family="paragraph" style:parent-style-name="Heading_20_1">
      <style:paragraph-properties fo:line-height="200%" fo:text-align="center" style:justify-single-word="false" style:snap-to-layout-grid="false"/>
    </style:style>
    <style:style style:name="P28" style:family="paragraph" style:parent-style-name="Texto_20_em_20_bloco1">
      <style:paragraph-properties fo:margin-left="0.501cm" fo:margin-right="0.501cm" fo:text-indent="0cm" style:auto-text-indent="false"/>
    </style:style>
    <style:style style:name="P29" style:family="paragraph" style:parent-style-name="Body_20_Text_20_21">
      <style:paragraph-properties fo:margin-top="0.212cm" fo:margin-bottom="0.212cm" loext:contextual-spacing="false">
        <style:tab-stops>
          <style:tab-stop style:position="1.27cm"/>
        </style:tab-stops>
      </style:paragraph-properties>
    </style:style>
    <style:style style:name="P30" style:family="paragraph" style:parent-style-name="Body_20_Text_20_21">
      <style:paragraph-properties fo:margin-top="0.212cm" fo:margin-bottom="0.212cm" loext:contextual-spacing="false">
        <style:tab-stops>
          <style:tab-stop style:position="1.501cm"/>
        </style:tab-stops>
      </style:paragraph-properties>
    </style:style>
    <style:style style:name="P31" style:family="paragraph" style:parent-style-name="Body_20_Text_20_21">
      <style:paragraph-properties fo:margin-top="0.212cm" fo:margin-bottom="0.212cm" loext:contextual-spacing="false">
        <style:tab-stops>
          <style:tab-stop style:position="1.501cm"/>
        </style:tab-stops>
      </style:paragraph-properties>
      <style:text-properties fo:font-size="12pt" style:font-size-asian="12pt" style:font-size-complex="12pt"/>
    </style:style>
    <style:style style:name="P32" style:family="paragraph" style:parent-style-name="Footer">
      <style:paragraph-properties fo:margin-top="0.212cm" fo:margin-bottom="0.212cm" loext:contextual-spacing="false" fo:text-align="justify" style:justify-single-word="false">
        <style:tab-stops>
          <style:tab-stop style:position="1.501cm"/>
          <style:tab-stop style:position="15.002cm"/>
        </style:tab-stops>
      </style:paragraph-properties>
    </style:style>
    <style:style style:name="P33" style:family="paragraph" style:parent-style-name="Footer">
      <style:paragraph-properties fo:margin-top="0.212cm" fo:margin-bottom="0.212cm" loext:contextual-spacing="false" fo:text-align="justify" style:justify-single-word="false">
        <style:tab-stops>
          <style:tab-stop style:position="1.251cm"/>
          <style:tab-stop style:position="15.002cm"/>
          <style:tab-stop style:position="15.589cm" style:type="right"/>
        </style:tab-stops>
      </style:paragraph-properties>
    </style:style>
    <style:style style:name="P34" style:family="paragraph" style:parent-style-name="Footer">
      <style:paragraph-properties fo:margin-top="0.212cm" fo:margin-bottom="0.212cm" loext:contextual-spacing="false" fo:text-align="justify" style:justify-single-word="false">
        <style:tab-stops>
          <style:tab-stop style:position="1.501cm"/>
          <style:tab-stop style:position="15.002cm"/>
          <style:tab-stop style:position="15.589cm" style:type="right"/>
        </style:tab-stops>
      </style:paragraph-properties>
    </style:style>
    <style:style style:name="P35" style:family="paragraph" style:parent-style-name="Footer">
      <style:paragraph-properties fo:margin-top="0.212cm" fo:margin-bottom="0.212cm" loext:contextual-spacing="false" fo:text-align="center" style:justify-single-word="false" style:snap-to-layout-grid="false">
        <style:tab-stops>
          <style:tab-stop style:position="1cm"/>
          <style:tab-stop style:position="4.752cm"/>
          <style:tab-stop style:position="15.753cm"/>
        </style:tab-stops>
      </style:paragraph-properties>
    </style:style>
    <style:style style:name="P36" style:family="paragraph" style:parent-style-name="Footer">
      <style:paragraph-properties fo:margin-top="0.212cm" fo:margin-bottom="0.212cm" loext:contextual-spacing="false" fo:text-align="center" style:justify-single-word="false">
        <style:tab-stops>
          <style:tab-stop style:position="1.251cm"/>
          <style:tab-stop style:position="15.002cm"/>
          <style:tab-stop style:position="15.589cm" style:type="right"/>
        </style:tab-stops>
      </style:paragraph-properties>
    </style:style>
    <style:style style:name="P37" style:family="paragraph" style:parent-style-name="Footer">
      <style:paragraph-properties fo:margin-top="0.212cm" fo:margin-bottom="0.212cm" loext:contextual-spacing="false" fo:text-align="center" style:justify-single-word="false" style:snap-to-layout-grid="false">
        <style:tab-stops>
          <style:tab-stop style:position="1.251cm"/>
          <style:tab-stop style:position="4.752cm"/>
          <style:tab-stop style:position="15.753cm"/>
        </style:tab-stops>
      </style:paragraph-properties>
    </style:style>
    <style:style style:name="P38" style:family="paragraph" style:parent-style-name="Footer">
      <style:paragraph-properties fo:margin-top="0.212cm" fo:margin-bottom="0.212cm" loext:contextual-spacing="false" fo:text-align="center" style:justify-single-word="false">
        <style:tab-stops>
          <style:tab-stop style:position="1.501cm"/>
          <style:tab-stop style:position="15.002cm"/>
          <style:tab-stop style:position="15.589cm" style:type="right"/>
        </style:tab-stops>
      </style:paragraph-properties>
    </style:style>
    <style:style style:name="P39" style:family="paragraph" style:parent-style-name="Footer">
      <style:paragraph-properties fo:margin-top="0.212cm" fo:margin-bottom="0.212cm" loext:contextual-spacing="false" fo:text-align="center" style:justify-single-word="false">
        <style:tab-stops>
          <style:tab-stop style:position="1cm"/>
          <style:tab-stop style:position="15.002cm"/>
          <style:tab-stop style:position="15.589cm" style:type="right"/>
        </style:tab-stops>
      </style:paragraph-properties>
    </style:style>
    <style:style style:name="P40" style:family="paragraph" style:parent-style-name="Footer">
      <style:paragraph-properties fo:margin-top="0.212cm" fo:margin-bottom="0.212cm" loext:contextual-spacing="false" fo:text-align="end" style:justify-single-word="false" style:snap-to-layout-grid="false">
        <style:tab-stops>
          <style:tab-stop style:position="1cm"/>
          <style:tab-stop style:position="4.752cm"/>
          <style:tab-stop style:position="15.753cm"/>
        </style:tab-stops>
      </style:paragraph-properties>
      <style:text-properties fo:font-size="12pt" style:font-size-asian="12pt" style:font-size-complex="12pt"/>
    </style:style>
    <style:style style:name="P41" style:family="paragraph" style:parent-style-name="Footer">
      <style:paragraph-properties fo:margin-top="0.212cm" fo:margin-bottom="0.212cm" loext:contextual-spacing="false" fo:text-align="end" style:justify-single-word="false" style:snap-to-layout-grid="false">
        <style:tab-stops>
          <style:tab-stop style:position="1.251cm"/>
          <style:tab-stop style:position="4.752cm"/>
          <style:tab-stop style:position="15.753cm"/>
        </style:tab-stops>
      </style:paragraph-properties>
      <style:text-properties fo:font-size="12pt" style:font-size-asian="12pt" style:font-size-complex="12pt"/>
    </style:style>
    <style:style style:name="P42" style:family="paragraph" style:parent-style-name="Footer">
      <style:paragraph-properties fo:margin-top="0.212cm" fo:margin-bottom="0.212cm" loext:contextual-spacing="false" fo:text-align="justify" style:justify-single-word="false">
        <style:tab-stops>
          <style:tab-stop style:position="1.251cm"/>
          <style:tab-stop style:position="15.002cm"/>
          <style:tab-stop style:position="15.589cm" style:type="right"/>
        </style:tab-stops>
      </style:paragraph-properties>
      <style:text-properties fo:font-size="12pt" style:font-size-asian="12pt" style:font-size-complex="12pt"/>
    </style:style>
    <style:style style:name="P43" style:family="paragraph" style:parent-style-name="Footer">
      <style:paragraph-properties fo:margin-top="0.212cm" fo:margin-bottom="0.212cm" loext:contextual-spacing="false" fo:text-align="justify" style:justify-single-word="false">
        <style:tab-stops>
          <style:tab-stop style:position="1.251cm"/>
          <style:tab-stop style:position="15.002cm"/>
          <style:tab-stop style:position="15.589cm" style:type="right"/>
        </style:tab-stops>
      </style:paragraph-properties>
      <style:text-properties fo:font-size="12pt" fo:background-color="#ffff00" style:font-size-asian="12pt" style:font-size-complex="12pt"/>
    </style:style>
    <style:style style:name="P44" style:family="paragraph" style:parent-style-name="Footer">
      <style:paragraph-properties fo:margin-top="0.212cm" fo:margin-bottom="0.212cm" loext:contextual-spacing="false" fo:text-align="end" style:justify-single-word="false" style:snap-to-layout-grid="false">
        <style:tab-stops>
          <style:tab-stop style:position="1.251cm"/>
          <style:tab-stop style:position="4.752cm"/>
          <style:tab-stop style:position="15.753cm"/>
        </style:tab-stops>
      </style:paragraph-properties>
    </style:style>
    <style:style style:name="P45" style:family="paragraph" style:parent-style-name="Footer">
      <style:paragraph-properties fo:margin-top="0.212cm" fo:margin-bottom="0.212cm" loext:contextual-spacing="false" fo:text-align="end" style:justify-single-word="false" style:snap-to-layout-grid="false">
        <style:tab-stops>
          <style:tab-stop style:position="1cm"/>
          <style:tab-stop style:position="4.752cm"/>
          <style:tab-stop style:position="15.753cm"/>
        </style:tab-stops>
      </style:paragraph-properties>
    </style:style>
    <style:style style:name="P46" style:family="paragraph" style:parent-style-name="Footer">
      <style:paragraph-properties fo:margin-top="0.212cm" fo:margin-bottom="0.212cm" loext:contextual-spacing="false">
        <style:tab-stops>
          <style:tab-stop style:position="1cm"/>
          <style:tab-stop style:position="15.002cm"/>
          <style:tab-stop style:position="15.589cm" style:type="right"/>
        </style:tab-stops>
      </style:paragraph-properties>
    </style:style>
    <style:style style:name="P47" style:family="paragraph" style:parent-style-name="Footer">
      <style:paragraph-properties fo:margin-top="0.212cm" fo:margin-bottom="0.212cm" loext:contextual-spacing="false" fo:text-align="justify" style:justify-single-word="false">
        <style:tab-stops>
          <style:tab-stop style:position="1.251cm"/>
          <style:tab-stop style:position="15.002cm"/>
          <style:tab-stop style:position="15.589cm" style:type="right"/>
        </style:tab-stops>
      </style:paragraph-properties>
      <style:text-properties fo:background-color="#ffff00"/>
    </style:style>
    <style:style style:name="P48" style:family="paragraph" style:parent-style-name="Footer">
      <style:paragraph-properties fo:margin-top="0.212cm" fo:margin-bottom="0.212cm" loext:contextual-spacing="false" fo:text-align="center" style:justify-single-word="false">
        <style:tab-stops>
          <style:tab-stop style:position="1cm"/>
          <style:tab-stop style:position="1.251cm"/>
          <style:tab-stop style:position="15.002cm"/>
          <style:tab-stop style:position="15.589cm" style:type="right"/>
        </style:tab-stops>
      </style:paragraph-properties>
      <style:text-properties fo:background-color="#ffff00"/>
    </style:style>
    <style:style style:name="P49" style:family="paragraph" style:parent-style-name="Footer">
      <style:paragraph-properties fo:margin-left="0.635cm" fo:margin-right="0cm" fo:margin-top="0.212cm" fo:margin-bottom="0.212cm" loext:contextual-spacing="false" fo:text-indent="0cm" style:auto-text-indent="false" style:snap-to-layout-grid="false">
        <style:tab-stops>
          <style:tab-stop style:position="1cm"/>
          <style:tab-stop style:position="4.752cm"/>
          <style:tab-stop style:position="15.753cm"/>
        </style:tab-stops>
      </style:paragraph-properties>
    </style:style>
    <style:style style:name="P50" style:family="paragraph" style:parent-style-name="footnote_20_text" style:master-page-name="Converted2">
      <style:paragraph-properties fo:text-align="justify" style:justify-single-word="false" style:page-number="auto">
        <style:tab-stops>
          <style:tab-stop style:position="0.25cm"/>
        </style:tab-stops>
      </style:paragraph-properties>
    </style:style>
    <style:style style:name="P51" style:family="paragraph" style:parent-style-name="footnote_20_text" style:master-page-name="Converted6">
      <style:paragraph-properties fo:text-align="justify" style:justify-single-word="false" style:page-number="auto"/>
    </style:style>
    <style:style style:name="P52" style:family="paragraph" style:parent-style-name="footnote_20_text" style:master-page-name="Converted8">
      <style:paragraph-properties fo:text-align="justify" style:justify-single-word="false" style:page-number="auto"/>
    </style:style>
    <style:style style:name="P53" style:family="paragraph" style:parent-style-name="footnote_20_text" style:master-page-name="Converted10">
      <style:paragraph-properties fo:text-align="justify" style:justify-single-word="false" style:page-number="auto"/>
    </style:style>
    <style:style style:name="P54" style:family="paragraph" style:parent-style-name="footnote_20_text" style:master-page-name="Converted12">
      <style:paragraph-properties fo:text-align="justify" style:justify-single-word="false" style:page-number="auto">
        <style:tab-stops>
          <style:tab-stop style:position="0.25cm"/>
        </style:tab-stops>
      </style:paragraph-properties>
    </style:style>
    <style:style style:name="P55" style:family="paragraph" style:parent-style-name="footnote_20_text">
      <style:paragraph-properties fo:text-align="justify" style:justify-single-word="false">
        <style:tab-stops>
          <style:tab-stop style:position="0.25cm"/>
        </style:tab-stops>
      </style:paragraph-properties>
      <style:text-properties fo:language="en" fo:country="US"/>
    </style:style>
    <style:style style:name="P56" style:family="paragraph" style:parent-style-name="footnote_20_text">
      <style:paragraph-properties fo:text-align="justify" style:justify-single-word="false">
        <style:tab-stops>
          <style:tab-stop style:position="0.25cm"/>
        </style:tab-stops>
      </style:paragraph-properties>
    </style:style>
    <style:style style:name="P57" style:family="paragraph" style:parent-style-name="footnote_20_text" style:master-page-name="Converted14">
      <style:paragraph-properties fo:text-align="justify" style:justify-single-word="false" style:page-number="auto">
        <style:tab-stops>
          <style:tab-stop style:position="0.25cm"/>
        </style:tab-stops>
      </style:paragraph-properties>
    </style:style>
    <style:style style:name="P58" style:family="paragraph" style:parent-style-name="footnote_20_text" style:master-page-name="Converted16">
      <style:paragraph-properties fo:text-align="justify" style:justify-single-word="false" style:page-number="auto">
        <style:tab-stops>
          <style:tab-stop style:position="0.25cm"/>
        </style:tab-stops>
      </style:paragraph-properties>
    </style:style>
    <style:style style:name="P59" style:family="paragraph" style:parent-style-name="footnote_20_text" style:master-page-name="Converted18">
      <style:paragraph-properties fo:text-align="justify" style:justify-single-word="false" style:page-number="auto"/>
    </style:style>
    <style:style style:name="P60" style:family="paragraph" style:parent-style-name="footnote_20_text">
      <style:paragraph-properties fo:margin-top="0.212cm" fo:margin-bottom="0.212cm" loext:contextual-spacing="false" fo:text-align="justify" style:justify-single-word="false">
        <style:tab-stops>
          <style:tab-stop style:position="1.251cm"/>
        </style:tab-stops>
      </style:paragraph-properties>
    </style:style>
    <style:style style:name="P61" style:family="paragraph" style:parent-style-name="footnote_20_text" style:master-page-name="Converted20">
      <style:paragraph-properties fo:text-align="justify" style:justify-single-word="false" style:page-number="auto"/>
    </style:style>
    <style:style style:name="P62" style:family="paragraph" style:parent-style-name="Legenda1">
      <style:paragraph-properties fo:margin-top="0.423cm" fo:margin-bottom="0cm" loext:contextual-spacing="false" fo:line-height="200%"/>
      <style:text-properties fo:language="en" fo:country="US" fo:font-weight="bold" style:font-weight-asian="bold" style:font-size-complex="12pt"/>
    </style:style>
    <style:style style:name="P63" style:family="paragraph" style:parent-style-name="Legenda1">
      <style:paragraph-properties fo:margin-top="0.423cm" fo:margin-bottom="0cm" loext:contextual-spacing="false" fo:line-height="200%"/>
    </style:style>
    <style:style style:name="P64" style:family="paragraph" style:parent-style-name="Text_20_body_20_indent">
      <style:paragraph-properties fo:margin-top="0.212cm" fo:margin-bottom="0.212cm" loext:contextual-spacing="false">
        <style:tab-stops>
          <style:tab-stop style:position="1cm"/>
          <style:tab-stop style:position="3.251cm"/>
        </style:tab-stops>
      </style:paragraph-properties>
    </style:style>
    <style:style style:name="P65" style:family="paragraph" style:parent-style-name="Text_20_body_20_indent">
      <style:paragraph-properties fo:margin-top="0.212cm" fo:margin-bottom="0.212cm" loext:contextual-spacing="false">
        <style:tab-stops>
          <style:tab-stop style:position="1.27cm"/>
          <style:tab-stop style:position="5.752cm"/>
        </style:tab-stops>
      </style:paragraph-properties>
      <style:text-properties fo:font-size="12pt" style:font-size-asian="12pt" style:font-size-complex="12pt"/>
    </style:style>
    <style:style style:name="P66" style:family="paragraph" style:parent-style-name="Text_20_body_20_indent">
      <style:paragraph-properties fo:margin-top="0.212cm" fo:margin-bottom="0.212cm" loext:contextual-spacing="false">
        <style:tab-stops>
          <style:tab-stop style:position="1.27cm"/>
          <style:tab-stop style:position="5.752cm"/>
        </style:tab-stops>
      </style:paragraph-properties>
    </style:style>
    <style:style style:name="P67" style:family="paragraph" style:parent-style-name="Text_20_body_20_indent">
      <style:paragraph-properties fo:margin-left="0cm" fo:margin-right="0cm" fo:margin-top="0.212cm" fo:margin-bottom="0.212cm" loext:contextual-spacing="false" fo:text-indent="0cm" style:auto-text-indent="false">
        <style:tab-stops>
          <style:tab-stop style:position="1cm"/>
          <style:tab-stop style:position="3.251cm"/>
        </style:tab-stops>
      </style:paragraph-properties>
    </style:style>
    <style:style style:name="P68" style:family="paragraph" style:parent-style-name="Text_20_body_20_indent">
      <style:paragraph-properties fo:margin-left="0cm" fo:margin-right="0cm" fo:margin-top="0.212cm" fo:margin-bottom="0.212cm" loext:contextual-spacing="false" fo:text-indent="0cm" style:auto-text-indent="false">
        <style:tab-stops>
          <style:tab-stop style:position="0.953cm"/>
        </style:tab-stops>
      </style:paragraph-properties>
    </style:style>
    <style:style style:name="P69" style:family="paragraph">
      <loext:graphic-properties draw:fill="none"/>
      <style:paragraph-properties fo:text-align="center"/>
    </style:style>
    <style:style style:name="P70" style:family="paragraph">
      <style:paragraph-properties fo:text-align="center"/>
    </style:style>
    <style:style style:name="P71" style:family="paragraph">
      <loext:graphic-properties draw:fill="solid" draw:fill-color="#ffffff"/>
      <style:paragraph-properties fo:text-align="center"/>
    </style:style>
    <style:style style:name="P72" style:family="paragraph">
      <loext:graphic-properties draw:fill="none"/>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2pt" style:font-size-asian="12pt" style:font-size-complex="12pt" style:font-weight-complex="bold"/>
    </style:style>
    <style:style style:name="T5" style:family="text">
      <style:text-properties fo:font-size="12pt" style:font-size-asian="12pt" style:font-size-complex="12pt" style:font-style-complex="italic"/>
    </style:style>
    <style:style style:name="T6" style:family="text">
      <style:text-properties fo:font-size="12pt" fo:language="en" fo:country="US" style:text-underline-style="none" fo:font-weight="bold" style:font-size-asian="12pt" style:font-weight-asian="bold" style:font-size-complex="12pt"/>
    </style:style>
    <style:style style:name="T7" style:family="text">
      <style:text-properties fo:font-size="12pt" fo:language="en" fo:country="US" fo:font-weight="bold" style:font-size-asian="12pt" style:font-weight-asian="bold" style:font-size-complex="12pt"/>
    </style:style>
    <style:style style:name="T8" style:family="text">
      <style:text-properties fo:font-size="12pt" fo:language="en" fo:country="US" style:font-size-asian="12pt" style:font-size-complex="12pt"/>
    </style:style>
    <style:style style:name="T9" style:family="text">
      <style:text-properties fo:font-size="12pt" fo:language="en" fo:country="US" style:font-size-asian="12pt" style:font-size-complex="12pt" text:display="none"/>
    </style:style>
    <style:style style:name="T10" style:family="text">
      <style:text-properties fo:font-size="12pt" fo:language="en" fo:country="US" fo:font-style="italic" style:font-size-asian="12pt" style:font-style-asian="italic" style:font-size-complex="12pt"/>
    </style:style>
    <style:style style:name="T11" style:family="text">
      <style:text-properties fo:font-size="12pt" fo:language="en" fo:country="US" fo:font-style="italic" style:font-size-asian="12pt" style:font-style-asian="italic" style:font-size-complex="12pt" style:font-style-complex="italic"/>
    </style:style>
    <style:style style:name="T12" style:family="text">
      <style:text-properties fo:font-size="12pt" fo:language="en" fo:country="US" fo:background-color="#ffff00" loext:char-shading-value="0" style:font-size-asian="12pt" style:font-size-complex="12pt"/>
    </style:style>
    <style:style style:name="T13" style:family="text">
      <style:text-properties fo:font-size="12pt" fo:language="en" fo:country="US" fo:background-color="#ffff00" loext:char-shading-value="0" style:font-size-asian="12pt" style:font-size-complex="12pt"/>
    </style:style>
    <style:style style:name="T14" style:family="text">
      <style:text-properties fo:font-size="12pt" fo:font-style="italic" style:font-size-asian="12pt" style:font-style-asian="italic" style:font-size-complex="12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italic" fo:background-color="#ffff00" loext:char-shading-value="0" style:font-size-asian="12pt" style:font-style-asian="italic" style:font-size-complex="12pt"/>
    </style:style>
    <style:style style:name="T17" style:family="text">
      <style:text-properties fo:font-size="12pt" fo:font-style="italic" fo:background-color="#ffff00" loext:char-shading-value="0" style:font-size-asian="12pt" style:font-style-asian="italic" style:font-size-complex="12pt"/>
    </style:style>
    <style:style style:name="T18" style:family="text">
      <style:text-properties fo:font-size="12pt" fo:background-color="#ffff00" loext:char-shading-value="0" style:font-size-asian="12pt" style:font-size-complex="12pt"/>
    </style:style>
    <style:style style:name="T19" style:family="text">
      <style:text-properties fo:font-size="12pt" fo:background-color="#ffff00" loext:char-shading-value="0" style:font-size-asian="12pt" style:font-size-complex="12pt"/>
    </style:style>
    <style:style style:name="T20" style:family="text">
      <style:text-properties fo:font-size="12pt" fo:background-color="#00ffff" loext:char-shading-value="0" style:font-size-asian="12pt" style:font-size-complex="12pt" style:font-weight-complex="bold"/>
    </style:style>
    <style:style style:name="T21" style:family="text">
      <style:text-properties fo:font-size="12pt" fo:background-color="#00ffff" loext:char-shading-value="0" style:font-size-asian="12pt" style:font-size-complex="12pt" style:font-weight-complex="bold"/>
    </style:style>
    <style:style style:name="T22" style:family="text">
      <style:text-properties style:font-name="Symbol"/>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language="en" fo:country="US"/>
    </style:style>
    <style:style style:name="T26" style:family="text">
      <style:text-properties fo:language="en" fo:country="US" fo:font-weight="bold" style:font-weight-asian="bold" style:font-size-complex="12pt"/>
    </style:style>
    <style:style style:name="T27" style:family="text">
      <style:text-properties style:font-size-complex="12pt"/>
    </style:style>
    <style:style style:name="T28" style:family="text">
      <style:text-properties style:text-position="super 58%" fo:font-size="12pt" fo:font-style="italic" style:font-size-asian="12pt" style:font-style-asian="italic" style:font-size-complex="12pt"/>
    </style:style>
    <style:style style:name="T29" style:family="text">
      <style:text-properties style:text-position="super 58%" fo:font-size="12pt" style:font-size-asian="12pt" style:font-size-complex="12pt"/>
    </style:style>
    <style:style style:name="T30" style:family="text">
      <style:text-properties style:text-position="sub 58%" fo:font-size="12pt" fo:font-style="italic" style:font-size-asian="12pt" style:font-style-asian="italic" style:font-size-complex="12pt"/>
    </style:style>
    <style:style style:name="T31" style:family="text">
      <style:text-properties style:text-position="-54% 100%" fo:font-size="12pt" style:font-size-asian="12pt" style:font-size-complex="12pt"/>
    </style:style>
    <style:style style:name="T32" style:family="text">
      <style:text-properties fo:color="#ff0000" fo:font-size="12pt" style:font-size-asian="12pt" style:font-size-complex="12pt"/>
    </style:style>
    <style:style style:name="T33" style:family="text">
      <style:text-properties fo:background-color="#ffff00" loext:char-shading-value="0"/>
    </style:style>
    <style:style style:name="T34" style:family="text">
      <style:text-properties fo:background-color="#ffff00" loext:char-shading-value="0"/>
    </style:style>
    <style:style style:name="T35" style:family="text">
      <style:text-properties fo:background-color="#ffffff"/>
    </style:style>
    <style:style style:name="T36" style:family="text">
      <style:text-properties fo:color="#000000" fo:font-size="12pt"/>
    </style:style>
    <style:style style:name="T37" style:family="text">
      <style:text-properties fo:color="#000000" fo:font-size="16pt"/>
    </style:style>
    <style:style style:name="T38" style:family="text">
      <style:text-properties fo:color="#000000"/>
    </style:style>
    <style:style style:name="T39" style:family="text">
      <style:text-properties fo:color="#000000" fo:font-size="12pt" fo:font-weight="bold"/>
    </style:style>
    <style:style style:name="T40" style:family="text">
      <style:text-properties fo:font-size="12pt"/>
    </style:style>
    <style:style style:name="fr1"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gr1" style:family="graphic">
      <style:graphic-properties fo:margin-left="0.318cm" fo:margin-right="0.318cm" fo:margin-top="0cm" fo:margin-bottom="0cm" style:run-through="background" style:wrap="none"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style:run-through="background"/>
    </style:style>
    <style:style style:name="gr3" style:family="graphic">
      <style:graphic-properties style:run-through="background"/>
    </style:style>
    <style:style style:name="gr4" style:family="graphic">
      <style:graphic-properties draw:stroke="solid" svg:stroke-width="0.026cm" svg:stroke-color="#000000" draw:stroke-linejoin="miter" draw:fill="solid" draw:fill-color="#ffffff" draw:textarea-horizontal-align="center" draw:textarea-vertical-align="top" fo:padding-top="0.127cm" fo:padding-bottom="0.127cm" fo:padding-left="0.254cm" fo:padding-right="0.254cm" style:run-through="background"/>
    </style:style>
    <style:style style:name="gr5" style:family="graphic">
      <style:graphic-properties draw:stroke="solid" svg:stroke-width="0.026cm" svg:stroke-color="#000000" draw:marker-end="msArrowEnd_20_5" draw:marker-end-width="0.21cm" draw:marker-end-center="false" draw:stroke-linejoin="miter" draw:fill="solid" draw:fill-color="#ffffff" draw:textarea-horizontal-align="center" draw:textarea-vertical-align="top" fo:padding-top="0.012cm" fo:padding-bottom="0.012cm" fo:padding-left="0.012cm" fo:padding-right="0.012cm" style:run-through="background"/>
    </style:style>
    <style:style style:name="gr6" style:family="graphic">
      <style:graphic-properties draw:stroke="solid" svg:stroke-width="0.026cm" svg:stroke-color="#000000" draw:stroke-linejoin="miter" draw:fill="solid" draw:fill-color="#ffffff" draw:textarea-vertical-align="top" fo:min-height="0cm" fo:min-width="0cm" fo:padding-top="0.127cm" fo:padding-bottom="0.127cm" fo:padding-left="0.254cm" fo:padding-right="0.254cm" style:run-through="background"/>
    </style:style>
    <style:style style:name="gr7" style:family="graphic">
      <style:graphic-properties draw:stroke="none" svg:stroke-width="0cm" draw:fill="none" draw:textarea-vertical-align="top" fo:min-height="0cm" fo:min-width="0cm" fo:padding-top="0.127cm" fo:padding-bottom="0.127cm" fo:padding-left="0.254cm" fo:padding-right="0.254cm" style:run-through="background"/>
    </style:style>
    <style:style style:name="gr8" style:family="graphic">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draw:fill="none" draw:textarea-vertical-align="top" fo:min-height="0cm" fo:min-width="0cm" fo:padding-top="0cm" fo:padding-bottom="0cm" fo:padding-left="0cm" fo:padding-right="0cm" style:run-through="background"/>
    </style:style>
    <style:style style:name="gr10" style:family="graphic">
      <style:graphic-properties draw:stroke="solid" svg:stroke-width="0.026cm" svg:stroke-color="#000000" draw:stroke-linejoin="miter" draw:fill="solid" draw:fill-color="#ffffff" draw:textarea-horizontal-align="center" draw:textarea-vertical-align="top" fo:padding-top="0.012cm" fo:padding-bottom="0.012cm" fo:padding-left="0.012cm" fo:padding-right="0.012cm" style:run-through="back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12"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solid" draw:fill-color="#ffffff" draw:textarea-horizontal-align="center" draw:textarea-vertical-align="top" fo:padding-top="0.012cm" fo:padding-bottom="0.012cm" fo:padding-left="0.012cm" fo:padding-right="0.012cm" style:run-through="background"/>
    </style:style>
    <style:style style:name="gr13" style:family="graphic">
      <style:graphic-properties draw:stroke="none" svg:stroke-width="0cm" draw:fill="none" draw:textarea-vertical-align="middle" fo:min-height="0cm" fo:min-width="0cm" fo:padding-top="0.127cm" fo:padding-bottom="0.127cm" fo:padding-left="0.254cm" fo:padding-right="0.254cm" style:run-through="background"/>
    </style:style>
    <style:style style:name="gr14" style:family="graphic">
      <style:graphic-properties draw:stroke="solid" svg:stroke-width="0.053cm" svg:stroke-color="#ff0000" draw:marker-end="msArrowEnd_20_5" draw:marker-end-width="0.21cm" draw:marker-end-center="false" draw:stroke-linejoin="miter" draw:fill="solid" draw:fill-color="#ffffff" draw:textarea-horizontal-align="center" draw:textarea-vertical-align="top" fo:padding-top="0.026cm" fo:padding-bottom="0.026cm" fo:padding-left="0.026cm" fo:padding-right="0.026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Financiamento Público e Privado de Campanhas Eleitorais:</text:span></text:p>
      <text:h text:style-name="Heading_20_5" text:outline-level="5"><text:span text:style-name="T3">o bem-estar social decorrente da participação eleitoral</text:span><text:span text:style-name="T3"><text:note text:id="ftn1" text:note-class="footnote"><text:note-citation text:label=""></text:note-citation><text:note-body><text:p text:style-name="P50"><text:span text:style-name="Caracteres_20_de_20_nota_20_de_20_rodapé"><text:span text:style-name="T22"></text:span></text:span> Os autores são gratos a Leslie Elliot Armijo, Mirta Bugarin, Marco Bonomo, Carlos Melo, André Oliveira, Sebastian Nieto Parra e Rodrigo Peñaloza pelos valiosos comentários. Quaisquer erros remanescentes são de inteira responsabilidade dos autores. O conteúdo do trabalho não representa necessariamente o posicionamento do Tribunal de Contas do Distrito Federal. O apoio financeiro do CNPq é de suma importância. Este trabalho foi finalizado enquanto Mauricio Bugarin estava como <text:span text:style-name="T23">Lemann Visiting Scholar</text:span> na Universidade de Illinois. Mauricio Bugarin é grato ao <text:span text:style-name="T23">Lemann Institute for Brazilian Studies</text:span> pelo seu apoio e a Jorge Paulo Lemman por sua generosa doação ao instituto.</text:p></text:note-body></text:note></text:span></text:h>
      <text:p text:style-name="P1"/>
      <table:table table:name="Tabela1" table:style-name="Tabela1">
        <table:table-column table:style-name="Tabela1.A"/>
        <table:table-column table:style-name="Tabela1.B"/>
        <table:table-row table:style-name="Tabela1.1">
          <table:table-cell table:style-name="Tabela1.A1" office:value-type="string">
            <text:h text:style-name="P27" text:outline-level="1"><text:span text:style-name="T6">Mauricio Bugarin</text:span><text:span text:style-name="T6"><text:note text:id="ftn2" text:note-class="footnote"><text:note-citation text:label=""></text:note-citation><text:note-body><text:p text:style-name="P2"><text:span text:style-name="Caracteres_20_de_20_nota_20_de_20_rodapé"><text:span text:style-name="T22"></text:span></text:span> University of Illinois em Urbana-Champaign e Insper Institute, Rua Quatá 300, Vila Olímpia 04546-042, São Paulo-SP, Brazil.e-mail: bugarin@insper.org.br.</text:p></text:note-body></text:note></text:span></text:h>
          </table:table-cell>
          <table:table-cell table:style-name="Tabela1.A1" office:value-type="string">
            <text:h text:style-name="P27" text:outline-level="1"><text:span text:style-name="T6">Adriana Portugal</text:span><text:span text:style-name="T6"><text:note text:id="ftn3" text:note-class="footnote"><text:note-citation text:label=""></text:note-citation><text:note-body><text:p text:style-name="P51"><text:span text:style-name="Caracteres_20_de_20_nota_20_de_20_rodapé"><text:span text:style-name="T22"></text:span></text:span> Tribunal de Contas do Distrito Federal, TCDF, Praça do Buriti - Edifício Presidente Costa e Silva CEP 70075-091 - Brasília - DF, e-mail: <text:a xlink:type="simple" xlink:href="mailto:adriana@tc.df.gov.br" text:style-name="Internet_20_link" text:visited-style-name="Visited_20_Internet_20_Link">adriana@tc.df.gov.br</text:a>.</text:p></text:note-body></text:note></text:span></text:h>
          </table:table-cell>
        </table:table-row>
      </table:table>
      <text:p text:style-name="P62"/>
      <text:p text:style-name="P63"><text:span text:style-name="T26">Abstract</text:span></text:p>
      <text:p text:style-name="P28"><text:span text:style-name="T27">This article analyzes the effect of political participation in the electoral process on parties’ announced platforms and on social welfare in a model of electoral competition with public and private campaign financing. The model highlights two different biases of the announced platforms: one that favors lobby groups, and the other that favors groups with higher voter participation. Public financing is shown to have no effect on either bias. There exists empirical evidence that wealthier classes present higher levels of political participation. The model suggests that mandatory voting may be a useful mechanism to reduce the lobby bias in that situation. </text:span></text:p>
      <text:p text:style-name="P3"><text:span text:style-name="T7">Key words</text:span><text:span text:style-name="T8">:<text:tab/>Political participation, electoral competition, public campaign financing, private political contributions, mandatory voting.</text:span></text:p>
      <text:p text:style-name="P4"><text:span text:style-name="T1">Resumo</text:span></text:p>
      <text:p text:style-name="P5"><text:span text:style-name="T3">Este artigo analisa o efeito sobre as plataformas anunciadas pelos partidos e sobre o bem-estar social decorrente da participação política dos eleitores no processo eleitoral, em um modelo de competição com financiamento público e privado de campanhas. O modelo ressalta duas diferentes influências sobre as plataformas anunciadas: uma que favorece os grupos lobbistas, e outra que favorece grupos com maior participação eleitoral. O financiamento público não apresenta efeito algum em ambos os casos. Existe uma evidência empírica que classes sociais mais abastadas têm maior nível de participação política. O modelo sugere que o voto obrigatório pode ser um mecanismo útil para reduzir o viés do lobby nesta situação.</text:span></text:p>
      <text:p text:style-name="P6"><text:span text:style-name="T1">Palavras-chaves: </text:span><text:span text:style-name="T3">participação política, competição eleitoral, financiamento público de campanha, contribuições privadas de campanha, voto obrigatório.</text:span></text:p>
      <text:p text:style-name="P6"><text:span text:style-name="T3">Área da AnPec: Economia do Setor Público</text:span></text:p>
      <text:p text:style-name="P6"><text:span text:style-name="T3">JEL Code: D72, C72</text:span></text:p>
      <text:p text:style-name="P8"><text:span text:style-name="T1">1. Introdução</text:span></text:p>
      <text:p text:style-name="P8"><text:soft-page-break/><text:span text:style-name="T3">A participação política é fundamental nas democracias modernas. No entanto, tanto devido a impedimentos legais quanto a escolhas pessoais, a participação dos cidadãos nas eleições tem sido limitada até mesmo em democracias mais tradicionais. Nos Estados Unidos, por exemplo, havia fortes restrições legais ao voto até bem recentemente. Apenas aqueles que pagassem impostos (</text:span><text:span text:style-name="T14">pool taxes</text:span><text:span text:style-name="T3">) e fossem capazes de fazer testes de alfabetização (</text:span><text:span text:style-name="T14">literacy tests</text:span><text:span text:style-name="T3">) poderiam votar, excluindo do processo eleitoral não somente as classes sociais muito pobres, como também as pessoas negras, vez que esses testes eram especialmente difíceis para eles (Husted e Kenny, 1997). Essas restrições foram banidas dos estados americanos apenas na década de 60, permitindo um incremento na participação política dos cidadãos. A despeito disso, a participação política continuou baixa, a ponto de Bill Clinton ter sido eleito nos Estados Unidos em 1996 com menos de 25% da população com idade para votar (Jakee &amp; Sun, 2006). <text:s/></text:span></text:p>
      <text:p text:style-name="P8"><text:span text:style-name="T3"><text:tab/>Democracias em desenvolvimento têm uma história similar de restrição na participação eleitoral. No Brasil, por exemplo, até recentemente, parcelas significativas da população eram legalmente excluídas do cenário político. <text:s/>Em 1934, o direito ao sufrágio foi concedido às mulheres</text:span><text:span text:style-name="T3"><text:note text:id="ftn4" text:note-class="footnote"><text:note-citation>1</text:note-citation><text:note-body><text:p text:style-name="P52"><text:span text:style-name="Caracteres_20_de_20_nota_20_de_20_rodapé"/> Bem após a concessão desse direito às mulheres em países como a Alemanha (1918), a Suécia (1919) e os Estados Unidos (1920). Sobre o tema ver <text:a xlink:type="simple" xlink:href="http://www.ipas.org.br/resumo.html" text:style-name="Internet_20_link" text:visited-style-name="Visited_20_Internet_20_Link">http://www.ipas.org.br/resumo.html</text:a> e <text:a xlink:type="simple" xlink:href="http://www.ipu.org/wmn-e/suffrage.htm" text:style-name="Internet_20_link" text:visited-style-name="Visited_20_Internet_20_Link">http://www.ipu.org/wmn-e/suffrage.htm</text:a>. <text:s/></text:p></text:note-body></text:note></text:span><text:span text:style-name="T3">, enquanto aos eleitores analfabetos tal direito foi facultado apenas após a promulgação da Constituição Federal de 1988. No entanto, diversos são os impeditivos para o exercício do voto por parte de eleitores mais pobres e residentes em localidades menos abastadas, uma vez que até mesmo o acesso aos órgãos eleitorais para a obtenção do título de eleitor pode ser uma forte barreira ao voto. De acordo com o </text:span><text:span text:style-name="T14">United Nations Development Programme</text:span><text:span text:style-name="T3"> (UNDP, 2005), entre 1990-2002 apenas 75.9% da população votante realmente votou, a despeito do fato de que o voto é obrigatório no país. Além disso, apenas 54,6% da população voto validamente.</text:span></text:p>
      <text:p text:style-name="P8"><text:span text:style-name="T3"><text:tab/>Sob o ponto de vista da baixa participação eleitoral, a literatura vem discutindo como aumentar os incentivos a votar. Em países como a Itália e os Estados Unidos, votar é uma decisão voluntária, mas a diversas políticas de encorajamento para a participação de cidadãos nas eleições, tais como subsidiar o transporte ou facilitar o voto à distância. Por outro lado, na Austrália e no Brasil o voto é obrigatório e há sanções pela abstenção, tais como multas ou perdas salariais para servidores públicos.</text:span></text:p>
      <text:p text:style-name="P8"><text:span text:style-name="T3"><text:tab/>A falta de consenso sobre se o voto deveria ser voluntário ou obrigatório reflete uma indeterminação teórica. Para Börgers (2004), votar cria uma externalidade negativa, já que um voto a mais reduz a probabilidade de o voto da próxima pessoa se tornar decisivo. Como os eleitores não internalizam essa externalidade, existiria um número excessivo de votos mesmo no equilíbrio em que o voto é voluntário. Como conseqüência, o voto não deveria ser estimulado, quanto mais, obrigatório. Opostamente, Krasa and Polborn (2009) introduzem uma generalização no modelo de Börgers (2004) e concluem que um eleitor apoiando uma política majoritária impõe uma externalidade positiva em outros eleitores que apoiam a mesma posição, na medida em que tal posição terá mais probabilidade de ser vencedora. Dessa forma, o voto compulsório poderia melhorar o bem-estar. Um debate similar aparece no trabalho de Lijphart (1997), ao defender o benefício social do voto compulsório, ao passo que Jakee &amp; Sun (2006) argumentam que forçar cidadãos desmotivados e desinformados a votar pode diminuir o bem-estar. </text:span></text:p>
      <text:p text:style-name="P8"><text:span text:style-name="T19"><text:tab/>A literatura antes mencionada sobre o bem-estar social decorrente do voto compulsório em contraposição ao voto voluntário é relativamente recente e tende a considerar as eleições simplesmente como um simples mecanismo de agregação de preferências. Em particular, ela não explora características adicionais do processo, como, por exemplo, o financiamento de campanhas eleitorais. O principal objetivo deste trabalho é justamente discutir o efeito sobre o bem-estar social decorrente da limitação na participação política dos cidadãos em um modelo que considera grupos de interesse interferindo nos resultados da mesma forma que os eleitores. Nesse modelo, a renda das diferentes classes sociais, as potenciais contribuições dos grupos </text:span><text:soft-page-break/><text:span text:style-name="T19">lobbistas e o financiamento público de campanha eleitoral são levados em consideração por dois partidos políticos quando eles vão definir as suas plataformas políticas.</text:span></text:p>
      <text:p text:style-name="P20"><text:span text:style-name="T3"><text:tab/>O modelo ressalta dois vieses nas plataformas de equilíbrio. O primeiro é que existe uma tendência em favor das classes lobbistas, como já é esperado da literatura sobre lobby (Persson and Tabellini, 2000, Grossman and Helpman, 1996, 2001). O outro é que há um favorecimento da classe com maior participação política. </text:span></text:p>
      <text:p text:style-name="P8"><text:span text:style-name="T3"><text:tab/>O principal “insight” deste estudo é que, quando classes lobbistas mais abastadas são também as com maior participação nas eleições, como sugere a literatura empírica (Frey, 1971, Greene and Nikolaev, 1999), os dois efeitos se reforçam, de forma que uma política altamente indesejável termina sendo implementada. Como conseqüência, o estudo mostra que a obrigação de votar pode ser um mecanismo (</text:span><text:span text:style-name="T14">second best</text:span><text:span text:style-name="T3">) que ajuda a reduzir o viés da classe mais rica, levando a uma política de equilíbrio mais próxima da socialmente ótima.</text:span></text:p>
      <text:p text:style-name="P8"><text:span text:style-name="T3"><text:tab/>Também o financiamento público de campanha é analisado para identificar sua influência sobre as políticas quando parte da população não vota. Esse tipo de financiamento mostra-se inócuo sobre as políticas de equilíbrio e, mesmo quando as autoridades eleitorais conseguem banir totalmente as contribuições privadas, o viés em favor das classes sociais com maior participação eleitoral persiste.</text:span></text:p>
      <text:p text:style-name="P8"><text:span text:style-name="T4"><text:tab/>Este trabalho se organiza, então, da seguinte maneira. Na Seção 2 apresenta-se um modelo de lobby pré-eleitoral com financiamento público e privado de campanha e participação eleitoral parcial, baseado em </text:span><text:span text:style-name="T21">Portugal e Bugarin (2008)</text:span><text:span text:style-name="T4">, que, por sua vez, é uma extensão de um modelo de </text:span><text:span text:style-name="T21">Persson e Tabellini (2000)</text:span><text:span text:style-name="T4">. Na Seção 3 analisam-se as plataformas de equilíbrio anunciadas pelos partidos competidores de maneira a identificar o viés decorrente da presença de lobbistas e aquele devido à limitada participação política dos cidadãos. Além disso, compara-se o efeito sobre o bem-estar social do voto compulsório e do voto facultativo. Finalmente, a Seção 4 sumariza as principais conclusões.</text:span></text:p>
      <text:p text:style-name="P11"/>
      <text:p text:style-name="P11"/>
      <text:p text:style-name="P7"><text:span text:style-name="T2">2. O modelo</text:span></text:p>
      <text:p text:style-name="P19"><text:span text:style-name="T4">Modela-se uma interação estratégica entre partidos, eleitores e grupos de interesse. A principal hipótese aqui é que os partidos anunciam suas políticas e, após isso, os lobbistas decidem se vão ou não contribuir para as suas campanhas eleitorais baseado nesses pronunciamentos. Partidos gastam todo o recurso público e privado recebido durante as campanhas eleitorais objetivando influenciar eleitores, ao passo em que incrementam suas respectivas probabilidades de ganhar as eleições. O modelo está baseado em Portugal e Bugarin (2008), que, por sua vez, foi inspirado fortemente em Persson e Tabellini (2000).</text:span></text:p>
      <text:p text:style-name="P7"><text:span text:style-name="T4"><text:tab/>A sociedade é dividia em diversas classes sociais e uma proporção dos cidadãos em cada classe não vota. Previamente já se discutiu as razões pelas quais alguns eleitores não votam; entretanto, o modelo assume como dado o número de cidadãos que vota em cada classe. Eleitores são tidos como sinceros, de maneira que votam pelo partido que melhor representa suas preferências. Existe um distrito eleitoral nacional no qual cada eleitor tem direito a um voto.</text:span></text:p>
      <text:p text:style-name="P29"><text:span text:style-name="T3"><text:tab/>Depois das eleições, cada partido assume a quantidade de assentos no Legislativo que corresponde ao percentual de votes por ele recebido. Quando a nova legislatura está formada, o partido que tem a maioria dos assentos implementa a respectiva plataforma política defendida na campanha.</text:span></text:p>
      <text:p text:style-name="P29"><text:span text:style-name="T3"><text:tab/>A Figura 1 apresenta a forma geral do jogo.</text:span></text:p>
      <text:p text:style-name="P29"><text:soft-page-break/><text:span text:style-name="T3"><text:tab/>Os partidos procuram maximizar suas possibilidades eleitorais, enquanto lobbistas querem influenciar a política anunciada em direção à política preferida por eles. O modelo permite considerar o financiamento público e as contribuições privadas, eleitores não votantes e controle público parcial das contribuições privadas.</text:span></text:p>
      <text:p text:style-name="P12"/>
      <text:p text:style-name="P8"><text:span text:style-name="T14">Cidadão e classes sociais</text:span></text:p>
      <text:p text:style-name="P32"><text:span text:style-name="T3"><text:tab/>Existe um espaço unidimensional contínuo de massa unitária, =[0,1]. Cada eleitor pertence a uma das três classes sociais existentes</text:span><text:span text:style-name="T3"><text:note text:id="ftn5" text:note-class="footnote"><text:note-citation>2</text:note-citation><text:note-body><text:p text:style-name="P53"><text:span text:style-name="footnote_20_reference"/> Os resultados obtidos com três classes sociais podem ser trivialmente estendidos para “<text:span text:style-name="T24">n</text:span>” classes.</text:p></text:note-body></text:note></text:span><text:span text:style-name="T3">, a de “ricos” (</text:span><text:span text:style-name="T14">R</text:span><text:span text:style-name="T3">), a classe “média” (</text:span><text:span text:style-name="T14">M</text:span><text:span text:style-name="T3">) e a de “pobres” (</text:span><text:span text:style-name="T14">P</text:span><text:span text:style-name="T3">), tendo como critério de classificação a renda que auferem. Assim, os eleitores da classe </text:span><text:span text:style-name="T14">R</text:span><text:span text:style-name="T3"> possuem uma mesma renda </text:span><text:span text:style-name="T14">y</text:span><text:span text:style-name="T28">R</text:span><text:span text:style-name="T3">, os da classe </text:span><text:span text:style-name="T14">M</text:span><text:span text:style-name="T3">, a renda </text:span><text:span text:style-name="T14">y</text:span><text:span text:style-name="T28">M</text:span><text:span text:style-name="T3"> e os da classe </text:span><text:span text:style-name="T14">P</text:span><text:span text:style-name="T3">, a renda </text:span><text:span text:style-name="T14">y</text:span><text:span text:style-name="T28">P</text:span><text:span text:style-name="T3">, sendo que </text:span><text:span text:style-name="T3"><draw:frame draw:style-name="fr1" text:anchor-type="as-char" svg:width="2.99cm" svg:height="0.743cm" draw:z-index="2"><draw:object xlink:href="./Object 1" xlink:type="simple" xlink:show="embed" xlink:actuate="onLoad"/><draw:image xlink:href="./ObjectReplacements/Object 1" xlink:type="simple" xlink:show="embed" xlink:actuate="onLoad"/></draw:frame></text:span><text:span text:style-name="T3">.</text:span></text:p>
      <text:p text:style-name="P32"><text:span text:style-name="T3"><text:tab/>A classe social </text:span><text:span text:style-name="T14">J</text:span><text:span text:style-name="T3">, </text:span><text:span text:style-name="T14">J=R, M, P</text:span><text:span text:style-name="T3">, tem uma massa </text:span><text:span text:style-name="T3"><draw:frame draw:style-name="fr1" text:anchor-type="as-char" svg:width="0.665cm" svg:height="0.605cm" draw:z-index="3"><draw:object xlink:href="./Object 2" xlink:type="simple" xlink:show="embed" xlink:actuate="onLoad"/><draw:image xlink:href="./ObjectReplacements/Object 2" xlink:type="simple" xlink:show="embed" xlink:actuate="onLoad"/></draw:frame></text:span><text:span text:style-name="T3">de agentes que votam e uma massa </text:span><text:span text:style-name="T3"><draw:frame draw:style-name="fr1" text:anchor-type="as-char" svg:width="0.547cm" svg:height="0.605cm" draw:z-index="4"><draw:object xlink:href="./Object 3" xlink:type="simple" xlink:show="embed" xlink:actuate="onLoad"/><draw:image xlink:href="./ObjectReplacements/Object 3" xlink:type="simple" xlink:show="embed" xlink:actuate="onLoad"/></draw:frame></text:span><text:span text:style-name="T3">que não votam. Assim, parte da sociedade, em qualquer classe social, não votará embora cada cidadão pague impostos. O total de massa da classe </text:span><text:span text:style-name="T15">J </text:span><text:span text:style-name="T3">é </text:span><text:span text:style-name="T3"><draw:frame draw:style-name="fr1" text:anchor-type="as-char" svg:width="2.325cm" svg:height="0.547cm" draw:z-index="5"><draw:object xlink:href="./Object 4" xlink:type="simple" xlink:show="embed" xlink:actuate="onLoad"/><draw:image xlink:href="./ObjectReplacements/Object 4" xlink:type="simple" xlink:show="embed" xlink:actuate="onLoad"/></draw:frame></text:span><text:span text:style-name="T3"> e os parâmetros </text:span><text:span text:style-name="T3"><draw:frame draw:style-name="fr1" text:anchor-type="as-char" svg:width="0.665cm" svg:height="0.605cm" draw:z-index="6"><draw:object xlink:href="./Object 5" xlink:type="simple" xlink:show="embed" xlink:actuate="onLoad"/><draw:image xlink:href="./ObjectReplacements/Object 5" xlink:type="simple" xlink:show="embed" xlink:actuate="onLoad"/></draw:frame></text:span><text:span text:style-name="T3"> e </text:span><text:span text:style-name="T3"><draw:frame draw:style-name="fr1" text:anchor-type="as-char" svg:width="0.547cm" svg:height="0.605cm" draw:z-index="7"><draw:object xlink:href="./Object 6" xlink:type="simple" xlink:show="embed" xlink:actuate="onLoad"/><draw:image xlink:href="./ObjectReplacements/Object 6" xlink:type="simple" xlink:show="embed" xlink:actuate="onLoad"/></draw:frame></text:span><text:span text:style-name="T3"> satisfazem a igualdade abaixo de massa unitária, onde </text:span><text:span text:style-name="T3"><draw:frame draw:style-name="fr1" text:anchor-type="as-char" svg:width="1.72cm" svg:height="0.977cm" draw:z-index="8"><draw:object xlink:href="./Object 7" xlink:type="simple" xlink:show="embed" xlink:actuate="onLoad"/><draw:image xlink:href="./ObjectReplacements/Object 7" xlink:type="simple" xlink:show="embed" xlink:actuate="onLoad"/></draw:frame></text:span><text:span text:style-name="T3"> representa a parte da sociedade não vota, e </text:span><text:span text:style-name="T3"><draw:frame draw:style-name="fr1" text:anchor-type="as-char" svg:width="2.013cm" svg:height="0.977cm" draw:z-index="9"><draw:object xlink:href="./Object 8" xlink:type="simple" xlink:show="embed" xlink:actuate="onLoad"/><draw:image xlink:href="./ObjectReplacements/Object 8" xlink:type="simple" xlink:show="embed" xlink:actuate="onLoad"/></draw:frame></text:span><text:span text:style-name="T3"> a parte da sociedade que vota.</text:span></text:p>
      <table:table table:name="Tabela2" table:style-name="Tabela2">
        <table:table-column table:style-name="Tabela2.A"/>
        <table:table-column table:style-name="Tabela2.B"/>
        <table:table-row table:style-name="Tabela2.1">
          <table:table-cell table:style-name="Tabela2.A1" office:value-type="string">
            <text:p text:style-name="P35"><draw:g text:anchor-type="char" draw:z-index="0" draw:style-name="gr1"><draw:rect draw:style-name="gr2" draw:text-style-name="P69" svg:width="13.689cm" svg:height="19.765cm" svg:x="0.557cm" svg:y="1.095cm"><text:p/></draw:rect><draw:g draw:style-name="gr3"><draw:rect draw:style-name="gr4" draw:text-style-name="P71" svg:width="12.383cm" svg:height="1.163cm" svg:x="0.875cm" svg:y="2.048cm" draw:corner-radius="0.095cm"><text:p text:style-name="P70">Partidos anunciam simultaneamente as plataformas</text:p></draw:rect><draw:rect draw:style-name="gr4" draw:text-style-name="P71" svg:width="12.383cm" svg:height="1.163cm" svg:x="0.875cm" svg:y="4.577cm" draw:corner-radius="0.095cm"><text:p text:style-name="P70">Lobbistas escolhem simultaneamente suas contribuições de campanha</text:p></draw:rect><draw:line draw:style-name="gr5" draw:text-style-name="P71" svg:x1="7.055cm" svg:y1="3.277cm" svg:x2="7.055cm" svg:y2="4.526cm"><text:p/></draw:line><draw:line draw:style-name="gr5" draw:text-style-name="P71" svg:x1="7.059cm" svg:y1="5.787cm" svg:x2="7.059cm" svg:y2="7.036cm"><text:p/></draw:line><draw:custom-shape draw:style-name="gr6" draw:text-style-name="P71" svg:width="10.595cm" svg:height="0.662cm" svg:x="1.495cm" svg:y="7.098cm"><text:p text:style-name="P70">Partidos usam recursos públicos e privados para influenciar os eleitores</text:p><draw:enhanced-geometry svg:viewBox="0 0 21600 21600" draw:type="mso-spt202" draw:enhanced-path="M 0 0 L 21600 0 21600 21600 0 21600 0 0 Z N"/></draw:custom-shape><draw:line draw:style-name="gr5" draw:text-style-name="P71" svg:x1="7.059cm" svg:y1="8.75cm" svg:x2="7.059cm" svg:y2="9.999cm"><text:p/></draw:line><draw:ellipse draw:style-name="gr4" draw:text-style-name="P71" svg:width="8.432cm" svg:height="2.222cm" svg:x="2.817cm" svg:y="10.049cm"><text:p text:style-name="P70">Os fatores estocásticos que afetam as preferências dos eleitores são realizados</text:p></draw:ellipse><draw:rect draw:style-name="gr4" draw:text-style-name="P71" svg:width="12.383cm" svg:height="1.163cm" svg:x="0.875cm" svg:y="13.599cm" draw:corner-radius="0.095cm"><text:p text:style-name="P70">Apenas os cidadãos que votam vão às urnas</text:p></draw:rect><draw:line draw:style-name="gr5" draw:text-style-name="P71" svg:x1="7.055cm" svg:y1="12.306cm" svg:x2="7.055cm" svg:y2="13.555cm"><text:p/></draw:line><draw:line draw:style-name="gr5" draw:text-style-name="P71" svg:x1="7.055cm" svg:y1="14.776cm" svg:x2="7.055cm" svg:y2="16.025cm"><text:p/></draw:line><draw:custom-shape draw:style-name="gr6" draw:text-style-name="P71" svg:width="23.016cm" svg:height="1.068cm" svg:x="-4.687cm" svg:y="16.072cm"><text:p text:style-name="P70"/><text:p text:style-name="P70">O Legislativo é formado de acordo com a proporção dos votos recebidos pelos partidos. O partido com a maioria dos votos implementa a plataforma anunciada</text:p><draw:enhanced-geometry svg:viewBox="0 0 21600 21600" draw:type="mso-spt202" draw:enhanced-path="M 0 0 L 21600 0 21600 21600 0 21600 0 0 Z N"/></draw:custom-shape><draw:custom-shape draw:style-name="gr7" draw:text-style-name="P69" svg:width="6.569cm" svg:height="1.068cm" svg:x="3.557cm" svg:y="19.088cm"><text:p text:style-name="P70">Figure 1: The Electoral Competition Game</text:p><text:p text:style-name="P70"/><draw:enhanced-geometry svg:viewBox="0 0 21600 21600" draw:type="mso-spt202" draw:enhanced-path="M 0 0 L 21600 0 21600 21600 0 21600 0 0 Z N"/></draw:custom-shape></draw:g></draw:g><draw:frame draw:style-name="fr1" text:anchor-type="as-char" svg:width="5.588cm" svg:height="0.958cm" draw:z-index="14"><draw:object xlink:href="./Object 9" xlink:type="simple" xlink:show="embed" xlink:actuate="onLoad"/><draw:image xlink:href="./ObjectReplacements/Object 9" xlink:type="simple" xlink:show="embed" xlink:actuate="onLoad"/></draw:frame></text:p>
          </table:table-cell>
          <table:table-cell table:style-name="Tabela2.A1" office:value-type="string">
            <text:p text:style-name="P40"/>
          </table:table-cell>
        </table:table-row>
      </table:table>
      <text:p text:style-name="P12"/>
      <text:p text:style-name="P8"><text:span text:style-name="T14">Partidos e taxação</text:span></text:p>
      <text:p text:style-name="P33"><text:span text:style-name="T3"><text:tab/>Existem dois partidos </text:span><text:span text:style-name="T14">P=A</text:span><text:span text:style-name="T3">, </text:span><text:span text:style-name="T14">B</text:span><text:span text:style-name="T3">, que competem anunciando o nível de produção de bem público </text:span><text:span text:style-name="T14">per capita</text:span><text:span text:style-name="T3"> </text:span><text:span text:style-name="T14">g</text:span><text:span text:style-name="T3"> que será produzido se um partido obtem a maioria dos assentos na legislatura. Desta forma, este modelo é de política pré-eleitoral </text:span><text:span text:style-name="T14">à la </text:span><text:span text:style-name="T3">Downs, onde um partido anuncia a sua plataforma política – a quantidade de bem público </text:span><text:span text:style-name="T14">per capita</text:span><text:span text:style-name="T3"> </text:span><text:span text:style-name="T14">g </text:span><text:span text:style-name="T3"> e a implementa se for maioria no legislativo.</text:span></text:p>
      <text:p text:style-name="P33"><text:soft-page-break/><text:span text:style-name="T3"><text:tab/>A provisão de bem público é financiada por um imposto sobre a renda coletado de acordo com a taxa </text:span><text:span text:style-name="T14"></text:span><text:span text:style-name="T3">, comum a todos os agentes. Todos os recursos coletados são convertidos em bens públicos e em financiamento público de campanha eleitoral dos partidos. Seja </text:span><text:span text:style-name="T14">c</text:span><text:span text:style-name="T3"> o custo </text:span><text:span text:style-name="T14">per capita</text:span><text:span text:style-name="T3"> para o governo financiar publicamente as campanhas eleitorais. Então, a restrição orçamentária do governo é dada pela equação abaixo, onde</text:span><text:span text:style-name="T3"><draw:frame draw:style-name="fr1" text:anchor-type="as-char" svg:width="5.51cm" svg:height="0.958cm" draw:z-index="10"><draw:object xlink:href="./Object 10" xlink:type="simple" xlink:show="embed" xlink:actuate="onLoad"/><draw:image xlink:href="./ObjectReplacements/Object 10" xlink:type="simple" xlink:show="embed" xlink:actuate="onLoad"/></draw:frame></text:span><text:span text:style-name="T3"> representa a renda média de todos os cidadãos.</text:span></text:p>
      <text:p text:style-name="P36"><draw:frame draw:style-name="fr1" text:anchor-type="as-char" svg:width="5.295cm" svg:height="0.958cm" draw:z-index="11"><draw:object xlink:href="./Object 11" xlink:type="simple" xlink:show="embed" xlink:actuate="onLoad"/><draw:image xlink:href="./ObjectReplacements/Object 11" xlink:type="simple" xlink:show="embed" xlink:actuate="onLoad"/></draw:frame></text:p>
      <text:p text:style-name="P42"/>
      <text:p text:style-name="P33"><text:span text:style-name="T14">Utilidade pragmática do eleitor</text:span></text:p>
      <text:p text:style-name="P47"><text:span text:style-name="T3"><text:tab/>A utilidade de um eleitor tem dois componentes: um pragmático e um ideológico</text:span><text:span text:style-name="T3"><text:note text:id="ftn6" text:note-class="footnote"><text:note-citation>3</text:note-citation><text:note-body><text:p text:style-name="P54"><text:span text:style-name="Caracteres_20_de_20_nota_20_de_20_rodapé"/>Essa é a forma mais geral de caracterizar um agente econômico que também tem preocupações políticas. Para obter mais informações sobre o tema, ver Ferejohn (1986), Bugarin (1999) e Bugarin (2003).</text:p></text:note-body></text:note></text:span><text:span text:style-name="T3">. A parte pragmática ou e econômica da utilidade representa as decisões dos eleitores enquanto agentes econômicos, e depende do consumo de bens privados, tanto quanto do consumo de bem público provido pelo governo. Supondo que a plataforma </text:span><text:span text:style-name="T14">g</text:span><text:span text:style-name="T3"> vença as eleições. Então o consumo de bem público de um agente da classe social </text:span><text:span text:style-name="T14">J </text:span><text:span text:style-name="T3">é </text:span><text:span text:style-name="T14">g</text:span><text:span text:style-name="T3"> e sua decisão econômica é escolher um nível de consumo privado </text:span><text:span text:style-name="T14">c</text:span><text:span text:style-name="T28">J</text:span><text:span text:style-name="T3"> que soluciona o seguinte problema de maximização:</text:span></text:p>
      <text:p text:style-name="P48"><draw:frame draw:style-name="fr1" text:anchor-type="as-char" svg:width="2.97cm" svg:height="0.82cm" draw:z-index="12"><draw:object xlink:href="./Object 12" xlink:type="simple" xlink:show="embed" xlink:actuate="onLoad"/><draw:image xlink:href="./ObjectReplacements/Object 12" xlink:type="simple" xlink:show="embed" xlink:actuate="onLoad"/></draw:frame><text:span text:style-name="T3"> </text:span></text:p>
      <text:p text:style-name="P48"><text:span text:style-name="T3"><text:s text:c="2"/>r.a. </text:span><text:span text:style-name="T3"><draw:frame draw:style-name="fr1" text:anchor-type="as-char" svg:width="2.462cm" svg:height="0.646cm" draw:z-index="13"><draw:object xlink:href="./Object 13" xlink:type="simple" xlink:show="embed" xlink:actuate="onLoad"/><draw:image xlink:href="./ObjectReplacements/Object 13" xlink:type="simple" xlink:show="embed" xlink:actuate="onLoad"/></draw:frame></text:span></text:p>
      <text:p text:style-name="P47"><text:span text:style-name="T3"><text:tab/>O consumo privado dos agentes é limitado pela renda disponível após a taxação a que estão sujeitos, de acordo com a restrição orçamentária. A utilidade do consumo de bem público é dada por uma função </text:span><text:span text:style-name="T14">H</text:span><text:span text:style-name="T3">, considerada como estritamente crescente e estritamente côncava. A solução do problema estabelece o nível da parte pragmática da utilidade de um eleitor na classe </text:span><text:span text:style-name="T14">J</text:span><text:span text:style-name="T3"> em função da política </text:span><text:span text:style-name="T14">g</text:span><text:span text:style-name="T3">:</text:span></text:p>
      <table:table table:name="Tabela3" table:style-name="Tabela3">
        <table:table-column table:style-name="Tabela3.A"/>
        <table:table-column table:style-name="Tabela3.B"/>
        <table:table-row table:style-name="Tabela3.1">
          <table:table-cell table:style-name="Tabela3.A1" office:value-type="string">
            <text:p text:style-name="P37"><draw:frame draw:style-name="fr1" text:anchor-type="as-char" svg:width="5.353cm" svg:height="1.231cm" draw:z-index="23"><draw:object xlink:href="./Object 14" xlink:type="simple" xlink:show="embed" xlink:actuate="onLoad"/><draw:image xlink:href="./ObjectReplacements/Object 14" xlink:type="simple" xlink:show="embed" xlink:actuate="onLoad"/></draw:frame></text:p>
          </table:table-cell>
          <table:table-cell table:style-name="Tabela3.A1" office:value-type="string">
            <text:p text:style-name="P44"><text:span text:style-name="T3">(1)</text:span></text:p>
          </table:table-cell>
        </table:table-row>
      </table:table>
      <text:p text:style-name="P34"><text:span text:style-name="T3"><text:tab/>Assim, cada classe tem suas próprias preferências em relação à provisão de bem público. Essa política ótima é obtida por meio da maximização da função utilidade de cada classe, apresentada na sequência.</text:span></text:p>
      <text:p text:style-name="P38"><draw:frame draw:style-name="fr1" text:anchor-type="as-char" svg:width="3.087cm" svg:height="1.408cm" draw:z-index="15"><draw:object xlink:href="./Object 15" xlink:type="simple" xlink:show="embed" xlink:actuate="onLoad"/><draw:image xlink:href="./ObjectReplacements/Object 15" xlink:type="simple" xlink:show="embed" xlink:actuate="onLoad"/></draw:frame></text:p>
      <text:p text:style-name="P42"/>
      <text:p text:style-name="P33"><text:span text:style-name="T14">Provisão de bem público que maximiza o bem-estar social</text:span></text:p>
      <text:p text:style-name="P33"><text:span text:style-name="T3"><text:tab/>A política socialmente ótima </text:span><text:span text:style-name="T3"><draw:frame draw:style-name="fr1" text:anchor-type="as-char" svg:width="0.527cm" svg:height="0.646cm" draw:z-index="16"><draw:object xlink:href="./Object 16" xlink:type="simple" xlink:show="embed" xlink:actuate="onLoad"/><draw:image xlink:href="./ObjectReplacements/Object 16" xlink:type="simple" xlink:show="embed" xlink:actuate="onLoad"/></draw:frame></text:span><text:span text:style-name="T3"> é calculada pela maximização da função de bem-estar social de Bentham </text:span><text:span text:style-name="T14">W</text:span><text:span text:style-name="T28">B</text:span><text:span text:style-name="T3">(</text:span><text:span text:style-name="T14">g</text:span><text:span text:style-name="T3">), que consiste da soma de todas as utiulidades individuais. </text:span></text:p>
      <table:table table:name="Tabela4" table:style-name="Tabela4">
        <table:table-column table:style-name="Tabela4.A"/>
        <table:table-column table:style-name="Tabela4.B"/>
        <table:table-row table:style-name="Tabela4.1">
          <table:table-cell table:style-name="Tabela4.A1" office:value-type="string">
            <text:p text:style-name="P37"><draw:frame draw:style-name="fr1" text:anchor-type="as-char" svg:width="7.698cm" svg:height="0.977cm" draw:z-index="24"><draw:object xlink:href="./Object 17" xlink:type="simple" xlink:show="embed" xlink:actuate="onLoad"/><draw:image xlink:href="./ObjectReplacements/Object 17" xlink:type="simple" xlink:show="embed" xlink:actuate="onLoad"/></draw:frame></text:p>
          </table:table-cell>
          <table:table-cell table:style-name="Tabela4.A1" office:value-type="string">
            <text:p text:style-name="P41"/>
          </table:table-cell>
        </table:table-row>
      </table:table>
      <text:p text:style-name="P33"><text:span text:style-name="T3"><text:tab/>Dessa forma, a política socialmente ótima é:</text:span></text:p>
      <text:p text:style-name="P36"><text:soft-page-break/><draw:frame draw:style-name="fr1" text:anchor-type="as-char" svg:width="2.402cm" svg:height="0.646cm" draw:z-index="17"><draw:object xlink:href="./Object 18" xlink:type="simple" xlink:show="embed" xlink:actuate="onLoad"/><draw:image xlink:href="./ObjectReplacements/Object 18" xlink:type="simple" xlink:show="embed" xlink:actuate="onLoad"/></draw:frame></text:p>
      <text:p text:style-name="P47"><text:span text:style-name="T3"><text:tab/>Observa-se que </text:span><text:span text:style-name="T3"><draw:frame draw:style-name="fr1" text:anchor-type="as-char" svg:width="2.344cm" svg:height="0.646cm" draw:z-index="18"><draw:object xlink:href="./Object 19" xlink:type="simple" xlink:show="embed" xlink:actuate="onLoad"/><draw:image xlink:href="./ObjectReplacements/Object 19" xlink:type="simple" xlink:show="embed" xlink:actuate="onLoad"/></draw:frame></text:span><text:span text:style-name="T3">, de forma que as classes sociais mais pobres preferem uma maior provisão de bem público, tornando-a socialmente desejável, enquanto as classes de maior renda preferem uma provisão de bem público inferior à socialmente desejável.</text:span></text:p>
      <text:p text:style-name="P47"><text:span text:style-name="T3"><text:tab/>Além disso, o financiamento público de campanha afeta a sociedade pelo fato de representar aumento de impostos associado à redução de recursos disponíveis para o consumo privado dos agentes (ver expressão (1)). Assim, o nível socialmente ótimo de financiamento público é </text:span><text:span text:style-name="T14">c</text:span><text:span text:style-name="T3">=0.</text:span></text:p>
      <text:p text:style-name="P43"/>
      <text:p text:style-name="P47"><text:span text:style-name="T14">Utilidade ideológica dos eleitoers</text:span></text:p>
      <text:p text:style-name="P47"><text:span text:style-name="T3"><text:tab/>O componente ideológico da função utlidade dos eleitores é dado por duas variáveis randômicas correspondentes ao viés dos eleitores em favor do partido </text:span><text:span text:style-name="T14">B</text:span><text:span text:style-name="T3">, ou equivalentemente, a popularidade do partido </text:span><text:span text:style-name="T14">B</text:span><text:span text:style-name="T3"> no momento das eleições. A primeira variável randômica é comum a todos os eleitores e é relativa à realização de um estado da natureza que afeta toda a população. Uma guerra, uma mudança brusca no preço do petróleo ou uma crise energética em todo o país são exemplos de tal fenômeno. Um exemplo é a popularidade do presidente dos Estados Unidos após o ataque terrorista de 11 de setembro de 2001, que cresceu de 57% em fevereiro para 90% em setembro daquele ano</text:span><text:span text:style-name="T3"><text:note text:id="ftn7" text:note-class="footnote"><text:note-citation>4</text:note-citation><text:note-body><text:p text:style-name="P57"><text:span text:style-name="Caracteres_20_de_20_nota_20_de_20_rodapé"/><text:span text:style-name="T25"> Ver “Poll Analyses”, Seção “Gallup Poll News Service”, The Gallup Organization, http:/www.gallup.com, 24/09/2001.</text:span></text:p><text:p text:style-name="P55"/><text:p text:style-name="P56"/></text:note-body></text:note></text:span><text:span text:style-name="T3">. Esse processo é descrito por uma variável randômica </text:span><text:span text:style-name="T14"></text:span><text:span text:style-name="T3">, que é assumida no modelo como uniformemente distribuída no intervalo </text:span><text:span text:style-name="T3"><draw:frame draw:style-name="fr1" text:anchor-type="as-char" svg:width="2.462cm" svg:height="0.605cm" draw:z-index="19"><draw:object xlink:href="./Object 20" xlink:type="simple" xlink:show="embed" xlink:actuate="onLoad"/><draw:image xlink:href="./ObjectReplacements/Object 20" xlink:type="simple" xlink:show="embed" xlink:actuate="onLoad"/></draw:frame></text:span><text:span text:style-name="T3">. O parâmetro </text:span><text:span text:style-name="T14"></text:span><text:span text:style-name="T3">&gt;0 mede o nível de sensibilidade da sociedade a esses tipos de choque: quanto menor o valor de </text:span><text:span text:style-name="T14"> </text:span><text:span text:style-name="T3">, mais esses choques afetam a sociedade.</text:span></text:p>
      <text:p text:style-name="P33"><text:span text:style-name="T3"><text:tab/></text:span></text:p>
      <text:p text:style-name="P47"><text:span text:style-name="T3"><text:tab/>A segunda variável randômica é específica de cada eleitor </text:span><text:span text:style-name="T14">i </text:span><text:span text:style-name="T3">no grupo </text:span><text:span text:style-name="T14">J</text:span><text:span text:style-name="T3"> e reflete o seu viés em favor do partido </text:span><text:span text:style-name="T14">B.</text:span><text:span text:style-name="T3"> Esse viés é modelado como uma variável randômica </text:span><text:span text:style-name="T3"><draw:frame draw:style-name="fr1" text:anchor-type="as-char" svg:width="0.665cm" svg:height="0.586cm" draw:z-index="20"><draw:object xlink:href="./Object 21" xlink:type="simple" xlink:show="embed" xlink:actuate="onLoad"/><draw:image xlink:href="./ObjectReplacements/Object 21" xlink:type="simple" xlink:show="embed" xlink:actuate="onLoad"/></draw:frame></text:span><text:span text:style-name="T3">, que é uniformemente distribuído no intervalo [</text:span><text:span text:style-name="T14"></text:span><text:span text:style-name="T3">1/2</text:span><text:span text:style-name="T14"></text:span><text:span text:style-name="T3">; 1/2</text:span><text:span text:style-name="T14"></text:span><text:span text:style-name="T3">]. Assim, quanto maior o parâmetro </text:span><text:span text:style-name="T14"></text:span><text:span text:style-name="T3">, mais homogênea a classe </text:span><text:span text:style-name="T14">J</text:span><text:span text:style-name="T3">. Essa variável reflete aspectos que podem afetar cada agente de uma maneira diferente, tais como a informação sobre o comportamento sexual de um político prévio às eleições, o uso de drogas, a atitude diante da questão racial etc.</text:span></text:p>
      <text:p text:style-name="P33"><text:span text:style-name="T3"><text:tab/>Dessa forma, se o partido </text:span><text:span text:style-name="T14">B</text:span><text:span text:style-name="T3"> obtém a maioria dos votos para a legislatura a partir do anúncio da plataforma </text:span><text:span text:style-name="T14">g</text:span><text:span text:style-name="T30">B</text:span><text:span text:style-name="T3">, um eleitro </text:span><text:span text:style-name="T14">i</text:span><text:span text:style-name="T3"> na classe social </text:span><text:span text:style-name="T14">J</text:span><text:span text:style-name="T3"> atinge a seguinte utilidade:</text:span></text:p>
      <text:p text:style-name="P39"><draw:frame draw:style-name="fr1" text:anchor-type="as-char" svg:width="3.263cm" svg:height="0.624cm" draw:z-index="21"><draw:object xlink:href="./Object 22" xlink:type="simple" xlink:show="embed" xlink:actuate="onLoad"/><draw:image xlink:href="./ObjectReplacements/Object 22" xlink:type="simple" xlink:show="embed" xlink:actuate="onLoad"/></draw:frame></text:p>
      <text:p text:style-name="P33"><text:span text:style-name="T3"><text:tab/>Valores positivos de </text:span><text:span text:style-name="T14"></text:span><text:span text:style-name="T28">iJ </text:span><text:span text:style-name="T3">e de </text:span><text:span text:style-name="T14"> </text:span><text:span text:style-name="T3"><text:s/>indicam um viés favorável para o partido </text:span><text:span text:style-name="T14">B</text:span><text:span text:style-name="T3">, enquanto valores negativos indicam viés favorável ao partido </text:span><text:span text:style-name="T14">A.</text:span><text:span text:style-name="T3"> Também deve-se destacar que a variável randômica global pode ser favorável ao partido </text:span><text:span text:style-name="T14">B</text:span><text:span text:style-name="T3">, ao passo em que a realização da variável randômica individual pode favorecer o partido </text:span><text:span text:style-name="T14">A</text:span><text:span text:style-name="T3">, e vice-versa.</text:span><text:span text:style-name="T3"><text:note text:id="ftn8" text:note-class="footnote"><text:note-citation>5</text:note-citation><text:note-body><text:p text:style-name="P58"><text:span text:style-name="Caracteres_20_de_20_nota_20_de_20_rodapé"/>Suponha, por exemplo, que o país enfrenta uma expansão econômica, de forma que a sociedade aprova o presidente pela conduta geral em relação à econonomia, mas esse politico está envolvido em um escândalo sexual, que pode afetar os eleitores de maneiras diferentes. </text:p></text:note-body></text:note></text:span></text:p>
      <text:p text:style-name="P33"><text:span text:style-name="T3"><text:tab/>É importante destacar que, como o componente ideológico da função utilidade dos eleitores é aditiva, ele não afeta o cálculo prévio da política socialmente ótima </text:span><text:span text:style-name="T3"><draw:frame draw:style-name="fr1" text:anchor-type="as-char" svg:width="0.527cm" svg:height="0.646cm" draw:z-index="22"><draw:object xlink:href="./Object 23" xlink:type="simple" xlink:show="embed" xlink:actuate="onLoad"/><draw:image xlink:href="./ObjectReplacements/Object 23" xlink:type="simple" xlink:show="embed" xlink:actuate="onLoad"/></draw:frame></text:span><text:span text:style-name="T3"> nem o nível ótimo de financiamento público de campanhas eleitorais, </text:span><text:span text:style-name="T14">c</text:span><text:span text:style-name="T3">=0.</text:span></text:p>
      <text:p text:style-name="P42"><text:soft-page-break/></text:p>
      <text:p text:style-name="P33"><text:span text:style-name="T14">Influência dos gastos de campanha eleitoral</text:span></text:p>
      <text:p text:style-name="P33"><text:span text:style-name="T3"><text:tab/>Os gastos com as campanhas eleitorais irão afetar o componente ideológico da função utilidade dos eleitores. No presente trabalho, assume-se, por simplicidade, que a influência é aditiva e linear à diferença entre os gastos de cada partido. Então, a utilidade do eleitor </text:span><text:span text:style-name="T14">i </text:span><text:span text:style-name="T3">da classe </text:span><text:span text:style-name="T14">J</text:span><text:span text:style-name="T3"> quando o gasto do partido </text:span><text:span text:style-name="T14">B</text:span><text:span text:style-name="T3"> (respectivamente, gasto do partido </text:span><text:span text:style-name="T14">A</text:span><text:span text:style-name="T3">) é </text:span><text:span text:style-name="T14">C</text:span><text:span text:style-name="T30">B</text:span><text:span text:style-name="T3"> (respectivamente, </text:span><text:span text:style-name="T14">C</text:span><text:span text:style-name="T30">A</text:span><text:span text:style-name="T3">) e o partido </text:span><text:span text:style-name="T14">B</text:span><text:span text:style-name="T3"> obtém a maioria dos assentos no legislativo é:</text:span></text:p>
      <table:table table:name="Tabela5" table:style-name="Tabela5">
        <table:table-column table:style-name="Tabela5.A"/>
        <table:table-column table:style-name="Tabela5.B"/>
        <table:table-row table:style-name="Tabela5.1">
          <table:table-cell table:style-name="Tabela5.A1" office:value-type="string">
            <text:p text:style-name="P35"><draw:frame draw:style-name="fr1" text:anchor-type="as-char" svg:width="5.392cm" svg:height="0.646cm" draw:z-index="38"><draw:object xlink:href="./Object 24" xlink:type="simple" xlink:show="embed" xlink:actuate="onLoad"/><draw:image xlink:href="./ObjectReplacements/Object 24" xlink:type="simple" xlink:show="embed" xlink:actuate="onLoad"/></draw:frame></text:p>
          </table:table-cell>
          <table:table-cell table:style-name="Tabela5.A1" office:value-type="string">
            <text:p text:style-name="P45"><text:span text:style-name="T3">(2)</text:span></text:p>
          </table:table-cell>
        </table:table-row>
      </table:table>
      <text:p text:style-name="P33"><text:span text:style-name="T3"><text:tab/></text:span></text:p>
      <text:p text:style-name="P33"><text:span text:style-name="T3"><text:tab/>O parâmetro </text:span><text:span text:style-name="T14">h</text:span><text:span text:style-name="T3">&gt;0 representa a efetividade dos gastos de campanha, isto é, como a diferença entre os gastos dos partidos pode afetar sua popularidade. Note que se </text:span><text:span text:style-name="T14">C</text:span><text:span text:style-name="T30">B</text:span><text:span text:style-name="T3"> é maior que </text:span><text:span text:style-name="T14">C</text:span><text:span text:style-name="T30">A</text:span><text:span text:style-name="T3">, então o partido </text:span><text:span text:style-name="T14">B</text:span><text:span text:style-name="T3"> ganha popularidade durante a campanha eleitoral. Caso contrário, os gastos de campanha reduzem a popularidade de </text:span><text:span text:style-name="T14">B</text:span><text:span text:style-name="T3">.</text:span></text:p>
      <text:p text:style-name="P33"><text:span text:style-name="T3"><text:tab/>Suponha agora que o partido </text:span><text:span text:style-name="T14">P</text:span><text:span text:style-name="T3"> anuncia a política </text:span><text:span text:style-name="T14">g</text:span><text:span text:style-name="T30">P</text:span><text:span text:style-name="T3">, </text:span><text:span text:style-name="T14">P </text:span><text:span text:style-name="T5">= </text:span><text:span text:style-name="T14">A</text:span><text:span text:style-name="T3">,</text:span><text:span text:style-name="T14"> B.</text:span><text:span text:style-name="T3"> Então o eleitor </text:span><text:span text:style-name="T14">i</text:span><text:span text:style-name="T3"> no grupo </text:span><text:span text:style-name="T14">J</text:span><text:span text:style-name="T3"> irá preferir o partido </text:span><text:span text:style-name="T14">A</text:span><text:span text:style-name="T3"> ao </text:span><text:span text:style-name="T14">B</text:span><text:span text:style-name="T3"> se:</text:span></text:p>
      <text:p text:style-name="P39"><draw:frame draw:style-name="fr1" text:anchor-type="as-char" svg:width="7.19cm" svg:height="0.646cm" draw:z-index="25"><draw:object xlink:href="./Object 25" xlink:type="simple" xlink:show="embed" xlink:actuate="onLoad"/><draw:image xlink:href="./ObjectReplacements/Object 25" xlink:type="simple" xlink:show="embed" xlink:actuate="onLoad"/></draw:frame></text:p>
      <text:p text:style-name="P33"><text:span text:style-name="T3"><text:tab/>Usando a equação acima, pode-se definir para cada classe </text:span><text:span text:style-name="T14">J </text:span><text:span text:style-name="T3">um eleitor que é indiferente entre os dois partidos, chamado de s</text:span><text:span text:style-name="T14">wing voter</text:span><text:span text:style-name="T3"> da classe </text:span><text:span text:style-name="T14">J</text:span><text:span text:style-name="T3">. Esse eleitor corresponde à realização de </text:span><text:span text:style-name="T14"></text:span><text:span text:style-name="T28">iJ</text:span><text:span text:style-name="T3">, definido como </text:span><text:span text:style-name="T3"><draw:frame draw:style-name="fr1" text:anchor-type="as-char" svg:width="0.646cm" svg:height="0.605cm" draw:z-index="26"><draw:object xlink:href="./Object 26" xlink:type="simple" xlink:show="embed" xlink:actuate="onLoad"/><draw:image xlink:href="./ObjectReplacements/Object 26" xlink:type="simple" xlink:show="embed" xlink:actuate="onLoad"/></draw:frame></text:span><text:span text:style-name="T3">pela equação:</text:span></text:p>
      <table:table table:name="Tabela6" table:style-name="Tabela6">
        <table:table-column table:style-name="Tabela6.A"/>
        <table:table-column table:style-name="Tabela6.B"/>
        <table:table-row table:style-name="Tabela6.1">
          <table:table-cell table:style-name="Tabela6.A1" office:value-type="string">
            <text:p text:style-name="P35"><draw:frame draw:style-name="fr1" text:anchor-type="as-char" svg:width="7.17cm" svg:height="0.665cm" draw:z-index="39"><draw:object xlink:href="./Object 27" xlink:type="simple" xlink:show="embed" xlink:actuate="onLoad"/><draw:image xlink:href="./ObjectReplacements/Object 27" xlink:type="simple" xlink:show="embed" xlink:actuate="onLoad"/></draw:frame></text:p>
          </table:table-cell>
          <table:table-cell table:style-name="Tabela6.A1" office:value-type="string">
            <text:p text:style-name="P45"><text:span text:style-name="T3">(3)</text:span></text:p>
          </table:table-cell>
        </table:table-row>
      </table:table>
      <text:p text:style-name="P33"><text:span text:style-name="T3"><text:tab/>Dessa forma, o número de votos para o partido </text:span><text:span text:style-name="T14">A</text:span><text:span text:style-name="T3"> é:</text:span></text:p>
      <table:table table:name="Tabela7" table:style-name="Tabela7">
        <table:table-column table:style-name="Tabela7.A"/>
        <table:table-column table:style-name="Tabela7.B"/>
        <table:table-row table:style-name="Tabela7.1">
          <table:table-cell table:style-name="Tabela7.A1" office:value-type="string">
            <text:p text:style-name="P35"><draw:frame draw:style-name="fr1" text:anchor-type="as-char" svg:width="8.597cm" svg:height="1.27cm" draw:z-index="40"><draw:object xlink:href="./Object 28" xlink:type="simple" xlink:show="embed" xlink:actuate="onLoad"/><draw:image xlink:href="./ObjectReplacements/Object 28" xlink:type="simple" xlink:show="embed" xlink:actuate="onLoad"/></draw:frame></text:p>
          </table:table-cell>
          <table:table-cell table:style-name="Tabela7.A1" office:value-type="string">
            <text:p text:style-name="P45"><text:span text:style-name="T3">(4)</text:span></text:p>
          </table:table-cell>
        </table:table-row>
      </table:table>
      <text:p text:style-name="P33"><text:span text:style-name="T3"><text:tab/>Definindo </text:span><text:span text:style-name="T3"><draw:frame draw:style-name="fr1" text:anchor-type="as-char" svg:width="4.202cm" svg:height="0.977cm" draw:z-index="27"><draw:object xlink:href="./Object 29" xlink:type="simple" xlink:show="embed" xlink:actuate="onLoad"/><draw:image xlink:href="./ObjectReplacements/Object 29" xlink:type="simple" xlink:show="embed" xlink:actuate="onLoad"/></draw:frame></text:span><text:span text:style-name="T3"> e </text:span><text:span text:style-name="T3"><draw:frame draw:style-name="fr1" text:anchor-type="as-char" svg:width="4.202cm" svg:height="0.977cm" draw:z-index="28"><draw:object xlink:href="./Object 30" xlink:type="simple" xlink:show="embed" xlink:actuate="onLoad"/><draw:image xlink:href="./ObjectReplacements/Object 30" xlink:type="simple" xlink:show="embed" xlink:actuate="onLoad"/></draw:frame></text:span><text:span text:style-name="T31">, obtém-se que a probabilidade do partido</text:span><text:span text:style-name="T3"> </text:span><text:span text:style-name="T14">A</text:span><text:span text:style-name="T3"> obter a maioria dos assentos é:</text:span></text:p>
      <text:p text:style-name="P39"><draw:frame draw:style-name="fr1" text:anchor-type="as-char" svg:width="10.98cm" svg:height="1.192cm" draw:z-index="29"><draw:object xlink:href="./Object 31" xlink:type="simple" xlink:show="embed" xlink:actuate="onLoad"/><draw:image xlink:href="./ObjectReplacements/Object 31" xlink:type="simple" xlink:show="embed" xlink:actuate="onLoad"/></draw:frame></text:p>
      <text:p text:style-name="P46"><text:span text:style-name="T3"><text:tab/>Equivalentemente:</text:span></text:p>
      <table:table table:name="Tabela8" table:style-name="Tabela8">
        <table:table-column table:style-name="Tabela8.A"/>
        <table:table-column table:style-name="Tabela8.B"/>
        <table:table-row table:style-name="Tabela8.1">
          <table:table-cell table:style-name="Tabela8.A1" office:value-type="string">
            <text:p text:style-name="P35"><draw:frame draw:style-name="fr1" text:anchor-type="as-char" svg:width="8.147cm" svg:height="1.192cm" draw:z-index="41"><draw:object xlink:href="./Object 32" xlink:type="simple" xlink:show="embed" xlink:actuate="onLoad"/><draw:image xlink:href="./ObjectReplacements/Object 32" xlink:type="simple" xlink:show="embed" xlink:actuate="onLoad"/></draw:frame></text:p>
          </table:table-cell>
          <table:table-cell table:style-name="Tabela8.A1" office:value-type="string">
            <text:p text:style-name="P45"><text:span text:style-name="T3">(5)</text:span></text:p>
          </table:table-cell>
        </table:table-row>
      </table:table>
      <text:p text:style-name="P33"><text:span text:style-name="T3"><text:tab/>Por simetria, a probabilidade de o partido </text:span><text:span text:style-name="T14">B</text:span><text:span text:style-name="T3"> obter a maioria dos assentos é dada por:</text:span></text:p>
      <table:table table:name="Tabela9" table:style-name="Tabela9">
        <table:table-column table:style-name="Tabela9.A"/>
        <table:table-column table:style-name="Tabela9.B"/>
        <table:table-row table:style-name="Tabela9.1">
          <table:table-cell table:style-name="Tabela9.A1" office:value-type="string">
            <text:p text:style-name="P35"><draw:frame draw:style-name="fr1" text:anchor-type="as-char" svg:width="8.147cm" svg:height="1.192cm" draw:z-index="42"><draw:object xlink:href="./Object 33" xlink:type="simple" xlink:show="embed" xlink:actuate="onLoad"/><draw:image xlink:href="./ObjectReplacements/Object 33" xlink:type="simple" xlink:show="embed" xlink:actuate="onLoad"/></draw:frame></text:p>
          </table:table-cell>
          <table:table-cell table:style-name="Tabela9.A1" office:value-type="string">
            <text:p text:style-name="P45"><text:span text:style-name="T3">(6)</text:span></text:p>
          </table:table-cell>
        </table:table-row>
      </table:table>
      <text:p text:style-name="P13"><text:soft-page-break/></text:p>
      <text:p text:style-name="P9"><text:span text:style-name="T15">Financiamento público de campanha</text:span></text:p>
      <text:p text:style-name="P9"><text:span text:style-name="T3"><text:tab/>Em termos de financiamento público, o total de recursos destinados ao partido </text:span><text:span text:style-name="T14">P</text:span><text:span text:style-name="T3">, </text:span><text:span text:style-name="T14">P </text:span><text:span text:style-name="T5">=</text:span><text:span text:style-name="T14"> A</text:span><text:span text:style-name="T3">,</text:span><text:span text:style-name="T14"> B</text:span><text:span text:style-name="T3">, é proporcional à atual representação do partido </text:span><text:span text:style-name="T14">P</text:span><text:span text:style-name="T3"> no Congresso. Esse parece ser uma fórmula geral, especialmente em países da América Latina</text:span><text:span text:style-name="T3"><text:note text:id="ftn9" text:note-class="footnote"><text:note-citation>6</text:note-citation><text:note-body><text:p text:style-name="P59"><text:span text:style-name="Caracteres_20_de_20_nota_20_de_20_rodapé"/> Ver Portugal e Bugarin (2008) para uma discussão sobre as regras de financiamento público praticadas atualmente. </text:p></text:note-body></text:note></text:span><text:span text:style-name="T3">. Seja </text:span><text:span text:style-name="T14"></text:span><text:span text:style-name="T30">P </text:span><text:span text:style-name="T3"><text:s/>o percentual de total de assentos no legislativo ocupados pelo partido </text:span><text:span text:style-name="T14">P</text:span><text:span text:style-name="T3">, </text:span><text:span text:style-name="T14">P </text:span><text:span text:style-name="T5">=</text:span><text:span text:style-name="T14"> A</text:span><text:span text:style-name="T3">,</text:span><text:span text:style-name="T14"> B</text:span><text:span text:style-name="T3">. Então, </text:span><text:span text:style-name="T3"><draw:frame draw:style-name="fr1" text:anchor-type="as-char" svg:width="2.013cm" svg:height="0.605cm" draw:z-index="30"><draw:object xlink:href="./Object 34" xlink:type="simple" xlink:show="embed" xlink:actuate="onLoad"/><draw:image xlink:href="./ObjectReplacements/Object 34" xlink:type="simple" xlink:show="embed" xlink:actuate="onLoad"/></draw:frame></text:span><text:span text:style-name="T14"> </text:span><text:span text:style-name="T3">e o fundo </text:span><text:span text:style-name="T14">per capita</text:span><text:span text:style-name="T3"> recebido por cada partido do governo é </text:span><text:span text:style-name="T14"></text:span><text:span text:style-name="T30">P </text:span><text:span text:style-name="T3">.</text:span><text:span text:style-name="T14">c</text:span><text:span text:style-name="T3">, onde </text:span><text:span text:style-name="T14">c</text:span><text:span text:style-name="T3"> é o custo do governo </text:span><text:span text:style-name="T14">per capita</text:span><text:span text:style-name="T3"> para financiar publicamente as campanhas eleitorais.</text:span></text:p>
      <text:p text:style-name="P13"/>
      <text:p text:style-name="P9"><text:span text:style-name="T15">Contribuições de campanha dos lobbistas</text:span></text:p>
      <text:p text:style-name="P33"><text:span text:style-name="T3"><text:tab/>Uma classe </text:span><text:span text:style-name="T14">J</text:span><text:span text:style-name="T3"> pode ser organizar em um grupo de interesse. Nesse caso, a classe </text:span><text:span text:style-name="T14">J</text:span><text:span text:style-name="T3"> contribui para os partidos políticos. Por outro lado, a classe não organizada não pode fazer contribuições de campanha. Todos os cidadãos em uma classe organizada contribuem igualmente para as campanhas eleitorais.</text:span></text:p>
      <text:p text:style-name="P33"><text:span text:style-name="T3"><text:tab/>Seja </text:span><text:span text:style-name="T14">O</text:span><text:span text:style-name="T28">J</text:span><text:span text:style-name="T3"> uma variável </text:span><text:span text:style-name="T14">dummy</text:span><text:span text:style-name="T3"> que assume o valor 1 se for correspondnete à classe organizada </text:span><text:span text:style-name="T14">J</text:span><text:span text:style-name="T3"> e 0, caso contrário. Para simplificar a notação, pode-se definir </text:span><text:span text:style-name="T3"><draw:frame draw:style-name="fr1" text:anchor-type="as-char" svg:width="1.132cm" svg:height="0.646cm" draw:z-index="31"><draw:object xlink:href="./Object 35" xlink:type="simple" xlink:show="embed" xlink:actuate="onLoad"/><draw:image xlink:href="./ObjectReplacements/Object 35" xlink:type="simple" xlink:show="embed" xlink:actuate="onLoad"/></draw:frame></text:span><text:span text:style-name="T3"> como a contribuição privada </text:span><text:span text:style-name="T14">per capita</text:span><text:span text:style-name="T3"> da classe </text:span><text:span text:style-name="T14">J</text:span><text:span text:style-name="T3">. Se a classe </text:span><text:span text:style-name="T14">J </text:span><text:span text:style-name="T3">for organizada, então cada um de seus membros irá contribuir com a quantidade </text:span><text:span text:style-name="T3"><draw:frame draw:style-name="fr1" text:anchor-type="as-char" svg:width="2.09cm" svg:height="0.646cm" draw:z-index="32"><draw:object xlink:href="./Object 36" xlink:type="simple" xlink:show="embed" xlink:actuate="onLoad"/><draw:image xlink:href="./ObjectReplacements/Object 36" xlink:type="simple" xlink:show="embed" xlink:actuate="onLoad"/></draw:frame></text:span><text:span text:style-name="T3">, caso contrário, cada membro contribuirá com </text:span><text:span text:style-name="T3"><draw:frame draw:style-name="fr1" text:anchor-type="as-char" svg:width="1.797cm" svg:height="0.646cm" draw:z-index="33"><draw:object xlink:href="./Object 37" xlink:type="simple" xlink:show="embed" xlink:actuate="onLoad"/><draw:image xlink:href="./ObjectReplacements/Object 37" xlink:type="simple" xlink:show="embed" xlink:actuate="onLoad"/></draw:frame></text:span><text:span text:style-name="T3">. Dessa forma, a quantidade total de contribuição privada para um partido </text:span><text:span text:style-name="T14">P</text:span><text:span text:style-name="T3"> é </text:span><text:span text:style-name="T3"><draw:frame draw:style-name="fr1" text:anchor-type="as-char" svg:width="2.129cm" svg:height="0.958cm" draw:z-index="34"><draw:object xlink:href="./Object 38" xlink:type="simple" xlink:show="embed" xlink:actuate="onLoad"/><draw:image xlink:href="./ObjectReplacements/Object 38" xlink:type="simple" xlink:show="embed" xlink:actuate="onLoad"/></draw:frame></text:span><text:span text:style-name="T3">. </text:span></text:p>
      <text:p text:style-name="P33"><text:span text:style-name="T3"><text:s/><text:tab/>Para estudar a possibilidade de as contribuições privadas serem proibidas por lei, pode-se introduzir o parâmetro </text:span><text:span text:style-name="T3"><draw:frame draw:style-name="fr1" text:anchor-type="as-char" svg:width="1.485cm" svg:height="0.605cm" draw:z-index="35"><draw:object xlink:href="./Object 39" xlink:type="simple" xlink:show="embed" xlink:actuate="onLoad"/><draw:image xlink:href="./ObjectReplacements/Object 39" xlink:type="simple" xlink:show="embed" xlink:actuate="onLoad"/></draw:frame></text:span><text:span text:style-name="T3"> que mensura o quão eficiente as autoridades eleitorais são em coibir tais contribuições. Se contribuições privadas forem permitidas, então</text:span><text:span text:style-name="T3"><draw:frame draw:style-name="fr1" text:anchor-type="as-char" svg:width="0.977cm" svg:height="0.508cm" draw:z-index="36"><draw:object xlink:href="./Object 40" xlink:type="simple" xlink:show="embed" xlink:actuate="onLoad"/><draw:image xlink:href="./ObjectReplacements/Object 40" xlink:type="simple" xlink:show="embed" xlink:actuate="onLoad"/></draw:frame></text:span><text:span text:style-name="T3">. Se não forem, as contribuições ilegais serão descobertas e confiscadas por autoridades eleitorais com probabilidade 1</text:span><text:span text:style-name="T15"></text:span><text:span text:style-name="T3">. A hipótese de que </text:span><text:span text:style-name="T15"></text:span><text:span text:style-name="T3">&gt;0 implica que não é possível bloquear completamente as contribuições ilegais. </text:span></text:p>
      <text:p text:style-name="P60"><text:span text:style-name="T3"><text:tab/>Dessa forma, a contribuição esperada total das classes para o partido </text:span><text:span text:style-name="T14">P= A</text:span><text:span text:style-name="T3">, </text:span><text:span text:style-name="T14">B </text:span><text:span text:style-name="T3">são </text:span><text:span text:style-name="T3"><draw:frame draw:style-name="fr1" text:anchor-type="as-char" svg:width="2.443cm" svg:height="0.958cm" draw:z-index="37"><draw:object xlink:href="./Object 41" xlink:type="simple" xlink:show="embed" xlink:actuate="onLoad"/><draw:image xlink:href="./ObjectReplacements/Object 41" xlink:type="simple" xlink:show="embed" xlink:actuate="onLoad"/></draw:frame></text:span><text:span text:style-name="T3">, e o montante total esperado recebido por um partido para gastar em suas campanhas eleitorais é:</text:span></text:p>
      <table:table table:name="Tabela10" table:style-name="Tabela10">
        <table:table-column table:style-name="Tabela10.A"/>
        <table:table-column table:style-name="Tabela10.B"/>
        <table:table-row table:style-name="Tabela10.1">
          <table:table-cell table:style-name="Tabela10.A1" office:value-type="string">
            <text:p text:style-name="P35"><draw:frame draw:style-name="fr1" text:anchor-type="as-char" svg:width="4.299cm" svg:height="0.958cm" draw:z-index="50"><draw:object xlink:href="./Object 42" xlink:type="simple" xlink:show="embed" xlink:actuate="onLoad"/><draw:image xlink:href="./ObjectReplacements/Object 42" xlink:type="simple" xlink:show="embed" xlink:actuate="onLoad"/></draw:frame></text:p>
          </table:table-cell>
          <table:table-cell table:style-name="Tabela10.B1" office:value-type="string">
            <text:p text:style-name="P40"/>
          </table:table-cell>
        </table:table-row>
      </table:table>
      <text:p text:style-name="P33"><text:span text:style-name="T32"><text:tab/></text:span><text:span text:style-name="T3">Para determinar as contribuições privadas de um grupo </text:span><text:span text:style-name="T14">J</text:span><text:span text:style-name="T3"> para o partido </text:span><text:span text:style-name="T14">P</text:span><text:span text:style-name="T3">, </text:span><text:span text:style-name="T3"><draw:frame draw:style-name="fr1" text:anchor-type="as-char" svg:width="0.646cm" svg:height="0.684cm" draw:z-index="43"><draw:object xlink:href="./Object 43" xlink:type="simple" xlink:show="embed" xlink:actuate="onLoad"/><draw:image xlink:href="./ObjectReplacements/Object 43" xlink:type="simple" xlink:show="embed" xlink:actuate="onLoad"/></draw:frame></text:span><text:span text:style-name="T3">, considera-se o problema do grupo de interesse. A utilidade de uma classe organizada depende da política implementada e da quantidade de recursos gastos em contribuições políticas. O modelo aqui apresntado assume essa utilidade da seguinte forma:</text:span></text:p>
      <table:table table:name="Tabela11" table:style-name="Tabela11">
        <table:table-column table:style-name="Tabela11.A"/>
        <table:table-column table:style-name="Tabela11.B"/>
        <table:table-row table:style-name="Tabela11.1">
          <table:table-cell table:style-name="Tabela11.A1" office:value-type="string">
            <text:p text:style-name="P35"><draw:frame draw:style-name="fr1" text:anchor-type="as-char" svg:width="7.932cm" svg:height="1.094cm" draw:z-index="51"><draw:object xlink:href="./Object 44" xlink:type="simple" xlink:show="embed" xlink:actuate="onLoad"/><draw:image xlink:href="./ObjectReplacements/Object 44" xlink:type="simple" xlink:show="embed" xlink:actuate="onLoad"/></draw:frame></text:p>
          </table:table-cell>
          <table:table-cell table:style-name="Tabela11.A1" office:value-type="string">
            <text:p text:style-name="P45"><text:span text:style-name="T3">(7)</text:span></text:p>
          </table:table-cell>
        </table:table-row>
      </table:table>
      <text:p text:style-name="P33"><text:soft-page-break/><text:span text:style-name="T3"><text:tab/>Os primeiros dois termos da equação acima refletem a utilidade econômica esperada de um membro da classe </text:span><text:span text:style-name="T14">J</text:span><text:span text:style-name="T3">, enquanto que o último termo reflete o custo de utilidade das contribuições de campanha. A forma quadrática da função de custo procura modelar o fato de que contribuições tipicamente envolvem não apenas a transferência monetária, mas também o envolvimento pessoal dos eleitores organizados. Observa-se que os componentes ideológicos das utilidades dos eleitores não aparecem na equação acima porque os componentes estocásticos </text:span><text:span text:style-name="T3"><draw:frame draw:style-name="fr1" text:anchor-type="as-char" svg:width="0.704cm" svg:height="0.605cm" draw:z-index="44"><draw:object xlink:href="./Object 45" xlink:type="simple" xlink:show="embed" xlink:actuate="onLoad"/><draw:image xlink:href="./ObjectReplacements/Object 45" xlink:type="simple" xlink:show="embed" xlink:actuate="onLoad"/></draw:frame></text:span><text:span text:style-name="T3">e </text:span><text:span text:style-name="T3"><draw:frame draw:style-name="fr1" text:anchor-type="as-char" svg:width="0.43cm" svg:height="0.605cm" draw:z-index="45"><draw:object xlink:href="./Object 46" xlink:type="simple" xlink:show="embed" xlink:actuate="onLoad"/><draw:image xlink:href="./ObjectReplacements/Object 46" xlink:type="simple" xlink:show="embed" xlink:actuate="onLoad"/></draw:frame></text:span><text:span text:style-name="T3"> são realizados depois que as decisões de contribuição são tomadas e têm valor esperado igual a zero. Exclui-se também da expressão acima o fator de influência dos gastos de campanha. A lógica dessa exclusão é que a decisão de quanto contribuir é tomada pelo grupo lobbista que é imune à influência política.</text:span></text:p>
      <text:p text:style-name="P33"><text:span text:style-name="T3"><text:tab/>Dessa forma, o problema de maximização do grupo organizado </text:span><text:span text:style-name="T14">J</text:span><text:span text:style-name="T3"> é dado por:</text:span></text:p>
      <text:p text:style-name="P36"><draw:frame draw:style-name="fr1" text:anchor-type="as-char" svg:width="1.035cm" svg:height="0.878cm" draw:z-index="46"><draw:object xlink:href="./Object 47" xlink:type="simple" xlink:show="embed" xlink:actuate="onLoad"/><draw:image xlink:href="./ObjectReplacements/Object 47" xlink:type="simple" xlink:show="embed" xlink:actuate="onLoad"/></draw:frame><text:span text:style-name="T3"> <text:s text:c="2"/></text:span><text:span text:style-name="T3"><draw:frame draw:style-name="fr1" text:anchor-type="as-char" svg:width="8.05cm" svg:height="1.094cm" draw:z-index="47"><draw:object xlink:href="./Object 48" xlink:type="simple" xlink:show="embed" xlink:actuate="onLoad"/><draw:image xlink:href="./ObjectReplacements/Object 48" xlink:type="simple" xlink:show="embed" xlink:actuate="onLoad"/></draw:frame></text:span></text:p>
      <text:p text:style-name="P64"><text:span text:style-name="T3"><text:tab/><text:tab/>r.a.</text:span><text:span text:style-name="T3"><draw:frame draw:style-name="fr1" text:anchor-type="as-char" svg:width="1.505cm" svg:height="1.408cm" draw:z-index="48"><draw:object xlink:href="./Object 49" xlink:type="simple" xlink:show="embed" xlink:actuate="onLoad"/><draw:image xlink:href="./ObjectReplacements/Object 49" xlink:type="simple" xlink:show="embed" xlink:actuate="onLoad"/></draw:frame></text:span></text:p>
      <text:p text:style-name="P67"><text:span text:style-name="T3">onde </text:span><text:span text:style-name="T3"><draw:frame draw:style-name="fr1" text:anchor-type="as-char" svg:width="0.605cm" svg:height="0.605cm" draw:z-index="49"><draw:object xlink:href="./Object 50" xlink:type="simple" xlink:show="embed" xlink:actuate="onLoad"/><draw:image xlink:href="./ObjectReplacements/Object 50" xlink:type="simple" xlink:show="embed" xlink:actuate="onLoad"/></draw:frame></text:span><text:span text:style-name="T3"> é dado pela equação (5).</text:span></text:p>
      <text:p text:style-name="P10"><text:span text:style-name="T3"><text:tab/>A solução do problema dos grupos de interesse é:</text:span></text:p>
      <table:table table:name="Tabela12" table:style-name="Tabela12">
        <table:table-column table:style-name="Tabela12.A"/>
        <table:table-column table:style-name="Tabela12.B"/>
        <table:table-row table:style-name="Tabela12.1">
          <table:table-cell table:style-name="Tabela12.A1" office:value-type="string">
            <text:p text:style-name="P35"><draw:frame draw:style-name="fr1" text:anchor-type="as-char" svg:width="7.093cm" svg:height="0.704cm" draw:z-index="53"><draw:object xlink:href="./Object 51" xlink:type="simple" xlink:show="embed" xlink:actuate="onLoad"/><draw:image xlink:href="./ObjectReplacements/Object 51" xlink:type="simple" xlink:show="embed" xlink:actuate="onLoad"/></draw:frame></text:p>
          </table:table-cell>
          <table:table-cell table:style-name="Tabela12.B1" office:value-type="string">
            <text:p text:style-name="P45"><text:span text:style-name="T3">(8)</text:span></text:p>
          </table:table-cell>
        </table:table-row>
        <table:table-row table:style-name="Tabela12.1">
          <table:table-cell table:style-name="Tabela12.A1" office:value-type="string">
            <text:p text:style-name="P35"><draw:frame draw:style-name="fr1" text:anchor-type="as-char" svg:width="7.093cm" svg:height="0.704cm" draw:z-index="54"><draw:object xlink:href="./Object 52" xlink:type="simple" xlink:show="embed" xlink:actuate="onLoad"/><draw:image xlink:href="./ObjectReplacements/Object 52" xlink:type="simple" xlink:show="embed" xlink:actuate="onLoad"/></draw:frame></text:p>
          </table:table-cell>
          <table:table-cell table:style-name="Tabela12.B2" office:value-type="string">
            <text:p text:style-name="P45"><text:span text:style-name="T3">(9)</text:span></text:p>
          </table:table-cell>
        </table:table-row>
      </table:table>
      <text:p text:style-name="P14"/>
      <text:p text:style-name="P10"><text:span text:style-name="T3"><text:tab/>Nota-se que um grupo lobbista nunca irá contribuir para ambos os partidos. Ademais, se ambos os partidos anunciam a mesma plataforma, então nenhum grupo lobbista irá gastar dinheiro em campanhas eleitorais.</text:span></text:p>
      <text:p text:style-name="P10"><text:span text:style-name="T3"><text:tab/>Das expressões (8) e (9) obtém-se: </text:span></text:p>
      <table:table table:name="Tabela13" table:style-name="Tabela13">
        <table:table-column table:style-name="Tabela13.A"/>
        <table:table-column table:style-name="Tabela13.B"/>
        <table:table-row table:style-name="Tabela13.1">
          <table:table-cell table:style-name="Tabela13.A1" office:value-type="string">
            <text:p text:style-name="P35"><draw:frame draw:style-name="fr1" text:anchor-type="as-char" svg:width="6.701cm" svg:height="0.704cm" draw:z-index="55"><draw:object xlink:href="./Object 53" xlink:type="simple" xlink:show="embed" xlink:actuate="onLoad"/><draw:image xlink:href="./ObjectReplacements/Object 53" xlink:type="simple" xlink:show="embed" xlink:actuate="onLoad"/></draw:frame></text:p>
          </table:table-cell>
          <table:table-cell table:style-name="Tabela13.B1" office:value-type="string">
            <text:p text:style-name="P45"><text:span text:style-name="T3">(10)</text:span></text:p>
          </table:table-cell>
        </table:table-row>
      </table:table>
      <text:p text:style-name="P10"><text:span text:style-name="T3"><text:tab/></text:span></text:p>
      <text:p text:style-name="P10"><text:span text:style-name="T3"><text:tab/>Usando (10), pode-se escrever:</text:span></text:p>
      <table:table table:name="Tabela14" table:style-name="Tabela14">
        <table:table-column table:style-name="Tabela14.A"/>
        <table:table-column table:style-name="Tabela14.B"/>
        <table:table-row table:style-name="Tabela14.1">
          <table:table-cell table:style-name="Tabela14.A1" office:value-type="string">
            <text:p text:style-name="P35"><draw:frame draw:style-name="fr1" text:anchor-type="as-char" svg:width="10.649cm" svg:height="1.035cm" draw:z-index="56"><draw:object xlink:href="./Object 54" xlink:type="simple" xlink:show="embed" xlink:actuate="onLoad"/><draw:image xlink:href="./ObjectReplacements/Object 54" xlink:type="simple" xlink:show="embed" xlink:actuate="onLoad"/></draw:frame></text:p>
          </table:table-cell>
          <table:table-cell table:style-name="Tabela14.B1" office:value-type="string">
            <text:p text:style-name="P45"><text:span text:style-name="T3">(11)</text:span></text:p>
          </table:table-cell>
        </table:table-row>
      </table:table>
      <text:p text:style-name="P14"/>
      <text:p text:style-name="P14"/>
      <text:p text:style-name="P30"><text:span text:style-name="T1">3. As plataformas anunciadas: as principais conclusões</text:span></text:p>
      <text:p text:style-name="P21"><text:span text:style-name="T3">Os partidos objetivam maximizar a probabilidade de obterem a maioria dos assentos no Legislativo, o que corrresponde maximizar a probabilidade de obter a maioria dos votos. Quando os partidos decidem as plataformas que irão anunciar, eles antecipam as contribuições que receberão dos grupos de interesse por racionalidade seqüencial e, consequentemente, os partidos jogam entre si um jogo estático para anunciar as plataformas políticas. Essa seção se dedica à </text:span><text:soft-page-break/><text:span text:style-name="T3">obtenção das plataformas que os partidos irão anunciar em um equilíbrio de Nash desse jogo estático.</text:span></text:p>
      <text:p text:style-name="P9"><text:span text:style-name="T3"><text:s/></text:span></text:p>
      <text:p text:style-name="P10"><text:span text:style-name="T3"><text:tab/>Para melhor entender as diferentes forças atuantes neste modelo, analisam-se três diferentes situações: (i) quando toda a sociedade vota e não há contribuições de campanha; (ii) quando parte da sociedade vota e não há contribuições e (iii) quando apenas parte da sociedade vota e há contribuições de campanha.</text:span></text:p>
      <text:p text:style-name="P14"/>
      <text:p text:style-name="P10"><text:span text:style-name="T14">O efeito puro do lobby</text:span></text:p>
      <text:p text:style-name="P10"><text:span text:style-name="T3"><text:tab/>A fim de focar no efeito do </text:span><text:span text:style-name="T14">lobby</text:span><text:span text:style-name="T3"> sobre as plataformas anunciadas, primeiro considera-se que todos os cidadãos na sociedade votam, isto é, </text:span><text:span text:style-name="T3"><draw:frame draw:style-name="fr1" text:anchor-type="as-char" svg:width="1.582cm" svg:height="0.958cm" draw:z-index="52"><draw:object xlink:href="./Object 55" xlink:type="simple" xlink:show="embed" xlink:actuate="onLoad"/><draw:image xlink:href="./ObjectReplacements/Object 55" xlink:type="simple" xlink:show="embed" xlink:actuate="onLoad"/></draw:frame></text:span><text:span text:style-name="T3">, e soluciona-se o problema seguinte para que o partido A encontre o equilíbrio de Nash do jogo:</text:span></text:p>
      <table:table table:name="Tabela15" table:style-name="Tabela15">
        <table:table-column table:style-name="Tabela15.A"/>
        <table:table-column table:style-name="Tabela15.B"/>
        <table:table-row table:style-name="Tabela15.1">
          <table:table-cell table:style-name="Tabela15.A1" office:value-type="string">
            <text:p text:style-name="P35"><draw:frame draw:style-name="fr1" text:anchor-type="as-char" svg:width="0.878cm" svg:height="0.82cm" draw:z-index="89"><draw:object xlink:href="./Object 56" xlink:type="simple" xlink:show="embed" xlink:actuate="onLoad"/><draw:image xlink:href="./ObjectReplacements/Object 56" xlink:type="simple" xlink:show="embed" xlink:actuate="onLoad"/></draw:frame><draw:frame draw:style-name="fr1" text:anchor-type="as-char" svg:width="2.148cm" svg:height="0.605cm" draw:z-index="90"><draw:object xlink:href="./Object 57" xlink:type="simple" xlink:show="embed" xlink:actuate="onLoad"/><draw:image xlink:href="./ObjectReplacements/Object 57" xlink:type="simple" xlink:show="embed" xlink:actuate="onLoad"/></draw:frame><text:span text:style-name="T3">= </text:span><text:span text:style-name="T3"><draw:frame draw:style-name="fr1" text:anchor-type="as-char" svg:width="6.662cm" svg:height="1.094cm" draw:z-index="91"><draw:object xlink:href="./Object 58" xlink:type="simple" xlink:show="embed" xlink:actuate="onLoad"/><draw:image xlink:href="./ObjectReplacements/Object 58" xlink:type="simple" xlink:show="embed" xlink:actuate="onLoad"/></draw:frame></text:span></text:p>
            <text:p text:style-name="P49"><text:span text:style-name="T3">r.a.</text:span><text:span text:style-name="T14"> <text:s/></text:span><text:span text:style-name="T14"><draw:frame draw:style-name="fr1" text:anchor-type="as-char" svg:width="2.305cm" svg:height="0.605cm" draw:z-index="92"><draw:object xlink:href="./Object 59" xlink:type="simple" xlink:show="embed" xlink:actuate="onLoad"/><draw:image xlink:href="./ObjectReplacements/Object 59" xlink:type="simple" xlink:show="embed" xlink:actuate="onLoad"/></draw:frame></text:span></text:p>
            <text:p text:style-name="P49"><text:span text:style-name="T1"><text:s text:c="7"/></text:span><text:span text:style-name="T1"><draw:frame draw:style-name="fr1" text:anchor-type="as-char" svg:width="10.649cm" svg:height="1.035cm" draw:z-index="93"><draw:object xlink:href="./Object 60" xlink:type="simple" xlink:show="embed" xlink:actuate="onLoad"/><draw:image xlink:href="./ObjectReplacements/Object 60" xlink:type="simple" xlink:show="embed" xlink:actuate="onLoad"/></draw:frame></text:span></text:p>
          </table:table-cell>
          <table:table-cell table:style-name="Tabela15.A1" office:value-type="string">
            <text:p text:style-name="P45"><text:span text:style-name="T3">(12)</text:span></text:p>
          </table:table-cell>
        </table:table-row>
      </table:table>
      <text:p text:style-name="P65"/>
      <text:p text:style-name="P66"><text:span text:style-name="T3">A primeira restrição estabelece que o bem público </text:span><text:span text:style-name="T14">per capita</text:span><text:span text:style-name="T3"> não supera o valor médio dos recursos disponíveis na economia reduzido do custo </text:span><text:span text:style-name="T14">per capita</text:span><text:span text:style-name="T3"> do financiamento público. A solução para esse problema pode ser interpretado como a curva de reação de </text:span><text:span text:style-name="T14">A</text:span><text:span text:style-name="T3"> ao partido </text:span><text:span text:style-name="T14">B</text:span><text:span text:style-name="T3">.</text:span></text:p>
      <text:p text:style-name="P66"><text:span text:style-name="T3">Dessa forma, se existe uma solução interior, a escolha ótima do partido </text:span><text:span text:style-name="T14">A</text:span><text:span text:style-name="T3"> será:</text:span></text:p>
      <table:table table:name="Tabela16" table:style-name="Tabela16">
        <table:table-column table:style-name="Tabela16.A"/>
        <table:table-column table:style-name="Tabela16.B"/>
        <table:table-row table:style-name="Tabela16.1">
          <table:table-cell table:style-name="Tabela16.A1" office:value-type="string">
            <text:p text:style-name="P35"><draw:frame draw:style-name="fr1" text:anchor-type="as-char" svg:width="3.986cm" svg:height="1.348cm" draw:z-index="94"><draw:object xlink:href="./Object 61" xlink:type="simple" xlink:show="embed" xlink:actuate="onLoad"/><draw:image xlink:href="./ObjectReplacements/Object 61" xlink:type="simple" xlink:show="embed" xlink:actuate="onLoad"/></draw:frame></text:p>
          </table:table-cell>
          <table:table-cell table:style-name="Tabela16.A1" office:value-type="string">
            <text:p text:style-name="P45"><text:span text:style-name="T3">(13)</text:span></text:p>
          </table:table-cell>
        </table:table-row>
      </table:table>
      <text:p text:style-name="P9"><text:span text:style-name="T3"><text:tab/>Na expressão acima, </text:span><text:span text:style-name="T14">g</text:span><text:span text:style-name="T28">L</text:span><text:span text:style-name="T3"> é a plataforma anunciada pelo partido </text:span><text:span text:style-name="T14">A</text:span><text:span text:style-name="T3"> quando o </text:span><text:span text:style-name="T14">lobby</text:span><text:span text:style-name="T3"> está presente, para </text:span><text:span text:style-name="T3"><draw:frame draw:style-name="fr1" text:anchor-type="as-char" svg:width="5.646cm" svg:height="2.032cm" draw:z-index="57"><draw:object xlink:href="./Object 62" xlink:type="simple" xlink:show="embed" xlink:actuate="onLoad"/><draw:image xlink:href="./ObjectReplacements/Object 62" xlink:type="simple" xlink:show="embed" xlink:actuate="onLoad"/></draw:frame></text:span><text:span text:style-name="T3">. </text:span></text:p>
      <text:p text:style-name="P10"><text:span text:style-name="T3"><text:tab/>Como a variável </text:span><text:span text:style-name="T3"><draw:frame draw:style-name="fr1" text:anchor-type="as-char" svg:width="0.566cm" svg:height="0.646cm" draw:z-index="58"><draw:object xlink:href="./Object 63" xlink:type="simple" xlink:show="embed" xlink:actuate="onLoad"/><draw:image xlink:href="./ObjectReplacements/Object 63" xlink:type="simple" xlink:show="embed" xlink:actuate="onLoad"/></draw:frame></text:span><text:span text:style-name="T3"> representa uma média ponderada da renda da sociedade, é interessante compará-la com a renda média </text:span><text:span text:style-name="T14">y</text:span><text:span text:style-name="T3">, para idendificar como os grupos organizados influenciam as escolhas das plataformas em uma situação em que todos os cidadãos votam.</text:span></text:p>
      <text:p text:style-name="P10"><text:span text:style-name="T3"><text:tab/>Quando nenhum grupo é organizado (</text:span><text:span text:style-name="T14">O</text:span><text:span text:style-name="T28">J</text:span><text:span text:style-name="T14"> =</text:span><text:span text:style-name="T3"> 0, </text:span><text:span text:style-name="T15">J=P</text:span><text:span text:style-name="T5">,</text:span><text:span text:style-name="T15"> M</text:span><text:span text:style-name="T5">,</text:span><text:span text:style-name="T15"> R</text:span><text:span text:style-name="T3">) e todos os em cada classe votam, facilmente verifica-se que </text:span><text:span text:style-name="T3"><draw:frame draw:style-name="fr1" text:anchor-type="as-char" svg:width="1.27cm" svg:height="0.646cm" draw:z-index="59"><draw:object xlink:href="./Object 64" xlink:type="simple" xlink:show="embed" xlink:actuate="onLoad"/><draw:image xlink:href="./ObjectReplacements/Object 64" xlink:type="simple" xlink:show="embed" xlink:actuate="onLoad"/></draw:frame></text:span><text:span text:style-name="T3">, de forma que as plataformas anunciadas serão as socialmente ótimas, </text:span><text:span text:style-name="T3"><draw:frame draw:style-name="fr1" text:anchor-type="as-char" svg:width="2.09cm" svg:height="0.646cm" draw:z-index="60"><draw:object xlink:href="./Object 65" xlink:type="simple" xlink:show="embed" xlink:actuate="onLoad"/><draw:image xlink:href="./ObjectReplacements/Object 65" xlink:type="simple" xlink:show="embed" xlink:actuate="onLoad"/></draw:frame></text:span><text:span text:style-name="T3">. Isso se deve ao fato de que não há recursos privados pelos quais os partidos competem e todas as classes são igualmente atrativas em termos de peso de voto.</text:span></text:p>
      <text:p text:style-name="P10"><text:soft-page-break/><text:span text:style-name="T3"><text:tab/>Suponha agora que todos os cidadãos em cada classe votam, mas apenas algumas classes são organizadas. Então, </text:span><text:span text:style-name="T3"><draw:frame draw:style-name="fr1" text:anchor-type="as-char" svg:width="5.607cm" svg:height="2.032cm" draw:z-index="61"><draw:object xlink:href="./Object 66" xlink:type="simple" xlink:show="embed" xlink:actuate="onLoad"/><draw:image xlink:href="./ObjectReplacements/Object 66" xlink:type="simple" xlink:show="embed" xlink:actuate="onLoad"/></draw:frame></text:span><text:span text:style-name="T3"> e a plataforma de equilíbrio anunciada é </text:span><text:s/><draw:frame draw:style-name="fr1" text:anchor-type="as-char" svg:width="2.678cm" svg:height="1.348cm" draw:z-index="62"><draw:object xlink:href="./Object 67" xlink:type="simple" xlink:show="embed" xlink:actuate="onLoad"/><draw:image xlink:href="./ObjectReplacements/Object 67" xlink:type="simple" xlink:show="embed" xlink:actuate="onLoad"/></draw:frame><text:span text:style-name="T3">. Nesse caso, a plataforma de dequilíbrio será viesada em direção às políticas preferidas pelos grupos organizados. Se for possível associar o fato de um grupo ser organizado com poder econômico, também se pode concluir que os grupos lobbistas influenciam a plataforma anunciada em direção aos grupos econômicos mais fortes.</text:span></text:p>
      <text:p text:style-name="P9"><text:span text:style-name="T3"><text:tab/>Vale notar que o viés em favor dos grupos organizados é maior quando o financiamento de campanha é mais efetivo (devido à variável </text:span><text:span text:style-name="T14">h</text:span><text:span text:style-name="T29">2</text:span><text:span text:style-name="T3"> aumentando o peso da renda do grupo organizado em </text:span><text:span text:style-name="T3"><draw:frame draw:style-name="fr1" text:anchor-type="as-char" svg:width="0.566cm" svg:height="0.646cm" draw:z-index="63"><draw:object xlink:href="./Object 68" xlink:type="simple" xlink:show="embed" xlink:actuate="onLoad"/><draw:image xlink:href="./ObjectReplacements/Object 68" xlink:type="simple" xlink:show="embed" xlink:actuate="onLoad"/></draw:frame></text:span><text:span text:style-name="T3">) e o controle das autoridades eleitorais sobre as contribuições tidas como ilegais for fraco (quanto maior o parâmetro </text:span><text:span text:style-name="T3"><draw:frame draw:style-name="fr1" text:anchor-type="as-char" svg:width="0.392cm" svg:height="0.508cm" draw:z-index="64"><draw:object xlink:href="./Object 69" xlink:type="simple" xlink:show="embed" xlink:actuate="onLoad"/><draw:image xlink:href="./ObjectReplacements/Object 69" xlink:type="simple" xlink:show="embed" xlink:actuate="onLoad"/></draw:frame></text:span><text:span text:style-name="T3">, que significa controle mais fraco, maior o peso da renda do grupo organizado em </text:span><text:span text:style-name="T3"><draw:frame draw:style-name="fr1" text:anchor-type="as-char" svg:width="0.566cm" svg:height="0.646cm" draw:z-index="65"><draw:object xlink:href="./Object 70" xlink:type="simple" xlink:show="embed" xlink:actuate="onLoad"/><draw:image xlink:href="./ObjectReplacements/Object 70" xlink:type="simple" xlink:show="embed" xlink:actuate="onLoad"/></draw:frame></text:span><text:span text:style-name="T3">). É também importante enfatizar que, embora esse viés seja reduzido se as contribuições privadas forem proibidas, ele ainda persistirá, uma vez que </text:span><text:span text:style-name="T3"><draw:frame draw:style-name="fr1" text:anchor-type="as-char" svg:width="1.055cm" svg:height="0.489cm" draw:z-index="66"><draw:object xlink:href="./Object 71" xlink:type="simple" xlink:show="embed" xlink:actuate="onLoad"/><draw:image xlink:href="./ObjectReplacements/Object 71" xlink:type="simple" xlink:show="embed" xlink:actuate="onLoad"/></draw:frame></text:span><text:span text:style-name="T3">.</text:span></text:p>
      <text:p text:style-name="P9"><text:span text:style-name="T3"><text:tab/>Pode-se checar facilmente que o problema do partido B leva à mesma plataforma estrategicamente dominante. Assim, em equilíbrio, </text:span><text:span text:style-name="T14">g</text:span><text:span text:style-name="T30">A</text:span><text:span text:style-name="T3"> = </text:span><text:span text:style-name="T14">g</text:span><text:span text:style-name="T30">B</text:span><text:span text:style-name="T3"> = </text:span><text:span text:style-name="T14">g</text:span><text:span text:style-name="T28">L</text:span><text:span text:style-name="T3">, indicando uma convergência nas plataformas anunciadas. Considerando que o anúncio das plataformas dos partidos será igual, os grupos de interesse acharão ótimo não contribuir para nenhum partido, resultando em </text:span><text:span text:style-name="T3"><draw:frame draw:style-name="fr1" text:anchor-type="as-char" svg:width="2.247cm" svg:height="0.723cm" draw:z-index="67"><draw:object xlink:href="./Object 72" xlink:type="simple" xlink:show="embed" xlink:actuate="onLoad"/><draw:image xlink:href="./ObjectReplacements/Object 72" xlink:type="simple" xlink:show="embed" xlink:actuate="onLoad"/></draw:frame></text:span><text:span text:style-name="T3">.</text:span></text:p>
      <text:p text:style-name="P10"><text:span text:style-name="T3"><text:tab/>Destaca-se que as plataformas anunciadas serão iguais a </text:span><text:span text:style-name="T14">g</text:span><text:span text:style-name="T28">L</text:span><text:span text:style-name="T3"> mesmo quando não há financiamento público de campanha, vez que o recurso público transferido para os partidos não afeta os respectivos problemas de maximização (ver problema (12)). Assim, quando apenas contribuições privadas estão disponíveis, os grupos de interesse irão influenciar as plataformas, mesmo que eles efetivamente não contribuam para as campanhas em decorrência da convergência observada. Dessa forma, a simples existência de grupos lobbistas organizados viesa as plataformas anunciadas. A intuição para esse viés é que os partidos são levados a um jogo característico do dilema de prisioneiro, no qual cada um dos eles gostaria de mover sua plataforma em direção à socialmente ótima </text:span><text:span text:style-name="T3"><draw:frame draw:style-name="fr1" text:anchor-type="as-char" svg:width="0.527cm" svg:height="0.646cm" draw:z-index="68"><draw:object xlink:href="./Object 73" xlink:type="simple" xlink:show="embed" xlink:actuate="onLoad"/><draw:image xlink:href="./ObjectReplacements/Object 73" xlink:type="simple" xlink:show="embed" xlink:actuate="onLoad"/></draw:frame></text:span><text:span text:style-name="T3">, com o objetivo de aumentar seus votos, mas cada partido sabe que o outro move sua plataforma para longe de </text:span><text:span text:style-name="T14">g</text:span><text:span text:style-name="T28">L</text:span><text:span text:style-name="T5">, de forma que o outro partido irá receber contribuições privads, refletindo uma vantagem eleitoral para o oponente.</text:span></text:p>
      <text:p text:style-name="P10"><text:span text:style-name="T3"><text:tab/>Por outro lado, suponha que apenas o financiamento público está disponível para os partidos. Isso aconteceria se nenhum dos grupos fosse organizado (</text:span><text:span text:style-name="T14">O</text:span><text:span text:style-name="T28">J</text:span><text:span text:style-name="T3">=0, </text:span><text:span text:style-name="T14">J</text:span><text:span text:style-name="T3">=</text:span><text:span text:style-name="T14">P</text:span><text:span text:style-name="T3">, </text:span><text:span text:style-name="T14">M</text:span><text:span text:style-name="T3">,</text:span><text:span text:style-name="T14"> R</text:span><text:span text:style-name="T3">) ou se as autoridades eleitorais pudessem bloquear totalmente as contribuições privadas eventualmente ilegais (</text:span><text:span text:style-name="T15"></text:span><text:span text:style-name="T3">=0). <text:s/>Então, as plataformas anunciadas pelos partidos iriam convergir para a ótima, </text:span><text:span text:style-name="T14">g*</text:span><text:span text:style-name="T3">. <text:s/>Assim, embora o financimento público de campanhas eleitorais signifique um custo extra para os eleitores – uma vez que a renda deles é reduzida do custo </text:span><text:span text:style-name="T14">per capita</text:span><text:span text:style-name="T3"> </text:span><text:span text:style-name="T14">c</text:span><text:span text:style-name="T3"> para financiar as campanhas eleitorais – esse tipo de financiamento não promove a influência dos grupos econômicos poderosos da mesma forma que as contribuições privadas promovem.</text:span></text:p>
      <text:p text:style-name="P22"><text:span text:style-name="T3"><text:tab/>Finalmente, quando ambas as contribuições, públicas e privadas, estão disponíveis para os partidos, os dois resultados negativos são obtidos. Primeiro, a influência econômica afeta a política anunciada, afastando-a da socialmente ótima. Segundo, a renda dos eleitores é reduzida do custo </text:span><text:span text:style-name="T14">per capita c</text:span><text:span text:style-name="T3">, que é necessário para financiar publicamente os partidos. Como não é </text:span><text:soft-page-break/><text:span text:style-name="T3">possível bloquear totalmente as contribuições privadas (</text:span><text:span text:style-name="T15"></text:span><text:span text:style-name="T3">&gt;0), o financiamento público das campanhas eleitorais não atinge seu objetivo de banir a influência do interesse privado na definição das plataformas anunciadas, representando apenas um custo extra para a sociedade</text:span><text:span text:style-name="T3"><text:note text:id="ftn10" text:note-class="footnote"><text:note-citation>7</text:note-citation><text:note-body><text:p text:style-name="P61"><text:span text:style-name="Caracteres_20_de_20_nota_20_de_20_rodapé"/> O efeito exclusive do <text:span text:style-name="T23">lobby</text:span> também é discutido em Portugal e Bugarin (2008).</text:p></text:note-body></text:note></text:span><text:span text:style-name="T3">.</text:span></text:p>
      <text:p text:style-name="P17"/>
      <text:p text:style-name="P8"><text:span text:style-name="T14">O efeito puro da participação eleitoral</text:span></text:p>
      <text:p text:style-name="P8"><text:span text:style-name="T3"><text:tab/>Neste ponto, as plataformas anunciadas são analisadas quando não há contribuições de campanha (</text:span><text:span text:style-name="T3"><draw:frame draw:style-name="fr1" text:anchor-type="as-char" svg:width="2.11cm" svg:height="0.723cm" draw:z-index="69"><draw:object xlink:href="./Object 74" xlink:type="simple" xlink:show="embed" xlink:actuate="onLoad"/><draw:image xlink:href="./ObjectReplacements/Object 74" xlink:type="simple" xlink:show="embed" xlink:actuate="onLoad"/></draw:frame></text:span><text:span text:style-name="T3">), mas apenas uma parte da sociedade vota, isto é, </text:span><text:span text:style-name="T3"><draw:frame draw:style-name="fr1" text:anchor-type="as-char" svg:width="1.662cm" svg:height="0.958cm" draw:z-index="70"><draw:object xlink:href="./Object 75" xlink:type="simple" xlink:show="embed" xlink:actuate="onLoad"/><draw:image xlink:href="./ObjectReplacements/Object 75" xlink:type="simple" xlink:show="embed" xlink:actuate="onLoad"/></draw:frame></text:span><text:span text:style-name="T3">. Quando os partidos maximizam suas probabilidades de obterem a maioria dos assentos no Legislativo, eles convergem novamente para a mesma plataforma, que, no caso, é dada por:</text:span></text:p>
      <text:p text:style-name="P18"><draw:frame draw:style-name="fr1" text:anchor-type="as-char" svg:width="3.186cm" svg:height="1.408cm" draw:z-index="71"><draw:object xlink:href="./Object 76" xlink:type="simple" xlink:show="embed" xlink:actuate="onLoad"/><draw:image xlink:href="./ObjectReplacements/Object 76" xlink:type="simple" xlink:show="embed" xlink:actuate="onLoad"/></draw:frame></text:p>
      <text:p text:style-name="P8"><text:span text:style-name="T3"><text:tab/>O nível de renda </text:span><text:span text:style-name="T3"><draw:frame draw:style-name="fr1" text:anchor-type="as-char" svg:width="0.646cm" svg:height="0.624cm" draw:z-index="72"><draw:object xlink:href="./Object 77" xlink:type="simple" xlink:show="embed" xlink:actuate="onLoad"/><draw:image xlink:href="./ObjectReplacements/Object 77" xlink:type="simple" xlink:show="embed" xlink:actuate="onLoad"/></draw:frame></text:span><text:span text:style-name="T3">na expressão acima é dada por </text:span><text:span text:style-name="T3"><draw:frame draw:style-name="fr1" text:anchor-type="as-char" svg:width="4.337cm" svg:height="1.817cm" draw:z-index="73"><draw:object xlink:href="./Object 78" xlink:type="simple" xlink:show="embed" xlink:actuate="onLoad"/><draw:image xlink:href="./ObjectReplacements/Object 78" xlink:type="simple" xlink:show="embed" xlink:actuate="onLoad"/></draw:frame></text:span><text:span text:style-name="T3"> e corresponde a uma combinação convexa da renda, ponderada pelo número de cidadãos que efetivamente votam em cada classe. Dessa forma, quando maior o número efetivo de eleitores em uma classe, mais próxima será a plataforma de equilíbrio da plataforma preferida pela classe.</text:span></text:p>
      <text:p text:style-name="P8"><text:span text:style-name="T3"><text:tab/>A plataforma </text:span><text:span text:style-name="T3"><draw:frame draw:style-name="fr1" text:anchor-type="as-char" svg:width="0.547cm" svg:height="0.665cm" draw:z-index="74"><draw:object xlink:href="./Object 79" xlink:type="simple" xlink:show="embed" xlink:actuate="onLoad"/><draw:image xlink:href="./ObjectReplacements/Object 79" xlink:type="simple" xlink:show="embed" xlink:actuate="onLoad"/></draw:frame></text:span><text:span text:style-name="T3"> pode ser maior ou menor que a política socialmente ótima </text:span><text:span text:style-name="T3"><draw:frame draw:style-name="fr1" text:anchor-type="as-char" svg:width="0.527cm" svg:height="0.665cm" draw:z-index="75"><draw:object xlink:href="./Object 80" xlink:type="simple" xlink:show="embed" xlink:actuate="onLoad"/><draw:image xlink:href="./ObjectReplacements/Object 80" xlink:type="simple" xlink:show="embed" xlink:actuate="onLoad"/></draw:frame></text:span><text:span text:style-name="T3">. Em um caso específico onde a porcentagem de eleitores em cada classe social é a mesma, a plataforma </text:span><text:span text:style-name="T3"><draw:frame draw:style-name="fr1" text:anchor-type="as-char" svg:width="0.547cm" svg:height="0.665cm" draw:z-index="76"><draw:object xlink:href="./Object 81" xlink:type="simple" xlink:show="embed" xlink:actuate="onLoad"/><draw:image xlink:href="./ObjectReplacements/Object 81" xlink:type="simple" xlink:show="embed" xlink:actuate="onLoad"/></draw:frame></text:span><text:span text:style-name="T3"> iguala-se à socialmente ótima. Em verdade, se o fator </text:span><text:span text:style-name="T15"></text:span><text:span text:style-name="T3"> representa a proporção de eleitores em cada classe social de tamanho </text:span><text:span text:style-name="T3"><draw:frame draw:style-name="fr1" text:anchor-type="as-char" svg:width="0.646cm" svg:height="0.605cm" draw:z-index="77"><draw:object xlink:href="./Object 82" xlink:type="simple" xlink:show="embed" xlink:actuate="onLoad"/><draw:image xlink:href="./ObjectReplacements/Object 82" xlink:type="simple" xlink:show="embed" xlink:actuate="onLoad"/></draw:frame></text:span><text:span text:style-name="T3">, então </text:span><text:span text:style-name="T3"><draw:frame draw:style-name="fr1" text:anchor-type="as-char" svg:width="7.054cm" svg:height="1.817cm" draw:z-index="78"><draw:object xlink:href="./Object 83" xlink:type="simple" xlink:show="embed" xlink:actuate="onLoad"/><draw:image xlink:href="./ObjectReplacements/Object 83" xlink:type="simple" xlink:show="embed" xlink:actuate="onLoad"/></draw:frame></text:span><text:span text:style-name="T3">.</text:span></text:p>
      <text:p text:style-name="P8"><text:span text:style-name="T3"><text:tab/>Entretanto, em geral, quanto maior a proporção votante de uma determinada classe social </text:span><text:span text:style-name="T14">J</text:span><text:span text:style-name="T3">, mais as preferências dessa classe social (</text:span><text:span text:style-name="T3"><draw:frame draw:style-name="fr1" text:anchor-type="as-char" svg:width="0.605cm" svg:height="0.665cm" draw:z-index="79"><draw:object xlink:href="./Object 84" xlink:type="simple" xlink:show="embed" xlink:actuate="onLoad"/><draw:image xlink:href="./ObjectReplacements/Object 84" xlink:type="simple" xlink:show="embed" xlink:actuate="onLoad"/></draw:frame></text:span><text:span text:style-name="T3">) afetam a escolha de </text:span><text:span text:style-name="T3"><draw:frame draw:style-name="fr1" text:anchor-type="as-char" svg:width="0.547cm" svg:height="0.665cm" draw:z-index="80"><draw:object xlink:href="./Object 85" xlink:type="simple" xlink:show="embed" xlink:actuate="onLoad"/><draw:image xlink:href="./ObjectReplacements/Object 85" xlink:type="simple" xlink:show="embed" xlink:actuate="onLoad"/></draw:frame></text:span><text:span text:style-name="T3">. Se, por exemplo, apenas a classe mais rica participar do processo eleitoral, mesmo que parte dela não vote, apenas a renda dessa classe irá influenciar a renda média </text:span><text:span text:style-name="T3"><draw:frame draw:style-name="fr1" text:anchor-type="as-char" svg:width="0.527cm" svg:height="0.665cm" draw:z-index="81"><draw:object xlink:href="./Object 86" xlink:type="simple" xlink:show="embed" xlink:actuate="onLoad"/><draw:image xlink:href="./ObjectReplacements/Object 86" xlink:type="simple" xlink:show="embed" xlink:actuate="onLoad"/></draw:frame></text:span><text:span text:style-name="T3">, de maneira que </text:span><text:span text:style-name="T3"><draw:frame draw:style-name="fr1" text:anchor-type="as-char" svg:width="0.547cm" svg:height="0.665cm" draw:z-index="82"><draw:object xlink:href="./Object 87" xlink:type="simple" xlink:show="embed" xlink:actuate="onLoad"/><draw:image xlink:href="./ObjectReplacements/Object 87" xlink:type="simple" xlink:show="embed" xlink:actuate="onLoad"/></draw:frame></text:span><text:span text:style-name="T3">torna-se menor e coincide com a provisão ótima da classe mais rica, </text:span><text:span text:style-name="T3"><draw:frame draw:style-name="fr1" text:anchor-type="as-char" svg:width="0.605cm" svg:height="0.665cm" draw:z-index="83"><draw:object xlink:href="./Object 88" xlink:type="simple" xlink:show="embed" xlink:actuate="onLoad"/><draw:image xlink:href="./ObjectReplacements/Object 88" xlink:type="simple" xlink:show="embed" xlink:actuate="onLoad"/></draw:frame></text:span><text:span text:style-name="T3">. Por outro lado, se apenas a classe mais pobre participar das eleições, </text:span><text:span text:style-name="T3"><draw:frame draw:style-name="fr1" text:anchor-type="as-char" svg:width="0.547cm" svg:height="0.665cm" draw:z-index="84"><draw:object xlink:href="./Object 89" xlink:type="simple" xlink:show="embed" xlink:actuate="onLoad"/><draw:image xlink:href="./ObjectReplacements/Object 89" xlink:type="simple" xlink:show="embed" xlink:actuate="onLoad"/></draw:frame></text:span><text:span text:style-name="T3">passa a ser maior e coincidente com a plataforma ótima da classe mais pobre, </text:span><text:span text:style-name="T3"><draw:frame draw:style-name="fr1" text:anchor-type="as-char" svg:width="0.605cm" svg:height="0.665cm" draw:z-index="85"><draw:object xlink:href="./Object 90" xlink:type="simple" xlink:show="embed" xlink:actuate="onLoad"/><draw:image xlink:href="./ObjectReplacements/Object 90" xlink:type="simple" xlink:show="embed" xlink:actuate="onLoad"/></draw:frame></text:span><text:span text:style-name="T3">. Qualquer outra combinação de eleitores efetivametne votando nas três classes sociais corresponde a uma plataforma no intervalo [</text:span><text:span text:style-name="T3"><draw:frame draw:style-name="fr1" text:anchor-type="as-char" svg:width="0.605cm" svg:height="0.665cm" draw:z-index="86"><draw:object xlink:href="./Object 91" xlink:type="simple" xlink:show="embed" xlink:actuate="onLoad"/><draw:image xlink:href="./ObjectReplacements/Object 91" xlink:type="simple" xlink:show="embed" xlink:actuate="onLoad"/></draw:frame></text:span><text:span text:style-name="T3">,</text:span><text:span text:style-name="T3"><draw:frame draw:style-name="fr1" text:anchor-type="as-char" svg:width="0.605cm" svg:height="0.665cm" draw:z-index="87"><draw:object xlink:href="./Object 92" xlink:type="simple" xlink:show="embed" xlink:actuate="onLoad"/><draw:image xlink:href="./ObjectReplacements/Object 92" xlink:type="simple" xlink:show="embed" xlink:actuate="onLoad"/></draw:frame></text:span><text:span text:style-name="T3">], onde os partidos anunciam suas políticas levando em consideração apenas a renda dos grupos que efetivamente votam, sem qualquer influência das contribuições de campanha.</text:span></text:p>
      <text:p text:style-name="P8"><text:span text:style-name="T3"><text:tab/>Esse resultado explica o padrão observado de incremento dos gastos do governo no século 20, mencionado por Person e Tabellini (2000). De fato, a evolução das sociedades democráticas tem permitido a participação da maioria da população nas eleições. Evoluiu-se de sociedades onde apenas a classe mais abastada tinha direito a voto para uma realidade onde as </text:span><text:soft-page-break/><text:span text:style-name="T3">classes média e pobre também participam do processo eleitoral. Isso tem promovido uma redução na renda média dos eleitores, representada pela variável </text:span><text:span text:style-name="T3"><draw:frame draw:style-name="fr1" text:anchor-type="as-char" svg:width="0.527cm" svg:height="0.665cm" draw:z-index="88"><draw:object xlink:href="./Object 93" xlink:type="simple" xlink:show="embed" xlink:actuate="onLoad"/><draw:image xlink:href="./ObjectReplacements/Object 93" xlink:type="simple" xlink:show="embed" xlink:actuate="onLoad"/></draw:frame></text:span><text:span text:style-name="T3">, gerando, em conseqüência, um aumento na provisão de público de equilíbrio, resultando em maior gasto do governo.</text:span></text:p>
      <text:p text:style-name="P8"><text:span text:style-name="T3"><text:tab/>Persson e Tabellini (2000) também modelaram políticas redistributivas e encontraram que quanto maior a renda do eleitor mediano em relação à renda do eleitor médio, maior o gasto redistributivo. Para ilustrar isso, os autores indicaram o fato de que tanto os gastos quanto a sufrágio têm aumentado em países democráticos ao longo dos anos. Nesse sentido, o modelo complementa o que já havia sido elaborado por Persson e Tabellini (2000), vez que indiretamente revela a relação entre essas duas variáveis (gastos e ampliaçao do sufrágio).</text:span></text:p>
      <text:p text:style-name="P12"/>
      <text:p text:style-name="P8"><text:span text:style-name="T14">O efeito combinado do lobby e da limitação na participação eleitoral</text:span></text:p>
      <text:p text:style-name="P8"><text:span text:style-name="T3"><text:tab/>Supondo agora que existe atividade lobbista e uma porção limitada de cidadãos que participam do processo eleitoral, então o problema do partido </text:span><text:span text:style-name="T14">A</text:span><text:span text:style-name="T3"> é novamente descrito por:</text:span></text:p>
      <table:table table:name="Tabela17" table:style-name="Tabela17">
        <table:table-column table:style-name="Tabela17.A"/>
        <table:table-column table:style-name="Tabela17.B"/>
        <table:table-row table:style-name="Tabela17.1">
          <table:table-cell table:style-name="Tabela17.A1" office:value-type="string">
            <text:p text:style-name="P35"><draw:frame draw:style-name="fr1" text:anchor-type="as-char" svg:width="0.878cm" svg:height="0.82cm" draw:z-index="95"><draw:object xlink:href="./Object 94" xlink:type="simple" xlink:show="embed" xlink:actuate="onLoad"/><draw:image xlink:href="./ObjectReplacements/Object 94" xlink:type="simple" xlink:show="embed" xlink:actuate="onLoad"/></draw:frame><draw:frame draw:style-name="fr1" text:anchor-type="as-char" svg:width="2.148cm" svg:height="0.605cm" draw:z-index="96"><draw:object xlink:href="./Object 95" xlink:type="simple" xlink:show="embed" xlink:actuate="onLoad"/><draw:image xlink:href="./ObjectReplacements/Object 95" xlink:type="simple" xlink:show="embed" xlink:actuate="onLoad"/></draw:frame><text:span text:style-name="T3">= </text:span><text:span text:style-name="T3"><draw:frame draw:style-name="fr1" text:anchor-type="as-char" svg:width="8.147cm" svg:height="1.192cm" draw:z-index="97"><draw:object xlink:href="./Object 96" xlink:type="simple" xlink:show="embed" xlink:actuate="onLoad"/><draw:image xlink:href="./ObjectReplacements/Object 96" xlink:type="simple" xlink:show="embed" xlink:actuate="onLoad"/></draw:frame></text:span></text:p>
            <text:p text:style-name="P49"><text:span text:style-name="T3">r.a.</text:span><text:span text:style-name="T14"> <text:s/></text:span><text:span text:style-name="T14"><draw:frame draw:style-name="fr1" text:anchor-type="as-char" svg:width="2.305cm" svg:height="0.605cm" draw:z-index="98"><draw:object xlink:href="./Object 97" xlink:type="simple" xlink:show="embed" xlink:actuate="onLoad"/><draw:image xlink:href="./ObjectReplacements/Object 97" xlink:type="simple" xlink:show="embed" xlink:actuate="onLoad"/></draw:frame></text:span></text:p>
            <text:p text:style-name="P49"><text:span text:style-name="T1"><text:s text:c="7"/></text:span><text:span text:style-name="T1"><draw:frame draw:style-name="fr1" text:anchor-type="as-char" svg:width="10.649cm" svg:height="1.035cm" draw:z-index="99"><draw:object xlink:href="./Object 98" xlink:type="simple" xlink:show="embed" xlink:actuate="onLoad"/><draw:image xlink:href="./ObjectReplacements/Object 98" xlink:type="simple" xlink:show="embed" xlink:actuate="onLoad"/></draw:frame></text:span></text:p>
          </table:table-cell>
          <table:table-cell table:style-name="Tabela17.A1" office:value-type="string">
            <text:p text:style-name="P45"><text:span text:style-name="T3">(12)</text:span></text:p>
          </table:table-cell>
        </table:table-row>
      </table:table>
      <text:p text:style-name="P8"><text:span text:style-name="T3"><text:tab/>Assim, a escolha ótima do partido </text:span><text:span text:style-name="T14">A</text:span><text:span text:style-name="T3"> é:</text:span></text:p>
      <table:table table:name="Tabela18" table:style-name="Tabela18">
        <table:table-column table:style-name="Tabela18.A"/>
        <table:table-column table:style-name="Tabela18.B"/>
        <table:table-row table:style-name="Tabela18.1">
          <table:table-cell table:style-name="Tabela18.A1" office:value-type="string">
            <text:p text:style-name="P35"><draw:frame draw:style-name="fr1" text:anchor-type="as-char" svg:width="3.263cm" svg:height="1.408cm" draw:z-index="100"><draw:object xlink:href="./Object 99" xlink:type="simple" xlink:show="embed" xlink:actuate="onLoad"/><draw:image xlink:href="./ObjectReplacements/Object 99" xlink:type="simple" xlink:show="embed" xlink:actuate="onLoad"/></draw:frame></text:p>
          </table:table-cell>
          <table:table-cell table:style-name="Tabela18.A1" office:value-type="string">
            <text:p text:style-name="P45"><text:span text:style-name="T3">(13)</text:span></text:p>
          </table:table-cell>
        </table:table-row>
      </table:table>
      <text:p text:style-name="P8"><text:span text:style-name="T3"><text:tab/>A renda ponderada relevante neste caso é </text:span><text:span text:style-name="T3"><draw:frame draw:style-name="fr1" text:anchor-type="as-char" svg:width="6.428cm" svg:height="2.521cm" draw:z-index="101"><draw:object xlink:href="./Object 100" xlink:type="simple" xlink:show="embed" xlink:actuate="onLoad"/><draw:image xlink:href="./ObjectReplacements/Object 100" xlink:type="simple" xlink:show="embed" xlink:actuate="onLoad"/></draw:frame></text:span><text:span text:style-name="T3">.</text:span></text:p>
      <text:p text:style-name="P8"><text:span text:style-name="T3"><text:tab/>Em equilíbrio, partidos anunciam a mesma plataforma </text:span><text:span text:style-name="T3"><draw:frame draw:style-name="fr1" text:anchor-type="as-char" svg:width="0.646cm" svg:height="0.665cm" draw:z-index="102"><draw:object xlink:href="./Object 101" xlink:type="simple" xlink:show="embed" xlink:actuate="onLoad"/><draw:image xlink:href="./ObjectReplacements/Object 101" xlink:type="simple" xlink:show="embed" xlink:actuate="onLoad"/></draw:frame></text:span><text:span text:style-name="T3">. Dessa forma, grupos organizados não contribuem efetivamente para as campanhas eleitorais. Entretanto, os partidos viesam suas plataformas anunciadas tanto em favor desses grupos quanto em favor das classes que mais votam. O equilíbrio final irá depender do resultado agregado desses dois vieses. </text:span></text:p>
      <text:p text:style-name="P8"><text:span text:style-name="T3"><text:tab/></text:span><text:span text:style-name="T13">De acordo com Frey (1971), “one of the best established facts in political science is that political participation is positively correlated with income”. <text:s/></text:span><text:span text:style-name="T19">Greene e Nikolaev (1999) apresentaram evidências empíricas atualizadas disso. O estudo deles inclui cerca de 21.000 observações sobre o comportamento do voto nos Estados Unidos, para concluir que as taxas de participação geralmente crescem monotonicamente com a renda, de forma que classes mais ricas são também as mais participativas no processo eleitoral. Se uma classe rica é organizada e há uma maior participação dos eleitores nesta classe em comparação com uma classe mais pobre, então o viés da classe organizada será amplificado.</text:span><text:span text:style-name="T3"> Os dois efeitos, as potenciais contribuições de campanha e a maior participação nas eleições, reforçam-se mutuamente e a classe mais rica será altamente favorecida pela política vencedora.</text:span></text:p>
      <text:p text:style-name="P8"><text:soft-page-break/><text:span text:style-name="T3"><text:tab/>Por outro lado, suponha agora que o voto é obrigatório, como na Austrália e no Brasil. Então, o efeito da participação eleitoral da classe mais rica será reduzido. Se as classes mais pobres também representam uma boa parte da população, o voto obrigatório irá anular parcialmente o viés em favor da classe rica organizada. Destarte, o modelo sugere que, sob hipóteses razoáveis de relação entre a participação eleitoral e a renda das classes, o voto compulsório pode ser um mecanismo desejável para lidar com o viés natural da política anunciada pelos partidos em favorecimento às classes organizadas. A figura abaixo ilustra bem esse fenômeno.</text:span></text:p>
      <text:p text:style-name="P12"/>
      <text:p text:style-name="P12"/>
      <text:p text:style-name="P12"><draw:g text:anchor-type="char" draw:z-index="1" draw:style-name="gr8"><draw:rect draw:style-name="gr2" draw:text-style-name="P69" svg:width="14.175cm" svg:height="6.984cm" svg:x="1.286cm" svg:y="0.118cm"><text:p/></draw:rect><draw:custom-shape draw:style-name="gr9" draw:text-style-name="P72" svg:width="0.11cm" svg:height="0.489cm" svg:x="14.677cm" svg:y="3.348cm"><text:p><text:span text:style-name="T36"><text:s/></text:span></text:p><draw:enhanced-geometry draw:type="0"/></draw:custom-shape><draw:line draw:style-name="gr10" draw:text-style-name="P71" svg:x1="3.136cm" svg:y1="4.518cm" svg:x2="3.136cm" svg:y2="5.114cm"><text:p/></draw:line><draw:frame draw:style-name="gr11" draw:text-style-name="P69" svg:width="0.562cm" svg:height="0.632cm" svg:x="2.871cm" svg:y="3.609cm"><draw:image xlink:href="Pictures/20000016000034EC00003B89CE7D2FB1514966F3.wmf" xlink:type="simple" xlink:show="embed" xlink:actuate="onLoad"><text:p/></draw:image></draw:frame><draw:line draw:style-name="gr10" draw:text-style-name="P71" svg:x1="8.736cm" svg:y1="4.518cm" svg:x2="8.736cm" svg:y2="5.114cm"><text:p/></draw:line><draw:frame draw:style-name="gr11" draw:text-style-name="P69" svg:width="0.526cm" svg:height="0.703cm" svg:x="8.586cm" svg:y="3.609cm"><draw:image xlink:href="Pictures/200000110000319D00004226B0D2288403667593.wmf" xlink:type="simple" xlink:show="embed" xlink:actuate="onLoad"><text:p/></draw:image></draw:frame><draw:line draw:style-name="gr10" draw:text-style-name="P71" svg:x1="12.142cm" svg:y1="4.518cm" svg:x2="12.142cm" svg:y2="5.114cm"><text:p/></draw:line><draw:frame draw:style-name="gr11" draw:text-style-name="P69" svg:width="0.562cm" svg:height="0.632cm" svg:x="11.763cm" svg:y="3.609cm"><draw:image xlink:href="Pictures/20000016000034EC00003B89DFB79C7EC9871E4D.wmf" xlink:type="simple" xlink:show="embed" xlink:actuate="onLoad"><text:p/></draw:image></draw:frame><draw:line draw:style-name="gr12" draw:text-style-name="P71" svg:x1="1.54cm" svg:y1="5.119cm" svg:x2="14.538cm" svg:y2="5.119cm"><text:p/></draw:line><draw:custom-shape draw:style-name="gr13" draw:text-style-name="P72" svg:width="0.795cm" svg:height="0.906cm" svg:x="1.028cm" svg:y="4.128cm"><text:p><text:span text:style-name="T37">0</text:span></text:p><draw:enhanced-geometry draw:type="0"/></draw:custom-shape><draw:custom-shape draw:style-name="gr13" draw:text-style-name="P72" svg:width="1.165cm" svg:height="0.906cm" svg:x="13.806cm" svg:y="4.128cm"><text:p><text:span text:style-name="T37">yc</text:span></text:p><draw:enhanced-geometry draw:type="0"/></draw:custom-shape><draw:line draw:style-name="gr10" draw:text-style-name="P71" svg:x1="6.334cm" svg:y1="4.518cm" svg:x2="6.334cm" svg:y2="5.114cm"><text:p/></draw:line><draw:frame draw:style-name="gr11" draw:text-style-name="P69" svg:width="0.597cm" svg:height="0.632cm" svg:x="6.046cm" svg:y="3.609cm"><draw:image xlink:href="Pictures/200000110000383A00003B8934BE83D3F536403A.wmf" xlink:type="simple" xlink:show="embed" xlink:actuate="onLoad"><text:p/></draw:image></draw:frame><draw:line draw:style-name="gr10" draw:text-style-name="P71" svg:x1="4.764cm" svg:y1="4.518cm" svg:x2="4.764cm" svg:y2="5.114cm"><text:p/></draw:line><draw:frame draw:style-name="gr11" draw:text-style-name="P69" svg:width="0.597cm" svg:height="0.632cm" svg:x="4.459cm" svg:y="3.609cm"><draw:image xlink:href="Pictures/200000140000383A00003B8907B569B6C2AEDC05.wmf" xlink:type="simple" xlink:show="embed" xlink:actuate="onLoad"><text:p/></draw:image></draw:frame><draw:line draw:style-name="gr5" draw:text-style-name="P71" svg:x1="6.14cm" svg:y1="3.121cm" svg:x2="8.735cm" svg:y2="3.121cm"><text:p/></draw:line><draw:custom-shape draw:style-name="gr13" draw:text-style-name="P72" svg:width="2.707cm" svg:height="0.662cm" svg:x="6.283cm" svg:y="2.279cm"><text:p><text:span text:style-name="T38">Efeito do lobby</text:span></text:p><draw:enhanced-geometry draw:type="0"/></draw:custom-shape><draw:line draw:style-name="gr5" draw:text-style-name="P71" svg:x1="4.736cm" svg:y1="1.921cm" svg:x2="8.733cm" svg:y2="1.921cm"><text:p/></draw:line><draw:custom-shape draw:style-name="gr13" draw:text-style-name="P72" svg:width="6.517cm" svg:height="0.662cm" svg:x="4.695cm" svg:y="1.08cm"><text:p><text:span text:style-name="T38">Efeito do lobby e da participação limitada.</text:span></text:p><draw:enhanced-geometry draw:type="0"/></draw:custom-shape><draw:line draw:style-name="gr14" draw:text-style-name="P71" svg:x1="4.738cm" svg:y1="0.916cm" svg:x2="6.336cm" svg:y2="0.916cm"><text:p/></draw:line><draw:custom-shape draw:style-name="gr13" draw:text-style-name="P72" svg:width="8.533cm" svg:height="0.743cm" svg:x="5.122cm" svg:y="0.039cm"><text:p><text:span text:style-name="T39">Ganho social do voto obrigatório/estimulado</text:span></text:p><draw:enhanced-geometry draw:type="0"/></draw:custom-shape><draw:custom-shape draw:style-name="gr7" draw:text-style-name="P69" svg:width="22.021cm" svg:height="0.743cm" svg:x="-2.997cm" svg:y="5.691cm"><text:p text:style-name="P70"><text:span text:style-name="T40">Figura 2: O efeito do lobby, da participação eleitoral limitada e do voto obrigatório sobre as políticas anunciadas pelos partidos</text:span></text:p><draw:enhanced-geometry draw:type="0"/></draw:custom-shape></draw:g></text:p>
      <text:p text:style-name="P12"/>
      <text:p text:style-name="P12"/>
      <text:p text:style-name="P15"/>
      <text:p text:style-name="P16"/>
      <text:p text:style-name="P16"/>
      <text:p text:style-name="P16"/>
      <text:p text:style-name="P16"/>
      <text:p text:style-name="P16"/>
      <text:p text:style-name="P16"/>
      <text:p text:style-name="P16"/>
      <text:p text:style-name="P8"><text:span text:style-name="T15">O papel do financiamento público</text:span></text:p>
      <text:p text:style-name="P8"><text:span text:style-name="T3"><text:tab/>Finalmente, o efeito do financiamento público das campanhas eleitorais nas platformas políticas é analisado quando há limitações à participação eleitoral. Mais uma vez, a distribuição de recursos públicos baseada na proporção dos partidos no Legislativo não afeta o anúncio dessas plataformas. Além disso, mesmo quando é possível bloquear totalmente as contribuições privadas (</text:span><text:span text:style-name="T3"><draw:frame draw:style-name="fr1" text:anchor-type="as-char" svg:width="0.958cm" svg:height="0.547cm" draw:z-index="103"><draw:object xlink:href="./Object 102" xlink:type="simple" xlink:show="embed" xlink:actuate="onLoad"/><draw:image xlink:href="./ObjectReplacements/Object 102" xlink:type="simple" xlink:show="embed" xlink:actuate="onLoad"/></draw:frame></text:span><text:span text:style-name="T3">), um viés continua em favor das classes que mais votam. Assim, embora o esforço das autoridades eleitorais em controlar contribuições privadas eventualmente ilegais possa reduzir o viés do </text:span><text:span text:style-name="T14">lobby</text:span><text:span text:style-name="T3">, isso é inócuo em relação ao viés da política de equilíbrio causado por uma participação eleitoral reduzida.</text:span></text:p>
      <text:p text:style-name="P8"><text:soft-page-break/><text:span text:style-name="T3"><text:tab/>A conjunção do financiamento público e das contribuições privadas em potencial permanece a pior opção para a sociedade. Essa opção gera desvios da plataforma de equilíbrio em favor das classes com maior participação eleitoral e em favor dos grupos organizados, associado ao fato de que reduz os recursos disponíveis ao consumo privado do eleitorado, como forma de financiar publicamente as campanhas eleitorais.</text:span></text:p>
      <text:p text:style-name="P31"/>
      <text:p text:style-name="P31"/>
      <text:p text:style-name="P30"><text:span text:style-name="T1">4. Conclusão</text:span></text:p>
      <text:p text:style-name="P8"><text:span text:style-name="T3">É notório que nas democracias modernas nem todos os cidadãos efetivamente votam. Neste trabalho apresenta-se uma modelagem que distingue eleitores votantes daqueles que não participam do processo eleitoral, embora sejam todos cidadãos que pagam impostos. A solução do jogo eleitoral que se estabelece ressalta diversas propriedades das políticas vencedoras de equilíbrio. O principal achado aqui é que existe um viés em favor das classes que mais votam. Quanto maior a proporção de eleitores nessa classe específica, mais os partidos tendem a anunciar políticas que favorecem essa classe, na tentativa de maximizar suas chances de obter a maioria dos assentos no Congresso.</text:span></text:p>
      <text:p text:style-name="P8"><text:span text:style-name="T3"><text:tab/></text:span><text:span text:style-name="T19">O que faz esse efeito particularmente interessante é a sua interação com o </text:span><text:span text:style-name="T17">lobby</text:span><text:span text:style-name="T19"> pré-eleitoral. De fator, existe forte evidência de que a classe economicamente mais rica participa mais do processo político. Dessa forma, há uma tendência de viés em favor da política preferida por essa classe devido à sua participação. Ademais, a classe mais rica tende a ser mais organizada e, dessa forma, mais ativa em suas atividades </text:span><text:span text:style-name="T17">lobbistas</text:span><text:span text:style-name="T19">. Isso cria um segundo viés em favor das preferências da classe mais rica. Destarte, as duas características, maior participação eleitoral e melhor organização em </text:span><text:span text:style-name="T17">lobby</text:span><text:span text:style-name="T19">, levam as plataformas de equilíbrio em direção às políticas preferidas pela classe mais rica, distanciando-as da socialmente ótima.</text:span></text:p>
      <text:p text:style-name="P8"><text:span text:style-name="T3"><text:tab/>Neste cenário, o financiamento público de campanhas eleitorais não tem um efeito significante. Os recursos públicos são distribuídos em campanhas eleitorais de uma forma que não afeta o anúncio das plataformas pelos partidos, o que torna esse tipo de financiamento irrelevante para a definição das plataformas de equilíbrio.</text:span></text:p>
      <text:p text:style-name="P8"><text:span text:style-name="T3"><text:tab/>O único fator ligando o financiamento público às campanhas eleitorasis que pode reduzier o viés em favor de grupos específicos é o controle das autoridades eleitorais sobre contribuições privadas ilegais. Porém, tal controle afeta apenas o viés em favor de grupos organizados em </text:span><text:span text:style-name="T14">lobby</text:span><text:span text:style-name="T3">, de maneira que, do ponto de vista do bem-estar social, o financiamento público de campanhas eleitorais pode se mostrar um gasto desnecessário.</text:span></text:p>
      <text:p text:style-name="P8"><text:span text:style-name="T3"><text:tab/>A principal implicação política do presente estudo é que o voto obrigatório pode indiretamente afetar as plataformas anunciadas e promover uma melhoria do bem-estar social nas sociedades onde está claro que há uma maior participação política nas classes com maior renda do que nas de menor renda. Ressalta-se, entretanto, que se a classe mais rica e organizada tiver menor taxa de participação política, então o voto voluntário seria mais desejável que o compulsório como forma de minimizar o viés do </text:span><text:span text:style-name="T14">lobby</text:span><text:span text:style-name="T3">.</text:span></text:p>
      <text:p text:style-name="P8"><text:span text:style-name="T3"><text:tab/>A escolha entre um sistema ou outro é muito importante, especialmente em países em desenvolvimento, como o Brasil, onde a renda e o nível de educação são positivamente correlacionados, e onde quanto maior o nível educacional maior a proporção de agentes dispostos a participar do processo eleitoral (Elkins, 2000). Em países como esse, o voto voluntário não promove a escolha da política mais próxima da socialmente ótima, o que pode explicar porque o voto é obrigatório no Brasil e em outros países em desenvolvimento.</text:span></text:p>
      <text:p text:style-name="P8"><text:span text:style-name="T3"><text:tab/>Este trabalho contribui para a discussão sobre se o voto deve ser voluntário ou obrigatório, apresentando um modelo rico o suficiente para incluir ambas as análises de </text:span><text:soft-page-break/><text:span text:style-name="T3">participação eleitoral limitada e financiamento público e privado. Isso pode ser extendido de diversas formas para testar a robustez das suas conclusões. Primeiro, uma versão repetida do jogo pode ser analisada, de maneira a se avaliarem os efeitos de longo prazo do financiamento público e privado, como em Portugal e Bugarin (2008). Além disso, também seguindo Portugal e Bugarin (2008), a motivação política pode ser adicionada às preferências dos partidos de maneira que as plataformas dos partidos possam divergir no equilíbrio. Neste caso, haveria contribuições privadas em equilíbrio e seria possível analisar os efeitos de equilíbrio da desigualdade no longo prazo, por exemplo. Essas extensões são apresentadas como sugestões para pesquisas futuras.</text:span></text:p>
      <text:p text:style-name="P12"/>
      <text:p text:style-name="P12"/>
      <text:p text:style-name="P30"><text:span text:style-name="T1">Bibliography</text:span></text:p>
      <text:p text:style-name="P68"><text:span text:style-name="T3">Börgers, T. 2004. </text:span><text:span text:style-name="T8">‘Costly Voting’. </text:span><text:span text:style-name="T11">American Economic Review</text:span><text:span text:style-name="T8">, 94: 57-67.</text:span></text:p>
      <text:p text:style-name="P24"><text:span text:style-name="T8">Bugarin, M. 1999. ‘Vote Splitting as Insurance Against Uncertainty’. </text:span><text:span text:style-name="T11">Public Choice</text:span><text:span text:style-name="T8">, 98: 153-69.</text:span></text:p>
      <text:p text:style-name="P24"><text:span text:style-name="T8">Bugarin, M. 2003. ‘Vote Splitting, Reelection and Electoral Control: Towards a Unified Model’. </text:span><text:span text:style-name="T11">Social Choice and Welfare</text:span><text:span text:style-name="T8">, 20: 137-54.</text:span></text:p>
      <text:p text:style-name="P24"><text:span text:style-name="T8">Downs, A. 1957. ‘An Economic Theory of Democracy’. New York: Harper and Row.</text:span></text:p>
      <text:p text:style-name="P25"><text:span text:style-name="T3">Elkins, Z. 2000. ‘Quem iria votar? Conhecendo as conseqüências do voto obrigatório no Brasil’. </text:span><text:span text:style-name="T10">Opinião Pública, Volume VI</text:span><text:span text:style-name="T8">, 109-136.</text:span></text:p>
      <text:p text:style-name="P25"><text:span text:style-name="T8">Ferejohn, J. 1986. ‘Incumbent Performance and Electoral Control’. </text:span><text:span text:style-name="T11">Public Choice</text:span><text:span text:style-name="T8">, 50: 5-26.</text:span></text:p>
      <text:p text:style-name="P25"><text:span text:style-name="T8">Frey, B. 1971. ‘</text:span><text:span text:style-name="T9">Adicionado</text:span><text:bookmark-start text:name="Result_30"/><text:a xlink:type="simple" xlink:href="http://web.ebscohost.com/ehost/viewarticle?data=dGJyMPPp44rp2%2FdV0%2Bnjisfk5Ie46bVItKa2UK6k53rr2%2BGL7qTjgO3p8livpa9MraiuSLaWt1Kwq7hMtpa%2FZaTq8Hns6d978t%2Fthufau0mvq7ZOsKi3UbWc6nns3buI8qPgiqTa4FXj5eY%2B8tflVb%2FEpHnss65ItKm0SbSc5Ifw49%2BMu9zzhOrq45Dy&amp;hid=120" text:style-name="Internet_20_link" text:visited-style-name="Visited_20_Internet_20_Link"><text:span text:style-name="T8">Why Do High Income People Participate More in Politics?</text:span></text:a><text:bookmark-end text:name="Result_30"/><text:span text:style-name="T8">’. </text:span><text:span text:style-name="T10">Public Choice</text:span><text:span text:style-name="T8">, 11:100-05.</text:span></text:p>
      <text:p text:style-name="P25"><text:span text:style-name="T8">Greene, K. V. and Nikolaev, O. 1999. ‘Voter Participation and the Redistributive State’. </text:span><text:span text:style-name="T11">Public Choice</text:span><text:span text:style-name="T8">, 98: 213-226.</text:span></text:p>
      <text:p text:style-name="P24"><text:span text:style-name="T8">Grossman, G. e Helpman, E. 1996. ‘Electoral Competition and Special Interest Politics’. </text:span><text:span text:style-name="T11">Review of Economic Studies</text:span><text:span text:style-name="T8">, 63: 265-286.</text:span></text:p>
      <text:p text:style-name="P24"><text:span text:style-name="T8">Grossman, G. e Helpman, E. 2001. </text:span><text:span text:style-name="T10">Special Interest Politics</text:span><text:span text:style-name="T8">, Cambridge: MIT Press.</text:span></text:p>
      <text:p text:style-name="P24"><text:span text:style-name="T8">Husted, T. e Kenny, L. 1997. ‘The Effect of the Expansion of the Voting Franchise on the Size of Government’. </text:span><text:span text:style-name="T11">The Journal of Political Economy</text:span><text:span text:style-name="T8">, 105: 54-82</text:span></text:p>
      <text:p text:style-name="P24"><text:span text:style-name="T8">Jakee, K. e Sun, G. 2006. ‘Is Compulsory Voting More Democratic?’. </text:span><text:span text:style-name="T10">Public Choice</text:span><text:span text:style-name="T8">, 129: 61-75.</text:span></text:p>
      <text:p text:style-name="P24"><text:span text:style-name="T8">Krasa, S. e Polborn, M. 2009. ‘Is Mandatory Voting Better than Voluntary Voting?’. </text:span><text:span text:style-name="T10">Games and Economic Behavior</text:span><text:span text:style-name="T8">, 66: 275-291. </text:span></text:p>
      <text:p text:style-name="P24"><text:span text:style-name="T8">Lijphart, A. 1997. “Unequal Participation: Democracy’s Unresolved Dilemma’. </text:span><text:span text:style-name="T10">American Political Science Review</text:span><text:span text:style-name="T8">, 91: 1-14.</text:span></text:p>
      <text:p text:style-name="P24"><text:span text:style-name="T8">Persson, T. e Tabellini, G. 2000. </text:span><text:span text:style-name="T11">Political Economics – Explaining Economic Policy</text:span><text:span text:style-name="T8">. The MIT Press.</text:span></text:p>
      <text:p text:style-name="P23"><text:span text:style-name="T8">Portugal, A. e Bugarin, M. 2008. ‘Electoral Campaign Financing: the role of public contributions and party ideology’. </text:span><text:span text:style-name="T11">Economía, The Journal of the Latin American and Caribbean Economic Association</text:span><text:span text:style-name="T8">, 8 (1):143-171.</text:span></text:p>
      <text:p text:style-name="P23"><text:span text:style-name="T8">United Nations Development Programme (UNDP), 2005. </text:span><text:span text:style-name="T10">Democracy in Latin America: towards a citizen’s democracy</text:span><text:span text:style-name="T8">. </text:span><text:span text:style-name="T3">Buenos Aires: Aguilar, Altea, Taurus, Alfaguara.</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letter-kerning="tru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pt" fo:country="BR" style:letter-kerning="tru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language-asian="ar" style:country-asian="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762cm" fo:margin-right="0cm" fo:text-indent="-0.762cm" style:auto-text-indent="false" fo:keep-with-next="always">
        <style:tab-stops>
          <style:tab-stop style:position="0.762cm"/>
        </style:tab-stops>
      </style:paragraph-properties>
      <style:text-properties fo:font-size="14pt" fo:font-style="italic" style:text-underline-style="solid" style:text-underline-width="auto" style:text-underline-color="font-color" style:font-size-asian="14pt" style:font-style-asian="italic"/>
    </style:style>
    <style:style style:name="Heading_20_5" style:display-name="Heading 5" style:family="paragraph" style:parent-style-name="Standard" style:next-style-name="Standard" style:default-outline-level="5" style:list-style-name="" style:class="text">
      <style:paragraph-properties fo:margin-left="1.778cm" fo:margin-right="0cm" fo:text-align="center" style:justify-single-word="false" fo:text-indent="-1.778cm" style:auto-text-indent="false" fo:keep-with-next="always">
        <style:tab-stops>
          <style:tab-stop style:position="1.778cm"/>
        </style:tab-stops>
      </style:paragraph-properties>
      <style:text-properties fo:font-size="18pt" fo:font-weight="bold" style:font-size-asian="18pt" style:font-weight-asian="bold"/>
    </style:style>
    <style:style style:name="Título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Legenda1" style:family="paragraph" style:parent-style-name="Standard" style:next-style-name="Standard" style:default-outline-level="">
      <style:paragraph-properties fo:line-height="150%" fo:text-align="center" style:justify-single-word="false"/>
      <style:text-properties fo:font-size="12pt" style:font-size-asian="12pt"/>
    </style:style>
    <style:style style:name="Texto_20_em_20_bloco1" style:display-name="Texto em bloco1" style:family="paragraph" style:parent-style-name="Standard" style:default-outline-level="">
      <style:paragraph-properties fo:margin-left="1cm" fo:margin-right="1cm" fo:text-align="justify" style:justify-single-word="false" fo:text-indent="0cm" style:auto-text-indent="false"/>
      <style:text-properties fo:font-size="12pt" fo:language="en" fo:country="US" style:font-size-asian="12pt"/>
    </style:style>
    <style:style style:name="Body_20_Text_20_21" style:display-name="Body Text 21" style:family="paragraph" style:parent-style-name="Standard" style:default-outline-level="">
      <style:paragraph-properties fo:text-align="justify" style:justify-single-word="false"/>
      <style:text-properties fo:font-size="14pt" style:font-size-asian="14pt"/>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fo:font-size="14pt" style:font-size-asian="14pt"/>
    </style:style>
    <style:style style:name="footnote_20_text" style:display-name="footnote text" style:family="paragraph" style:parent-style-name="Standard" style:default-outline-level=""/>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1.251cm" style:auto-text-indent="false"/>
      <style:text-properties fo:font-size="14pt" style:font-size-asian="14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onteúdo_20_de_20_tabela" style:display-name="Conteúdo de tabela" style:family="paragraph" style:parent-style-name="Standard" style:default-outline-level="">
      <style:paragraph-properties text:number-lines="false" text:line-number="0"/>
    </style:style>
    <style:style style:name="Título_20_de_20_tabela" style:display-name="Título de tabela" style:family="paragraph" style:parent-style-name="Conteúdo_20_de_20_tabela" style:default-outline-level="">
      <style:paragraph-properties fo:text-align="center" style:justify-single-word="false"/>
      <style:text-properties fo:font-weight="bold" style:font-weight-asian="bold" style:font-weight-complex="bold"/>
    </style:style>
    <style:style style:name="Footnote" style:family="paragraph" style:parent-style-name="Standard" style:class="extra"/>
    <style:style style:name="Default_20_Paragraph_20_Font" style:display-name="Default Paragraph Font" style:family="text"/>
    <style:style style:name="WW8Num1z0" style:family="text">
      <style:text-properties style:font-name="Symbol" fo:font-family="Symbol" style:font-family-generic="roman" style:font-pitch="variable" fo:font-size="10pt" style:font-size-asian="10pt"/>
    </style:style>
    <style:style style:name="WW8Num1z1" style:family="text">
      <style:text-properties style:font-name="Courier New" fo:font-family="'Courier New'" style:font-family-generic="roman" style:font-pitch="variable" fo:font-size="10pt" style:font-size-asian="10pt"/>
    </style:style>
    <style:style style:name="WW8Num1z2" style:family="text">
      <style:text-properties style:font-name="Wingdings" fo:font-family="Wingdings" style:font-family-generic="roman" style:font-pitch="variable" fo:font-size="10pt" style:font-size-asian="10pt"/>
    </style:style>
    <style:style style:name="Fonte_20_parág._20_padrão1" style:display-name="Fonte parág. padrão1" style:family="text"/>
    <style:style style:name="Caracteres_20_de_20_nota_20_de_20_rodapé" style:display-name="Caracteres de nota de rodapé" style:family="text" style:parent-style-name="Fonte_20_parág._20_padrão1">
      <style:text-properties style:text-position="super 58%"/>
    </style:style>
    <style:style style:name="Caracteres_20_de_20_Nota_20_de_20_Rodapé" style:display-name="Caracteres de Nota de Rodapé" style:family="text" style:parent-style-name="Fonte_20_parág._20_padrão1">
      <style:text-properties style:text-position="super 58%"/>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page_20_number" style:display-name="page number" style:family="text" style:parent-style-name="Fonte_20_parág._20_padrão1"/>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Caracteres_20_de_20_nota_20_de_20_fim" style:display-name="Caracteres de nota de fim" style:family="text"/>
    <style:style style:name="Rodapé_20_Char" style:display-name="Rodapé Char" style:family="text" style:parent-style-name="Default_20_Paragraph_20_Font">
      <style:text-properties fo:font-size="14pt" style:font-size-asian="14pt" style:language-asian="ar" style:country-asian="SA"/>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cm" fo:margin-left="2.501cm" fo:margin-right="2cm" fo:background-color="#ffffff"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blic and Private Financing of Electoral Campaigns:</dc:title>
    <meta:initial-creator>Maurício Bugarin</meta:initial-creator>
    <meta:editing-cycles>7</meta:editing-cycles>
    <meta:print-date>2008-01-14T19:05:00</meta:print-date>
    <meta:creation-date>2010-07-20T21:56:00</meta:creation-date>
    <dc:date>2017-04-06T13:12:35.220281825</dc:date>
    <meta:editing-duration>PT36M56S</meta:editing-duration>
    <meta:generator>LibreOffice/5.1.6.2$Linux_X86_64 LibreOffice_project/10m0$Build-2</meta:generator>
    <meta:document-statistic meta:table-count="18" meta:image-count="0" meta:object-count="102" meta:page-count="16" meta:paragraph-count="194" meta:word-count="6485" meta:character-count="41312" meta:non-whitespace-character-count="348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tyle mathsize="12pt">
        <mrow>
          <msup>
            <mi>y</mi>
            <mstyle mathsize="8pt">
              <mi>R</mi>
            </mstyle>
          </msup>
          <mo stretchy="false">&gt;</mo>
          <msup>
            <mi>y</mi>
            <mstyle mathsize="8pt">
              <mi>M</mi>
            </mstyle>
          </msup>
          <mo stretchy="false">&gt;</mo>
          <msup>
            <mi>y</mi>
            <mstyle mathsize="8pt">
              <mi>P</mi>
            </mstyle>
          </msup>
        </mrow>
      </mstyle>
      <mrow/>
    </mrow>
    <annotation encoding="StarMath 5.0"> size 12{y rSup { size 8{R} } &gt;y rSup { size 8{M} } &gt;y rSup { size 8{P} } } {}</annotation>
  </semantics>
</math>
</file>

<file path=Object 10/content.xml><?xml version="1.0" encoding="utf-8"?>
<math xmlns="http://www.w3.org/1998/Math/MathML" display="block">
  <semantics>
    <mrow>
      <mstyle mathsize="12pt">
        <mrow>
          <mrow>
            <munder>
              <mo stretchy="false">∑</mo>
              <mstyle mathsize="8pt">
                <mi>J</mi>
              </mstyle>
            </munder>
            <mrow>
              <mo stretchy="false">(</mo>
              <msup>
                <mi>ε</mi>
                <mstyle mathsize="8pt">
                  <mi>J</mi>
                </mstyle>
              </msup>
            </mrow>
          </mrow>
          <mrow>
            <mspace width="0.5em"/>
            <mo stretchy="false">+</mo>
            <mspace width="0.5em"/>
          </mrow>
          <mi>α</mi>
          <msup>
            <mi>'</mi>
            <mstyle mathsize="8pt">
              <mi>J</mi>
            </mstyle>
          </msup>
          <mo stretchy="false">)</mo>
          <mspace width="0.5em"/>
          <mrow>
            <msup>
              <mi>y</mi>
              <mstyle mathsize="8pt">
                <mi>J</mi>
              </mstyle>
            </msup>
            <mo stretchy="false">=</mo>
            <mrow>
              <munder>
                <mo stretchy="false">∑</mo>
                <mstyle mathsize="8pt">
                  <mi>J</mi>
                </mstyle>
              </munder>
              <mrow>
                <msup>
                  <mi>α</mi>
                  <mstyle mathsize="8pt">
                    <mi>J</mi>
                  </mstyle>
                </msup>
                <msup>
                  <mi>y</mi>
                  <mstyle mathsize="8pt">
                    <mi>J</mi>
                  </mstyle>
                </msup>
              </mrow>
            </mrow>
            <mo stretchy="false">=</mo>
            <mspace width="0.5em"/>
          </mrow>
          <mi>y</mi>
        </mrow>
      </mstyle>
      <mrow/>
    </mrow>
    <annotation encoding="StarMath 5.0"> size 12{ Sum cSub { size 8{J} }  { \( ε rSup { size 8{J} } } `+`α' rSup { size 8{J} }  \) `y rSup { size 8{J} } = Sum cSub { size 8{J} }  {α rSup { size 8{J} } y rSup { size 8{J} } } =`y} {}</annotation>
  </semantics>
</math>
</file>

<file path=Object 100/content.xml><?xml version="1.0" encoding="utf-8"?>
<math xmlns="http://www.w3.org/1998/Math/MathML" display="block">
  <semantics>
    <mtable>
      <mtr>
        <mtd>
          <mstyle mathsize="8pt">
            <mi>J</mi>
          </mstyle>
        </mtd>
      </mtr>
      <mtr>
        <mtd>
          <mrow>
            <mrow>
              <mfrac>
                <msup>
                  <mi>α</mi>
                  <mrow/>
                </msup>
                <msup>
                  <mi>α</mi>
                  <mi>'</mi>
                </msup>
              </mfrac>
              <mo stretchy="false">+</mo>
              <mi>ψ</mi>
            </mrow>
            <mo stretchy="false">(</mo>
            <mi>λ</mi>
            <mspace width="0.5em"/>
            <mi>h</mi>
            <mspace width="0.5em"/>
            <msup>
              <mo stretchy="false">)</mo>
              <mstyle mathsize="8pt">
                <mn>2</mn>
              </mstyle>
            </msup>
            <msup>
              <mi>O</mi>
              <mstyle mathsize="8pt">
                <mi>J</mi>
              </mstyle>
            </msup>
            <msup>
              <mrow>
                <mo fence="true" stretchy="true">(</mo>
                <mrow>
                  <msup>
                    <mi>α</mi>
                    <mstyle mathsize="8pt">
                      <mi>J</mi>
                    </mstyle>
                  </msup>
                </mrow>
                <mo fence="true" stretchy="true">)</mo>
              </mrow>
              <mstyle mathsize="8pt">
                <mn>2</mn>
              </mstyle>
            </msup>
          </mrow>
        </mtd>
      </mtr>
      <mtr>
        <mtd>
          <mrow/>
        </mtd>
      </mtr>
      <mtr>
        <mtd>
          <mrow/>
        </mtd>
      </mtr>
      <mtr>
        <mtd>
          <msup>
            <mi>y</mi>
            <mstyle mathsize="8pt">
              <mi>J</mi>
            </mstyle>
          </msup>
        </mtd>
      </mtr>
      <mtr>
        <mtd>
          <mrow/>
        </mtd>
      </mtr>
      <mtr>
        <mtd>
          <mstyle mathsize="8pt">
            <mi>J</mi>
          </mstyle>
        </mtd>
      </mtr>
      <mtr>
        <mtd>
          <mrow>
            <mrow>
              <mfrac>
                <msup>
                  <mi>α</mi>
                  <mrow/>
                </msup>
                <msup>
                  <mi>α</mi>
                  <mi>'</mi>
                </msup>
              </mfrac>
              <mo stretchy="false">+</mo>
              <mi>ψ</mi>
            </mrow>
            <mo stretchy="false">(</mo>
            <mi>λ</mi>
            <mspace width="0.5em"/>
            <mi>h</mi>
            <mspace width="0.5em"/>
            <msup>
              <mo stretchy="false">)</mo>
              <mstyle mathsize="8pt">
                <mn>2</mn>
              </mstyle>
            </msup>
            <msup>
              <mi>O</mi>
              <mstyle mathsize="8pt">
                <mi>J</mi>
              </mstyle>
            </msup>
            <msup>
              <mrow>
                <mo fence="true" stretchy="true">(</mo>
                <mrow>
                  <msup>
                    <mi>α</mi>
                    <mstyle mathsize="8pt">
                      <mi>J</mi>
                    </mstyle>
                  </msup>
                </mrow>
                <mo fence="true" stretchy="true">)</mo>
              </mrow>
              <mstyle mathsize="8pt">
                <mn>2</mn>
              </mstyle>
            </msup>
          </mrow>
        </mtd>
      </mtr>
      <mtr>
        <mtd>
          <mrow/>
        </mtd>
      </mtr>
      <mtr>
        <mtd>
          <mrow/>
        </mtd>
      </mtr>
      <mtr>
        <mtd>
          <mrow/>
        </mtd>
      </mtr>
      <mtr>
        <mtd>
          <mrow/>
        </mtd>
      </mtr>
      <mtr>
        <mtd>
          <mrow/>
        </mtd>
      </mtr>
      <mtr>
        <mtd>
          <mrow/>
        </mtd>
      </mtr>
      <mtr>
        <mtd>
          <mrow>
            <munder>
              <mo stretchy="false">∑</mo>
              <mstyle mathsize="8pt">
                <mi>J</mi>
              </mstyle>
            </munder>
            <mrow/>
          </mrow>
        </mtd>
      </mtr>
      <mtr>
        <mtd>
          <mrow/>
        </mtd>
      </mtr>
      <mtr>
        <mtd>
          <mrow>
            <mrow>
              <msup>
                <mi>y</mi>
                <mstyle mathsize="8pt">
                  <mi>L</mi>
                </mstyle>
              </msup>
              <mo stretchy="false">=</mo>
              <mspace width="0.5em"/>
            </mrow>
            <mrow/>
          </mrow>
        </mtd>
      </mtr>
      <mtr>
        <mtd>
          <mstyle mathsize="12pt">
            <mrow/>
          </mstyle>
        </mtd>
      </mtr>
    </mtable>
    <annotation encoding="StarMath 5.0"> size 12{y rSup { size 8{L} } =` {  { Sum cSub { size 8{J} }  { left ( {  { { {α}} sup { ' } rSup { size 8{J} } }  over  { { {α}} sup { ' }} } +ψ \( λ`h` \)  rSup { size 8{2} } O rSup { size 8{J} }  left (α rSup { size 8{J} }  right ) rSup { size 8{2} }  right )y rSup { size 8{J} } } }  over  { Sum cSub { size 8{J} }  { left ( {  { { {α}} sup { ' } rSup { size 8{J} } }  over  { { {α}} sup { ' }} } +ψ \( λ`h` \)  rSup { size 8{2} } O rSup { size 8{J} }  left (α rSup { size 8{J} }  right ) rSup { size 8{2} }  right )} } } } {}</annotation>
  </semantics>
</math>
</file>

<file path=Object 101/content.xml><?xml version="1.0" encoding="utf-8"?>
<math xmlns="http://www.w3.org/1998/Math/MathML" display="block">
  <semantics>
    <mrow>
      <mstyle mathsize="12pt">
        <msup>
          <mover accent="true">
            <mover accent="true">
              <mi>g</mi>
              <mo stretchy="false">¯</mo>
            </mover>
            <mo stretchy="false">¯</mo>
          </mover>
          <mstyle mathsize="8pt">
            <mi>L</mi>
          </mstyle>
        </msup>
      </mstyle>
      <mrow/>
    </mrow>
    <annotation encoding="StarMath 5.0"> size 12{ { bar  bar  {g}} rSup { size 8{L} } } {}</annotation>
  </semantics>
</math>
</file>

<file path=Object 102/content.xml><?xml version="1.0" encoding="utf-8"?>
<math xmlns="http://www.w3.org/1998/Math/MathML" display="block">
  <semantics>
    <mrow>
      <mstyle mathsize="12pt">
        <mrow>
          <mi>λ</mi>
          <mrow>
            <mspace width="0.5em"/>
            <mo stretchy="false">=</mo>
            <mspace width="0.5em"/>
          </mrow>
          <mn>0</mn>
        </mrow>
      </mstyle>
      <mrow/>
    </mrow>
    <annotation encoding="StarMath 5.0"> size 12{λ`=`0} {}</annotation>
  </semantics>
</math>
</file>

<file path=Object 11/content.xml><?xml version="1.0" encoding="utf-8"?>
<math xmlns="http://www.w3.org/1998/Math/MathML" display="block">
  <semantics>
    <mrow>
      <mstyle mathsize="12pt">
        <mrow>
          <mi>τ</mi>
          <mspace width="0.5em"/>
          <mrow>
            <munder>
              <mo stretchy="false">∑</mo>
              <mstyle mathsize="8pt">
                <mi>J</mi>
              </mstyle>
            </munder>
            <mrow>
              <mo stretchy="false">(</mo>
              <msup>
                <mi>ε</mi>
                <mstyle mathsize="8pt">
                  <mi>J</mi>
                </mstyle>
              </msup>
            </mrow>
          </mrow>
          <mrow>
            <mspace width="0.5em"/>
            <mo stretchy="false">+</mo>
            <mspace width="0.5em"/>
          </mrow>
          <mi>α</mi>
          <msup>
            <mi>'</mi>
            <mstyle mathsize="8pt">
              <mi>J</mi>
            </mstyle>
          </msup>
          <mo stretchy="false">)</mo>
          <mspace width="0.5em"/>
          <mrow>
            <msup>
              <mi>y</mi>
              <mstyle mathsize="8pt">
                <mi>J</mi>
              </mstyle>
            </msup>
            <mo stretchy="false">=</mo>
            <mspace width="0.5em"/>
          </mrow>
          <mi>τ</mi>
          <mspace width="0.5em"/>
          <mi>y</mi>
          <mrow>
            <mspace width="0.5em"/>
            <mo stretchy="false">=</mo>
            <mspace width="0.5em"/>
          </mrow>
          <mi>g</mi>
          <mrow>
            <mspace width="0.5em"/>
            <mo stretchy="false">+</mo>
            <mspace width="0.5em"/>
          </mrow>
          <mi>c</mi>
        </mrow>
      </mstyle>
      <mrow/>
    </mrow>
    <annotation encoding="StarMath 5.0"> size 12{τ` Sum cSub { size 8{J} }  { \( ε rSup { size 8{J} } } `+`α' rSup { size 8{J} }  \) `y rSup { size 8{J} } =`τ`y`=`g`+`c} {}</annotation>
  </semantics>
</math>
</file>

<file path=Object 12/content.xml><?xml version="1.0" encoding="utf-8"?>
<math xmlns="http://www.w3.org/1998/Math/MathML" display="block">
  <semantics>
    <mrow>
      <mstyle mathsize="12pt">
        <mrow>
          <munder>
            <mstyle mathvariant="italic">
              <mtext>Max</mtext>
            </mstyle>
            <mstyle mathsize="8pt">
              <msup>
                <mi>c</mi>
                <mstyle mathsize="6pt">
                  <mi>J</mi>
                </mstyle>
              </msup>
            </mstyle>
          </munder>
          <mspace width="1em"/>
          <msup>
            <mi>c</mi>
            <mi>J</mi>
          </msup>
          <mstyle mathsize="12pt">
            <mrow>
              <mrow>
                <mo stretchy="false">+</mo>
                <mspace width="1em"/>
              </mrow>
              <mi>H</mi>
              <mo stretchy="false">(</mo>
              <mi>g</mi>
              <mo stretchy="false">)</mo>
            </mrow>
          </mstyle>
        </mrow>
      </mstyle>
      <mrow/>
    </mrow>
    <annotation encoding="StarMath 5.0"> size 12{ { ital "Max"}  cSub { size 8{c rSup { size 6{J} } } } ``c rSup {J}  size 12{+``H \( g \) }} {}</annotation>
  </semantics>
</math>
</file>

<file path=Object 13/content.xml><?xml version="1.0" encoding="utf-8"?>
<math xmlns="http://www.w3.org/1998/Math/MathML" display="block">
  <semantics>
    <mrow>
      <mstyle mathsize="12pt">
        <mrow>
          <mrow>
            <msup>
              <mi>c</mi>
              <mstyle mathsize="8pt">
                <mi>J</mi>
              </mstyle>
            </msup>
            <mo stretchy="false">≤</mo>
            <mo stretchy="false">(</mo>
          </mrow>
          <mrow>
            <mn>1</mn>
            <mo stretchy="false">−</mo>
            <mi>τ</mi>
          </mrow>
          <mo stretchy="false">)</mo>
          <msup>
            <mi>y</mi>
            <mstyle mathsize="8pt">
              <mi>J</mi>
            </mstyle>
          </msup>
        </mrow>
      </mstyle>
      <mrow/>
    </mrow>
    <annotation encoding="StarMath 5.0"> size 12{c rSup { size 8{J} }  &lt;=  \( 1 - τ \) y rSup { size 8{J} } } {}</annotation>
  </semantics>
</math>
</file>

<file path=Object 14/content.xml><?xml version="1.0" encoding="utf-8"?>
<math xmlns="http://www.w3.org/1998/Math/MathML" display="block">
  <semantics>
    <mrow>
      <mstyle mathsize="12pt">
        <mrow>
          <msup>
            <mi>W</mi>
            <mstyle mathsize="8pt">
              <mi>J</mi>
            </mstyle>
          </msup>
          <mrow>
            <mrow>
              <mo fence="true" stretchy="true">(</mo>
              <mrow>
                <mi>g</mi>
              </mrow>
              <mo fence="true" stretchy="true">)</mo>
            </mrow>
            <mo stretchy="false">=</mo>
            <mrow>
              <mo fence="true" stretchy="true">(</mo>
              <mrow>
                <mrow>
                  <mi>y</mi>
                  <mo stretchy="false">−</mo>
                  <mi>g</mi>
                  <mo stretchy="false">−</mo>
                  <mi>c</mi>
                </mrow>
              </mrow>
              <mo fence="true" stretchy="true">)</mo>
            </mrow>
          </mrow>
          <mrow>
            <mfrac>
              <msup>
                <mi>y</mi>
                <mstyle mathsize="8pt">
                  <mi>J</mi>
                </mstyle>
              </msup>
              <mi>y</mi>
            </mfrac>
            <mo stretchy="false">+</mo>
            <mi>H</mi>
          </mrow>
          <mrow>
            <mo fence="true" stretchy="true">(</mo>
            <mrow>
              <mi>g</mi>
            </mrow>
            <mo fence="true" stretchy="true">)</mo>
          </mrow>
        </mrow>
      </mstyle>
      <mrow/>
    </mrow>
    <annotation encoding="StarMath 5.0"> size 12{W rSup { size 8{J} }  left (g right )= left (y - g - c right ) {  {y rSup { size 8{J} } }  over  {y} } +H left (g right )} {}</annotation>
  </semantics>
</math>
</file>

<file path=Object 15/content.xml><?xml version="1.0" encoding="utf-8"?>
<math xmlns="http://www.w3.org/1998/Math/MathML" display="block">
  <semantics>
    <mrow>
      <mstyle mathsize="12pt">
        <mrow>
          <msubsup>
            <mi>g</mi>
            <mstyle mathsize="8pt">
              <mi>J</mi>
            </mstyle>
            <mstyle mathsize="8pt">
              <mrow/>
            </mstyle>
          </msubsup>
          <mrow>
            <mspace width="0.5em"/>
            <mo stretchy="false">=</mo>
            <mspace width="0.5em"/>
          </mrow>
          <mo stretchy="false">(</mo>
          <mi>H</mi>
          <mi>'</mi>
          <msup>
            <mo stretchy="false">)</mo>
            <mstyle mathsize="8pt">
              <mrow>
                <mo stretchy="false">−</mo>
                <mn>1</mn>
              </mrow>
            </mstyle>
          </msup>
          <mrow>
            <mo fence="true" stretchy="true">(</mo>
            <mrow>
              <mfrac>
                <msup>
                  <mi>y</mi>
                  <mstyle mathsize="8pt">
                    <mi>J</mi>
                  </mstyle>
                </msup>
                <mi>y</mi>
              </mfrac>
            </mrow>
            <mo fence="true" stretchy="true">)</mo>
          </mrow>
        </mrow>
      </mstyle>
      <mrow/>
    </mrow>
    <annotation encoding="StarMath 5.0"> size 12{g rSub { size 8{J} }  rSup { size 8{*} } `=` \( H' \)  rSup { size 8{ - 1} }  left ( {  {y rSup { size 8{J} } }  over  {y} }  right )} {}</annotation>
  </semantics>
</math>
</file>

<file path=Object 16/content.xml><?xml version="1.0" encoding="utf-8"?>
<math xmlns="http://www.w3.org/1998/Math/MathML" display="block">
  <semantics>
    <mrow>
      <mstyle mathsize="12pt">
        <msup>
          <mi>g</mi>
          <mstyle mathsize="8pt">
            <mrow/>
          </mstyle>
        </msup>
      </mstyle>
      <mrow/>
    </mrow>
    <annotation encoding="StarMath 5.0"> size 12{g rSup { size 8{*} } } {}</annotation>
  </semantics>
</math>
</file>

<file path=Object 17/content.xml><?xml version="1.0" encoding="utf-8"?>
<math xmlns="http://www.w3.org/1998/Math/MathML" display="block">
  <semantics>
    <mrow>
      <mstyle mathsize="12pt">
        <mrow>
          <msup>
            <mi>W</mi>
            <mstyle mathsize="8pt">
              <mi>B</mi>
            </mstyle>
          </msup>
          <mo stretchy="false">(</mo>
          <mi>g</mi>
          <mrow>
            <mo stretchy="false">)</mo>
            <mo stretchy="false">=</mo>
            <mrow>
              <munder>
                <mo stretchy="false">∑</mo>
                <mstyle mathsize="8pt">
                  <mrow>
                    <mrow>
                      <mi>J</mi>
                      <mo stretchy="false">=</mo>
                      <mi>P</mi>
                    </mrow>
                    <mi>,</mi>
                    <mi>M</mi>
                    <mi>,</mi>
                    <mi>R</mi>
                  </mrow>
                </mstyle>
              </munder>
              <msup>
                <mi>α</mi>
                <mstyle mathsize="8pt">
                  <mi>J</mi>
                </mstyle>
              </msup>
            </mrow>
          </mrow>
          <msup>
            <mi>W</mi>
            <mstyle mathsize="8pt">
              <mi>J</mi>
            </mstyle>
          </msup>
          <mrow>
            <mrow>
              <mo fence="true" stretchy="true">(</mo>
              <mrow>
                <mi>g</mi>
              </mrow>
              <mo fence="true" stretchy="true">)</mo>
            </mrow>
            <mo stretchy="false">=</mo>
            <mrow>
              <mrow>
                <mo fence="true" stretchy="true">(</mo>
                <mrow>
                  <mrow>
                    <mrow>
                      <mi>y</mi>
                      <mo stretchy="false">−</mo>
                      <mi>g</mi>
                    </mrow>
                    <mrow>
                      <mspace width="0.5em"/>
                      <mo stretchy="false">−</mo>
                      <mspace width="0.5em"/>
                    </mrow>
                    <mi>c</mi>
                  </mrow>
                </mrow>
                <mo fence="true" stretchy="true">)</mo>
              </mrow>
              <mo stretchy="false">+</mo>
              <mi>H</mi>
            </mrow>
          </mrow>
          <mo stretchy="false">(</mo>
          <mi>g</mi>
          <mo stretchy="false">)</mo>
        </mrow>
      </mstyle>
      <mrow/>
    </mrow>
    <annotation encoding="StarMath 5.0"> size 12{W rSup { size 8{B} }  \( g \) = Sum cSub { size 8{J=P,M,R} }  {α rSup { size 8{J} } } W rSup { size 8{J} }  left (g right )= left (y - g` - `c right )+H \( g \) } {}</annotation>
  </semantics>
</math>
</file>

<file path=Object 18/content.xml><?xml version="1.0" encoding="utf-8"?>
<math xmlns="http://www.w3.org/1998/Math/MathML" display="block">
  <semantics>
    <mrow>
      <mstyle mathsize="12pt">
        <mrow>
          <msup>
            <mi>g</mi>
            <mstyle mathsize="8pt">
              <mrow/>
            </mstyle>
          </msup>
          <mrow>
            <mspace width="0.5em"/>
            <mo stretchy="false">=</mo>
            <mspace width="0.5em"/>
          </mrow>
          <mo stretchy="false">(</mo>
          <mi>H</mi>
          <mi>'</mi>
          <msup>
            <mo stretchy="false">)</mo>
            <mstyle mathsize="8pt">
              <mrow>
                <mo stretchy="false">−</mo>
                <mn>1</mn>
              </mrow>
            </mstyle>
          </msup>
          <mrow>
            <mo fence="true" stretchy="true">(</mo>
            <mrow>
              <mn>1</mn>
            </mrow>
            <mo fence="true" stretchy="true">)</mo>
          </mrow>
        </mrow>
      </mstyle>
      <mrow/>
    </mrow>
    <annotation encoding="StarMath 5.0"> size 12{g rSup { size 8{*} } `=` \( H' \)  rSup { size 8{ - 1} }  left (1 right )} {}</annotation>
  </semantics>
</math>
</file>

<file path=Object 19/content.xml><?xml version="1.0" encoding="utf-8"?>
<math xmlns="http://www.w3.org/1998/Math/MathML" display="block">
  <semantics>
    <mrow>
      <mstyle mathsize="12pt">
        <mrow>
          <msubsup>
            <mi>g</mi>
            <mstyle mathsize="8pt">
              <mi>R</mi>
            </mstyle>
            <mstyle mathsize="8pt">
              <mrow/>
            </mstyle>
          </msubsup>
          <mo stretchy="false">&lt;</mo>
          <msup>
            <mi>g</mi>
            <mstyle mathsize="8pt">
              <mrow/>
            </mstyle>
          </msup>
          <mo stretchy="false">&lt;</mo>
          <msubsup>
            <mi>g</mi>
            <mstyle mathsize="8pt">
              <mi>P</mi>
            </mstyle>
            <mstyle mathsize="8pt">
              <mrow/>
            </mstyle>
          </msubsup>
        </mrow>
      </mstyle>
      <mrow/>
    </mrow>
    <annotation encoding="StarMath 5.0"> size 12{g rSub { size 8{R} }  rSup { size 8{*} } &lt;g rSup { size 8{*} } &lt;g rSub { size 8{P} }  rSup { size 8{*} } } {}</annotation>
  </semantics>
</math>
</file>

<file path=Object 2/content.xml><?xml version="1.0" encoding="utf-8"?>
<math xmlns="http://www.w3.org/1998/Math/MathML" display="block">
  <semantics>
    <mrow>
      <mstyle mathsize="12pt">
        <mrow>
          <mi>α</mi>
          <msup>
            <mi>'</mi>
            <mstyle mathsize="8pt">
              <mi>J</mi>
            </mstyle>
          </msup>
        </mrow>
      </mstyle>
      <mrow/>
    </mrow>
    <annotation encoding="StarMath 5.0"> size 12{α' rSup { size 8{J} } } {}</annotation>
  </semantics>
</math>
</file>

<file path=Object 20/content.xml><?xml version="1.0" encoding="utf-8"?>
<math xmlns="http://www.w3.org/1998/Math/MathML" display="block">
  <semantics>
    <mrow>
      <mstyle mathsize="12pt">
        <mrow>
          <mo stretchy="false">[</mo>
          <mrow>
            <mrow>
              <mo stretchy="false">−</mo>
              <mn>1</mn>
            </mrow>
            <mo stretchy="false">/</mo>
            <mrow>
              <mn>2</mn>
              <mi>ψ</mi>
              <mi>;</mi>
              <mrow>
                <mn>1</mn>
                <mo stretchy="false">/</mo>
                <mrow>
                  <mn>2</mn>
                  <mi>ψ</mi>
                </mrow>
              </mrow>
              <mo stretchy="false">]</mo>
            </mrow>
          </mrow>
        </mrow>
      </mstyle>
      <mrow/>
    </mrow>
    <annotation encoding="StarMath 5.0"> size 12{ \[  { - 1} slash {2ψ; {1} slash {2ψ}  \] } } {}</annotation>
  </semantics>
</math>
</file>

<file path=Object 21/content.xml><?xml version="1.0" encoding="utf-8"?>
<math xmlns="http://www.w3.org/1998/Math/MathML" display="block">
  <semantics>
    <mrow>
      <mstyle mathsize="12pt">
        <msup>
          <mi>σ</mi>
          <mstyle mathsize="8pt">
            <mstyle mathvariant="italic">
              <mtext>iJ</mtext>
            </mstyle>
          </mstyle>
        </msup>
      </mstyle>
      <mrow/>
    </mrow>
    <annotation encoding="StarMath 5.0"> size 12{σ rSup { size 8{ ital "iJ"} } } {}</annotation>
  </semantics>
</math>
</file>

<file path=Object 22/content.xml><?xml version="1.0" encoding="utf-8"?>
<math xmlns="http://www.w3.org/1998/Math/MathML" display="block">
  <semantics>
    <mrow>
      <mstyle mathsize="12pt">
        <mrow>
          <msup>
            <mi>W</mi>
            <mstyle mathsize="8pt">
              <mi>J</mi>
            </mstyle>
          </msup>
          <mo stretchy="false">(</mo>
          <msub>
            <mi>g</mi>
            <mstyle mathsize="8pt">
              <mi>B</mi>
            </mstyle>
          </msub>
          <mrow>
            <mo stretchy="false">)</mo>
            <mo stretchy="false">+</mo>
            <msup>
              <mi>σ</mi>
              <mstyle mathsize="8pt">
                <mstyle mathvariant="italic">
                  <mtext>iJ</mtext>
                </mstyle>
              </mstyle>
            </msup>
            <mo stretchy="false">+</mo>
            <mi>δ</mi>
          </mrow>
        </mrow>
      </mstyle>
      <mrow/>
    </mrow>
    <annotation encoding="StarMath 5.0"> size 12{W rSup { size 8{J} }  \( g rSub { size 8{B} }  \) +σ rSup { size 8{ ital "iJ"} } +δ} {}</annotation>
  </semantics>
</math>
</file>

<file path=Object 23/content.xml><?xml version="1.0" encoding="utf-8"?>
<math xmlns="http://www.w3.org/1998/Math/MathML" display="block">
  <semantics>
    <mrow>
      <mstyle mathsize="12pt">
        <msup>
          <mi>g</mi>
          <mstyle mathsize="8pt">
            <mrow/>
          </mstyle>
        </msup>
      </mstyle>
      <mrow/>
    </mrow>
    <annotation encoding="StarMath 5.0"> size 12{g rSup { size 8{*} } } {}</annotation>
  </semantics>
</math>
</file>

<file path=Object 24/content.xml><?xml version="1.0" encoding="utf-8"?>
<math xmlns="http://www.w3.org/1998/Math/MathML" display="block">
  <semantics>
    <mrow>
      <mstyle mathsize="12pt">
        <mrow>
          <msup>
            <mi>W</mi>
            <mstyle mathsize="8pt">
              <mi>J</mi>
            </mstyle>
          </msup>
          <mrow>
            <mrow>
              <mo fence="true" stretchy="true">(</mo>
              <mrow>
                <msub>
                  <mi>g</mi>
                  <mstyle mathsize="8pt">
                    <mi>B</mi>
                  </mstyle>
                </msub>
              </mrow>
              <mo fence="true" stretchy="true">)</mo>
            </mrow>
            <mo stretchy="false">+</mo>
            <msup>
              <mi>σ</mi>
              <mstyle mathsize="8pt">
                <mstyle mathvariant="italic">
                  <mtext>iJ</mtext>
                </mstyle>
              </mstyle>
            </msup>
            <mo stretchy="false">+</mo>
            <mi>δ</mi>
            <mo stretchy="false">+</mo>
            <mi>h</mi>
          </mrow>
          <mrow>
            <mo fence="true" stretchy="true">(</mo>
            <mrow>
              <mrow>
                <msub>
                  <mi>C</mi>
                  <mstyle mathsize="8pt">
                    <mi>B</mi>
                  </mstyle>
                </msub>
                <mo stretchy="false">−</mo>
                <msub>
                  <mi>C</mi>
                  <mstyle mathsize="8pt">
                    <mi>A</mi>
                  </mstyle>
                </msub>
              </mrow>
            </mrow>
            <mo fence="true" stretchy="true">)</mo>
          </mrow>
        </mrow>
      </mstyle>
      <mrow/>
    </mrow>
    <annotation encoding="StarMath 5.0"> size 12{W rSup { size 8{J} }  left (g rSub { size 8{B} }  right )+σ rSup { size 8{ ital "iJ"} } +δ+h left (C rSub { size 8{B} }  - C rSub { size 8{A} }  right )} {}</annotation>
  </semantics>
</math>
</file>

<file path=Object 25/content.xml><?xml version="1.0" encoding="utf-8"?>
<math xmlns="http://www.w3.org/1998/Math/MathML" display="block">
  <semantics>
    <mrow>
      <mstyle mathsize="12pt">
        <mrow>
          <msup>
            <mi>W</mi>
            <mstyle mathsize="8pt">
              <mi>J</mi>
            </mstyle>
          </msup>
          <mrow>
            <mrow>
              <mo fence="true" stretchy="true">(</mo>
              <mrow>
                <msub>
                  <mi>g</mi>
                  <mstyle mathsize="8pt">
                    <mi>A</mi>
                  </mstyle>
                </msub>
              </mrow>
              <mo fence="true" stretchy="true">)</mo>
            </mrow>
            <mo stretchy="false">&gt;</mo>
            <msup>
              <mi>W</mi>
              <mstyle mathsize="8pt">
                <mi>J</mi>
              </mstyle>
            </msup>
          </mrow>
          <mrow>
            <mrow>
              <mo fence="true" stretchy="true">(</mo>
              <mrow>
                <msub>
                  <mi>g</mi>
                  <mstyle mathsize="8pt">
                    <mi>B</mi>
                  </mstyle>
                </msub>
              </mrow>
              <mo fence="true" stretchy="true">)</mo>
            </mrow>
            <mo stretchy="false">+</mo>
            <msup>
              <mi>σ</mi>
              <mstyle mathsize="8pt">
                <mstyle mathvariant="italic">
                  <mtext>iJ</mtext>
                </mstyle>
              </mstyle>
            </msup>
            <mo stretchy="false">+</mo>
            <mi>δ</mi>
            <mo stretchy="false">+</mo>
            <mi>h</mi>
          </mrow>
          <mrow>
            <mo fence="true" stretchy="true">(</mo>
            <mrow>
              <mrow>
                <msub>
                  <mi>C</mi>
                  <mstyle mathsize="8pt">
                    <mi>B</mi>
                  </mstyle>
                </msub>
                <mo stretchy="false">−</mo>
                <msub>
                  <mi>C</mi>
                  <mstyle mathsize="8pt">
                    <mi>A</mi>
                  </mstyle>
                </msub>
              </mrow>
            </mrow>
            <mo fence="true" stretchy="true">)</mo>
          </mrow>
        </mrow>
      </mstyle>
      <mrow/>
    </mrow>
    <annotation encoding="StarMath 5.0"> size 12{W rSup { size 8{J} }  left (g rSub { size 8{A} }  right )&gt;W rSup { size 8{J} }  left (g rSub { size 8{B} }  right )+σ rSup { size 8{ ital "iJ"} } +δ+h left (C rSub { size 8{B} }  - C rSub { size 8{A} }  right )} {}</annotation>
  </semantics>
</math>
</file>

<file path=Object 26/content.xml><?xml version="1.0" encoding="utf-8"?>
<math xmlns="http://www.w3.org/1998/Math/MathML" display="block">
  <semantics>
    <mrow>
      <mstyle mathsize="12pt">
        <msup>
          <mi>σ</mi>
          <mstyle mathsize="8pt">
            <mi>J</mi>
          </mstyle>
        </msup>
      </mstyle>
      <mrow/>
    </mrow>
    <annotation encoding="StarMath 5.0"> size 12{σ rSup { size 8{J} } } {}</annotation>
  </semantics>
</math>
</file>

<file path=Object 27/content.xml><?xml version="1.0" encoding="utf-8"?>
<math xmlns="http://www.w3.org/1998/Math/MathML" display="block">
  <semantics>
    <mrow>
      <mstyle mathsize="12pt">
        <mrow>
          <mrow>
            <msup>
              <mi>σ</mi>
              <mstyle mathsize="8pt">
                <mi>J</mi>
              </mstyle>
            </msup>
            <mo stretchy="false">=</mo>
            <msup>
              <mi>W</mi>
              <mstyle mathsize="8pt">
                <mi>J</mi>
              </mstyle>
            </msup>
          </mrow>
          <mrow>
            <mrow>
              <mo fence="true" stretchy="true">(</mo>
              <mrow>
                <msub>
                  <mi>g</mi>
                  <mstyle mathsize="8pt">
                    <mi>A</mi>
                  </mstyle>
                </msub>
              </mrow>
              <mo fence="true" stretchy="true">)</mo>
            </mrow>
            <mo stretchy="false">−</mo>
            <msup>
              <mi>W</mi>
              <mstyle mathsize="8pt">
                <mi>J</mi>
              </mstyle>
            </msup>
          </mrow>
          <mrow>
            <mrow>
              <mo fence="true" stretchy="true">(</mo>
              <mrow>
                <msub>
                  <mi>g</mi>
                  <mstyle mathsize="8pt">
                    <mi>B</mi>
                  </mstyle>
                </msub>
              </mrow>
              <mo fence="true" stretchy="true">)</mo>
            </mrow>
            <mo stretchy="false">+</mo>
            <mi>h</mi>
          </mrow>
          <mrow>
            <mrow>
              <mo fence="true" stretchy="true">(</mo>
              <mrow>
                <mrow>
                  <msub>
                    <mi>C</mi>
                    <mstyle mathsize="8pt">
                      <mi>A</mi>
                    </mstyle>
                  </msub>
                  <mo stretchy="false">−</mo>
                  <msub>
                    <mi>C</mi>
                    <mstyle mathsize="8pt">
                      <mi>B</mi>
                    </mstyle>
                  </msub>
                </mrow>
              </mrow>
              <mo fence="true" stretchy="true">)</mo>
            </mrow>
            <mo stretchy="false">−</mo>
            <mover accent="true">
              <mi>δ</mi>
              <mo stretchy="false">~</mo>
            </mover>
          </mrow>
        </mrow>
      </mstyle>
      <mrow/>
    </mrow>
    <annotation encoding="StarMath 5.0"> size 12{σ rSup { size 8{J} } =W rSup { size 8{J} }  left (g rSub { size 8{A} }  right ) - W rSup { size 8{J} }  left (g rSub { size 8{B} }  right )+h left (C rSub { size 8{A} }  - C rSub { size 8{B} }  right ) -  { tilde  {δ}}} {}</annotation>
  </semantics>
</math>
</file>

<file path=Object 28/content.xml><?xml version="1.0" encoding="utf-8"?>
<math xmlns="http://www.w3.org/1998/Math/MathML" display="block">
  <semantics>
    <mtable>
      <mtr>
        <mtd>
          <mstyle mathsize="8pt">
            <mi>J</mi>
          </mstyle>
        </mtd>
      </mtr>
      <mtr>
        <mtd>
          <mstyle mathsize="8pt">
            <mi>J</mi>
          </mstyle>
        </mtd>
      </mtr>
      <mtr>
        <mtd>
          <mrow>
            <mrow>
              <msup>
                <mi>π</mi>
                <mstyle mathsize="8pt">
                  <mi>A</mi>
                </mstyle>
              </msup>
              <mo stretchy="false">=</mo>
              <mspace width="0.5em"/>
            </mrow>
            <mrow>
              <munder>
                <mo stretchy="false">∑</mo>
                <mstyle mathsize="8pt">
                  <mi>J</mi>
                </mstyle>
              </munder>
              <mrow>
                <msup>
                  <mi>α</mi>
                  <mrow/>
                </msup>
                <mtext>prob</mtext>
                <mspace width="0.5em"/>
                <mo stretchy="false">[</mo>
                <msup>
                  <mi>σ</mi>
                  <mstyle mathsize="8pt">
                    <mstyle mathvariant="italic">
                      <mtext>iJ</mtext>
                    </mstyle>
                  </mstyle>
                </msup>
                <mrow>
                  <mspace width="0.5em"/>
                  <mo stretchy="false">≤</mo>
                  <mspace width="0.5em"/>
                </mrow>
                <msup>
                  <mi>σ</mi>
                  <mstyle mathsize="8pt">
                    <mi>J</mi>
                  </mstyle>
                </msup>
                <mo stretchy="false">]</mo>
              </mrow>
            </mrow>
            <mrow>
              <mspace width="0.5em"/>
              <mo stretchy="false">=</mo>
              <mspace width="0.5em"/>
            </mrow>
            <mrow>
              <munder>
                <mo stretchy="false">∑</mo>
                <mstyle mathsize="8pt">
                  <mi>J</mi>
                </mstyle>
              </munder>
              <mrow>
                <msup>
                  <mi>α</mi>
                  <mrow/>
                </msup>
                <mrow>
                  <mo fence="true" stretchy="true">[</mo>
                  <mrow>
                    <mrow>
                      <msup>
                        <mi>σ</mi>
                        <mstyle mathsize="8pt">
                          <mi>J</mi>
                        </mstyle>
                      </msup>
                      <mo stretchy="false">+</mo>
                      <mfrac>
                        <mn>1</mn>
                        <mrow>
                          <mn>2</mn>
                          <mi>φ</mi>
                        </mrow>
                      </mfrac>
                    </mrow>
                  </mrow>
                  <mo fence="true" stretchy="true">]</mo>
                </mrow>
                <mi>φ</mi>
              </mrow>
            </mrow>
            <mrow/>
          </mrow>
        </mtd>
      </mtr>
      <mtr>
        <mtd>
          <mstyle mathsize="12pt">
            <mrow/>
          </mstyle>
        </mtd>
      </mtr>
    </mtable>
    <annotation encoding="StarMath 5.0"> size 12{π rSup { size 8{A} } =` Sum cSub { size 8{J} }  { { {α}} sup { ' } rSup { size 8{J} }  ital "prob"` \[ σ rSup { size 8{ ital "iJ"} } ` &lt;= `σ rSup { size 8{J} }  \] } `=` Sum cSub { size 8{J} }  { { {α}} sup { ' } rSup { size 8{J} } }  left [σ rSup { size 8{J} } + {  {1}  over  {2φ} }  right ]φ} {}</annotation>
  </semantics>
</math>
</file>

<file path=Object 29/content.xml><?xml version="1.0" encoding="utf-8"?>
<math xmlns="http://www.w3.org/1998/Math/MathML" display="block">
  <semantics>
    <mrow>
      <mstyle mathsize="12pt">
        <mrow>
          <mover accent="true">
            <mover accent="true">
              <mi>W</mi>
              <mo stretchy="false">¯</mo>
            </mover>
            <mo stretchy="false">¯</mo>
          </mover>
          <mo stretchy="false">(</mo>
          <msub>
            <mi>g</mi>
            <mstyle mathsize="8pt">
              <mi>A</mi>
            </mstyle>
          </msub>
          <mo stretchy="false">)</mo>
          <mrow>
            <mspace width="0.5em"/>
            <mo stretchy="false">=</mo>
            <mspace width="0.5em"/>
          </mrow>
          <mrow>
            <munder>
              <mo stretchy="false">∑</mo>
              <mstyle mathsize="8pt">
                <mi>J</mi>
              </mstyle>
            </munder>
            <mrow>
              <mi>α</mi>
              <msup>
                <mi>'</mi>
                <mstyle mathsize="8pt">
                  <mi>J</mi>
                </mstyle>
              </msup>
              <msup>
                <mi>W</mi>
                <mstyle mathsize="8pt">
                  <mi>J</mi>
                </mstyle>
              </msup>
              <mo stretchy="false">(</mo>
              <msub>
                <mi>g</mi>
                <mstyle mathsize="8pt">
                  <mi>A</mi>
                </mstyle>
              </msub>
              <mo stretchy="false">)</mo>
            </mrow>
          </mrow>
        </mrow>
      </mstyle>
      <mrow/>
    </mrow>
    <annotation encoding="StarMath 5.0"> size 12{ { bar  bar  {W}} \( g rSub { size 8{A} }  \) `=` Sum cSub { size 8{J} }  {α' rSup { size 8{J} } W rSup { size 8{J} }  \( g rSub { size 8{A} }  \) } } {}</annotation>
  </semantics>
</math>
</file>

<file path=Object 3/content.xml><?xml version="1.0" encoding="utf-8"?>
<math xmlns="http://www.w3.org/1998/Math/MathML" display="block">
  <semantics>
    <mrow>
      <mstyle mathsize="12pt">
        <msup>
          <mi>ε</mi>
          <mstyle mathsize="8pt">
            <mi>J</mi>
          </mstyle>
        </msup>
      </mstyle>
      <mrow/>
    </mrow>
    <annotation encoding="StarMath 5.0"> size 12{ε rSup { size 8{J} } } {}</annotation>
  </semantics>
</math>
</file>

<file path=Object 30/content.xml><?xml version="1.0" encoding="utf-8"?>
<math xmlns="http://www.w3.org/1998/Math/MathML" display="block">
  <semantics>
    <mrow>
      <mstyle mathsize="12pt">
        <mrow>
          <mover accent="true">
            <mover accent="true">
              <mi>W</mi>
              <mo stretchy="false">¯</mo>
            </mover>
            <mo stretchy="false">¯</mo>
          </mover>
          <mo stretchy="false">(</mo>
          <msub>
            <mi>g</mi>
            <mstyle mathsize="8pt">
              <mi>B</mi>
            </mstyle>
          </msub>
          <mo stretchy="false">)</mo>
          <mrow>
            <mspace width="0.5em"/>
            <mo stretchy="false">=</mo>
            <mspace width="0.5em"/>
          </mrow>
          <mrow>
            <munder>
              <mo stretchy="false">∑</mo>
              <mstyle mathsize="8pt">
                <mi>J</mi>
              </mstyle>
            </munder>
            <mrow>
              <mi>α</mi>
              <msup>
                <mi>'</mi>
                <mstyle mathsize="8pt">
                  <mi>J</mi>
                </mstyle>
              </msup>
              <msup>
                <mi>W</mi>
                <mstyle mathsize="8pt">
                  <mi>J</mi>
                </mstyle>
              </msup>
              <mo stretchy="false">(</mo>
              <msub>
                <mi>g</mi>
                <mstyle mathsize="8pt">
                  <mi>B</mi>
                </mstyle>
              </msub>
              <mo stretchy="false">)</mo>
            </mrow>
          </mrow>
        </mrow>
      </mstyle>
      <mrow/>
    </mrow>
    <annotation encoding="StarMath 5.0"> size 12{ { bar  bar  {W}} \( g rSub { size 8{B} }  \) `=` Sum cSub { size 8{J} }  {α' rSup { size 8{J} } W rSup { size 8{J} }  \( g rSub { size 8{B} }  \) } } {}</annotation>
  </semantics>
</math>
</file>

<file path=Object 31/content.xml><?xml version="1.0" encoding="utf-8"?>
<math xmlns="http://www.w3.org/1998/Math/MathML" display="block">
  <semantics>
    <mrow>
      <mstyle mathsize="12pt">
        <mrow>
          <mrow>
            <msub>
              <mi>p</mi>
              <mstyle mathsize="8pt">
                <mi>A</mi>
              </mstyle>
            </msub>
            <mo stretchy="false">=</mo>
            <mstyle mathvariant="italic">
              <mtext>prob</mtext>
            </mstyle>
          </mrow>
          <mspace width="0.5em"/>
          <mrow>
            <mrow>
              <mo fence="true" stretchy="true">[</mo>
              <mrow>
                <mrow>
                  <msup>
                    <mi>π</mi>
                    <mstyle mathsize="8pt">
                      <mi>A</mi>
                    </mstyle>
                  </msup>
                  <mo stretchy="false">&gt;</mo>
                  <mfrac>
                    <msup>
                      <mi>α</mi>
                      <mi>'</mi>
                    </msup>
                    <mn>2</mn>
                  </mfrac>
                </mrow>
              </mrow>
              <mo fence="true" stretchy="true">]</mo>
            </mrow>
            <mo stretchy="false">=</mo>
            <mstyle mathvariant="italic">
              <mtext>prob</mtext>
            </mstyle>
          </mrow>
          <mspace width="0.5em"/>
          <mrow>
            <mo fence="true" stretchy="true">[</mo>
            <mrow>
              <mrow>
                <mrow>
                  <mi>δ</mi>
                  <mo stretchy="false">≤</mo>
                  <mfrac>
                    <mn>1</mn>
                    <msup>
                      <mi>α</mi>
                      <mi>'</mi>
                    </msup>
                  </mfrac>
                </mrow>
                <mrow>
                  <mrow>
                    <mo fence="true" stretchy="true">(</mo>
                    <mrow>
                      <mrow>
                        <mover accent="true">
                          <mover accent="true">
                            <mi>W</mi>
                            <mo>¯</mo>
                          </mover>
                          <mo>¯</mo>
                        </mover>
                        <mo stretchy="false">(</mo>
                        <msub>
                          <mi>g</mi>
                          <mstyle mathsize="8pt">
                            <mi>A</mi>
                          </mstyle>
                        </msub>
                        <mrow>
                          <mo stretchy="false">)</mo>
                          <mo stretchy="false">−</mo>
                          <mover accent="true">
                            <mover accent="true">
                              <mi>W</mi>
                              <mo>¯</mo>
                            </mover>
                            <mo>¯</mo>
                          </mover>
                        </mrow>
                        <mo stretchy="false">(</mo>
                        <msub>
                          <mi>g</mi>
                          <mstyle mathsize="8pt">
                            <mi>B</mi>
                          </mstyle>
                        </msub>
                        <mo stretchy="false">)</mo>
                      </mrow>
                    </mrow>
                    <mo fence="true" stretchy="true">)</mo>
                  </mrow>
                  <mo stretchy="false">+</mo>
                  <mi>h</mi>
                </mrow>
                <mspace width="0.5em"/>
                <mrow>
                  <mo fence="true" stretchy="true">(</mo>
                  <mrow>
                    <mrow>
                      <msub>
                        <mi>C</mi>
                        <mstyle mathsize="8pt">
                          <mi>A</mi>
                        </mstyle>
                      </msub>
                      <mo stretchy="false">−</mo>
                      <msub>
                        <mi>C</mi>
                        <mstyle mathsize="8pt">
                          <mi>B</mi>
                        </mstyle>
                      </msub>
                    </mrow>
                  </mrow>
                  <mo fence="true" stretchy="true">)</mo>
                </mrow>
              </mrow>
            </mrow>
            <mo fence="true" stretchy="true">]</mo>
          </mrow>
        </mrow>
      </mstyle>
      <mrow/>
    </mrow>
    <annotation encoding="StarMath 5.0"> size 12{p rSub { size 8{A} } = ital "prob"` left [π rSup { size 8{A} } &gt; {  { { {α}} sup { ' }}  over  {2} }  right ]= ital "prob"` left [δ &lt;=  {  {1}  over  { { {α}} sup { ' }} }  left ( {overline overline  {W}}  \( g rSub { size 8{A} }  \)  -  {overline overline  {W}}  \( g rSub { size 8{B} }  \)  right )+h` left (C rSub { size 8{A} }  - C rSub { size 8{B} }  right ) right ]} {}</annotation>
  </semantics>
</math>
</file>

<file path=Object 32/content.xml><?xml version="1.0" encoding="utf-8"?>
<math xmlns="http://www.w3.org/1998/Math/MathML" display="block">
  <semantics>
    <mrow>
      <mstyle mathsize="12pt">
        <mrow>
          <msub>
            <mover accent="true">
              <mover accent="true">
                <mi>p</mi>
                <mo stretchy="false">¯</mo>
              </mover>
              <mo stretchy="false">¯</mo>
            </mover>
            <mstyle mathsize="8pt">
              <mi>A</mi>
            </mstyle>
          </msub>
          <mrow>
            <mspace width="0.5em"/>
            <mo stretchy="false">=</mo>
            <mspace width="0.5em"/>
          </mrow>
          <mfrac>
            <mn>1</mn>
            <mn>2</mn>
          </mfrac>
          <mrow>
            <mspace width="0.5em"/>
            <mo stretchy="false">+</mo>
            <mspace width="0.5em"/>
          </mrow>
          <mi>ψ</mi>
          <mrow>
            <mo fence="true" stretchy="true">[</mo>
            <mrow>
              <mrow>
                <mfrac>
                  <mn>1</mn>
                  <msup>
                    <mi>α</mi>
                    <mi>'</mi>
                  </msup>
                </mfrac>
                <mrow>
                  <mrow>
                    <mo fence="true" stretchy="true">(</mo>
                    <mrow>
                      <mrow>
                        <mover accent="true">
                          <mover accent="true">
                            <mi>W</mi>
                            <mo stretchy="false">¯</mo>
                          </mover>
                          <mo stretchy="false">¯</mo>
                        </mover>
                        <mo stretchy="false">(</mo>
                        <msub>
                          <mi>g</mi>
                          <mstyle mathsize="8pt">
                            <mi>A</mi>
                          </mstyle>
                        </msub>
                        <mo stretchy="false">)</mo>
                        <mrow>
                          <mspace width="0.5em"/>
                          <mo stretchy="false">−</mo>
                          <mspace width="0.5em"/>
                        </mrow>
                        <mover accent="true">
                          <mover accent="true">
                            <mi>W</mi>
                            <mo stretchy="false">¯</mo>
                          </mover>
                          <mo stretchy="false">¯</mo>
                        </mover>
                        <mo stretchy="false">(</mo>
                        <msub>
                          <mi>g</mi>
                          <mstyle mathsize="8pt">
                            <mi>B</mi>
                          </mstyle>
                        </msub>
                        <mo stretchy="false">)</mo>
                        <mspace width="0.5em"/>
                      </mrow>
                    </mrow>
                    <mo fence="true" stretchy="true">)</mo>
                  </mrow>
                  <mo stretchy="false">+</mo>
                  <mspace width="0.5em"/>
                </mrow>
                <mi>h</mi>
                <mo stretchy="false">(</mo>
                <msub>
                  <mi>C</mi>
                  <mstyle mathsize="8pt">
                    <mi>A</mi>
                  </mstyle>
                </msub>
                <mrow>
                  <mspace width="0.5em"/>
                  <mo stretchy="false">−</mo>
                  <mspace width="0.5em"/>
                </mrow>
                <msub>
                  <mi>C</mi>
                  <mstyle mathsize="8pt">
                    <mi>B</mi>
                  </mstyle>
                </msub>
                <mo stretchy="false">)</mo>
              </mrow>
            </mrow>
            <mo fence="true" stretchy="true">]</mo>
          </mrow>
        </mrow>
      </mstyle>
      <mrow/>
    </mrow>
    <annotation encoding="StarMath 5.0"> size 12{ { bar  bar  {p}} rSub { size 8{A} } `=` {  {1}  over  {2} } `+`ψ left [ {  {1}  over  { { {α}} sup { ' }} }  left ( { bar  bar  {W}} \( g rSub { size 8{A} }  \) ` - ` { bar  bar  {W}} \( g rSub { size 8{B} }  \) ` right )+`h \( C rSub { size 8{A} } ` - `C rSub { size 8{B} }  \)  right ]} {}</annotation>
  </semantics>
</math>
</file>

<file path=Object 33/content.xml><?xml version="1.0" encoding="utf-8"?>
<math xmlns="http://www.w3.org/1998/Math/MathML" display="block">
  <semantics>
    <mrow>
      <mstyle mathsize="12pt">
        <mrow>
          <msub>
            <mover accent="true">
              <mover accent="true">
                <mi>p</mi>
                <mo stretchy="false">¯</mo>
              </mover>
              <mo stretchy="false">¯</mo>
            </mover>
            <mstyle mathsize="8pt">
              <mi>B</mi>
            </mstyle>
          </msub>
          <mrow>
            <mspace width="0.5em"/>
            <mo stretchy="false">=</mo>
            <mspace width="0.5em"/>
          </mrow>
          <mfrac>
            <mn>1</mn>
            <mn>2</mn>
          </mfrac>
          <mrow>
            <mspace width="0.5em"/>
            <mo stretchy="false">−</mo>
            <mspace width="0.5em"/>
          </mrow>
          <mi>ψ</mi>
          <mrow>
            <mo fence="true" stretchy="true">[</mo>
            <mrow>
              <mrow>
                <mfrac>
                  <mn>1</mn>
                  <msup>
                    <mi>α</mi>
                    <mi>'</mi>
                  </msup>
                </mfrac>
                <mrow>
                  <mrow>
                    <mo fence="true" stretchy="true">(</mo>
                    <mrow>
                      <mrow>
                        <mover accent="true">
                          <mover accent="true">
                            <mi>W</mi>
                            <mo stretchy="false">¯</mo>
                          </mover>
                          <mo stretchy="false">¯</mo>
                        </mover>
                        <mo stretchy="false">(</mo>
                        <msub>
                          <mi>g</mi>
                          <mstyle mathsize="8pt">
                            <mi>A</mi>
                          </mstyle>
                        </msub>
                        <mo stretchy="false">)</mo>
                        <mrow>
                          <mspace width="0.5em"/>
                          <mo stretchy="false">−</mo>
                          <mspace width="0.5em"/>
                        </mrow>
                        <mover accent="true">
                          <mover accent="true">
                            <mi>W</mi>
                            <mo stretchy="false">¯</mo>
                          </mover>
                          <mo stretchy="false">¯</mo>
                        </mover>
                        <mo stretchy="false">(</mo>
                        <msub>
                          <mi>g</mi>
                          <mstyle mathsize="8pt">
                            <mi>B</mi>
                          </mstyle>
                        </msub>
                        <mo stretchy="false">)</mo>
                        <mspace width="0.5em"/>
                      </mrow>
                    </mrow>
                    <mo fence="true" stretchy="true">)</mo>
                  </mrow>
                  <mo stretchy="false">+</mo>
                  <mspace width="0.5em"/>
                </mrow>
                <mi>h</mi>
                <mo stretchy="false">(</mo>
                <msub>
                  <mi>C</mi>
                  <mstyle mathsize="8pt">
                    <mi>A</mi>
                  </mstyle>
                </msub>
                <mrow>
                  <mspace width="0.5em"/>
                  <mo stretchy="false">−</mo>
                  <mspace width="0.5em"/>
                </mrow>
                <msub>
                  <mi>C</mi>
                  <mstyle mathsize="8pt">
                    <mi>B</mi>
                  </mstyle>
                </msub>
                <mo stretchy="false">)</mo>
              </mrow>
            </mrow>
            <mo fence="true" stretchy="true">]</mo>
          </mrow>
        </mrow>
      </mstyle>
      <mrow/>
    </mrow>
    <annotation encoding="StarMath 5.0"> size 12{ { bar  bar  {p}} rSub { size 8{B} } `=` {  {1}  over  {2} } ` - `ψ left [ {  {1}  over  { { {α}} sup { ' }} }  left ( { bar  bar  {W}} \( g rSub { size 8{A} }  \) ` - ` { bar  bar  {W}} \( g rSub { size 8{B} }  \) ` right )+`h \( C rSub { size 8{A} } ` - `C rSub { size 8{B} }  \)  right ]} {}</annotation>
  </semantics>
</math>
</file>

<file path=Object 34/content.xml><?xml version="1.0" encoding="utf-8"?>
<math xmlns="http://www.w3.org/1998/Math/MathML" display="block">
  <semantics>
    <mrow>
      <mstyle mathsize="12pt">
        <mrow>
          <msub>
            <mi>β</mi>
            <mstyle mathsize="8pt">
              <mi>A</mi>
            </mstyle>
          </msub>
          <mrow>
            <mspace width="0.5em"/>
            <mo stretchy="false">+</mo>
            <mspace width="0.5em"/>
          </mrow>
          <msub>
            <mi>β</mi>
            <mstyle mathsize="8pt">
              <mi>B</mi>
            </mstyle>
          </msub>
          <mrow>
            <mspace width="0.5em"/>
            <mo stretchy="false">=</mo>
            <mspace width="0.5em"/>
          </mrow>
          <mn>1</mn>
        </mrow>
      </mstyle>
      <mrow/>
    </mrow>
    <annotation encoding="StarMath 5.0"> size 12{β rSub { size 8{A} } `+`β rSub { size 8{B} } `=`1} {}</annotation>
  </semantics>
</math>
</file>

<file path=Object 35/content.xml><?xml version="1.0" encoding="utf-8"?>
<math xmlns="http://www.w3.org/1998/Math/MathML" display="block">
  <semantics>
    <mrow>
      <mstyle mathsize="12pt">
        <mrow>
          <msup>
            <mi>O</mi>
            <mstyle mathsize="8pt">
              <mi>J</mi>
            </mstyle>
          </msup>
          <msubsup>
            <mi>C</mi>
            <mstyle mathsize="8pt">
              <mi>P</mi>
            </mstyle>
            <mstyle mathsize="8pt">
              <mi>J</mi>
            </mstyle>
          </msubsup>
        </mrow>
      </mstyle>
      <mrow/>
    </mrow>
    <annotation encoding="StarMath 5.0"> size 12{O rSup { size 8{J} } C rSub { size 8{P} }  rSup { size 8{J} } } {}</annotation>
  </semantics>
</math>
</file>

<file path=Object 36/content.xml><?xml version="1.0" encoding="utf-8"?>
<math xmlns="http://www.w3.org/1998/Math/MathML" display="block">
  <semantics>
    <mrow>
      <mstyle mathsize="12pt">
        <mrow>
          <msup>
            <mi>O</mi>
            <mstyle mathsize="8pt">
              <mi>J</mi>
            </mstyle>
          </msup>
          <mrow>
            <msubsup>
              <mi>C</mi>
              <mstyle mathsize="8pt">
                <mi>P</mi>
              </mstyle>
              <mstyle mathsize="8pt">
                <mi>J</mi>
              </mstyle>
            </msubsup>
            <mo stretchy="false">=</mo>
            <msubsup>
              <mi>C</mi>
              <mstyle mathsize="8pt">
                <mi>P</mi>
              </mstyle>
              <mstyle mathsize="8pt">
                <mi>J</mi>
              </mstyle>
            </msubsup>
          </mrow>
        </mrow>
      </mstyle>
      <mrow/>
    </mrow>
    <annotation encoding="StarMath 5.0"> size 12{O rSup { size 8{J} } C rSub { size 8{P} }  rSup { size 8{J} } =C rSub { size 8{P} }  rSup { size 8{J} } } {}</annotation>
  </semantics>
</math>
</file>

<file path=Object 37/content.xml><?xml version="1.0" encoding="utf-8"?>
<math xmlns="http://www.w3.org/1998/Math/MathML" display="block">
  <semantics>
    <mrow>
      <mstyle mathsize="12pt">
        <mrow>
          <msup>
            <mi>O</mi>
            <mstyle mathsize="8pt">
              <mi>J</mi>
            </mstyle>
          </msup>
          <mrow>
            <msubsup>
              <mi>C</mi>
              <mstyle mathsize="8pt">
                <mi>P</mi>
              </mstyle>
              <mstyle mathsize="8pt">
                <mi>J</mi>
              </mstyle>
            </msubsup>
            <mo stretchy="false">=</mo>
            <mn>0</mn>
          </mrow>
        </mrow>
      </mstyle>
      <mrow/>
    </mrow>
    <annotation encoding="StarMath 5.0"> size 12{O rSup { size 8{J} } C rSub { size 8{P} }  rSup { size 8{J} } =0} {}</annotation>
  </semantics>
</math>
</file>

<file path=Object 38/content.xml><?xml version="1.0" encoding="utf-8"?>
<math xmlns="http://www.w3.org/1998/Math/MathML" display="block">
  <semantics>
    <mrow>
      <mstyle mathsize="12pt">
        <mrow>
          <mrow>
            <munder>
              <mo stretchy="false">∑</mo>
              <mstyle mathsize="8pt">
                <mi>J</mi>
              </mstyle>
            </munder>
            <msup>
              <mi>O</mi>
              <mstyle mathsize="8pt">
                <mi>J</mi>
              </mstyle>
            </msup>
          </mrow>
          <msup>
            <mi>α</mi>
            <mstyle mathsize="8pt">
              <mi>J</mi>
            </mstyle>
          </msup>
          <msubsup>
            <mi>C</mi>
            <mstyle mathsize="8pt">
              <mi>P</mi>
            </mstyle>
            <mstyle mathsize="8pt">
              <mi>J</mi>
            </mstyle>
          </msubsup>
        </mrow>
      </mstyle>
      <mrow/>
    </mrow>
    <annotation encoding="StarMath 5.0"> size 12{ Sum cSub { size 8{J} }  {O rSup { size 8{J} } } α rSup { size 8{J} } C rSub { size 8{P} }  rSup { size 8{J} } } {}</annotation>
  </semantics>
</math>
</file>

<file path=Object 39/content.xml><?xml version="1.0" encoding="utf-8"?>
<math xmlns="http://www.w3.org/1998/Math/MathML" display="block">
  <semantics>
    <mrow>
      <mstyle mathsize="12pt">
        <mrow>
          <mrow>
            <mi>λ</mi>
            <mo stretchy="false">∈</mo>
            <mo stretchy="false">(</mo>
          </mrow>
          <mn>0,1</mn>
          <mo stretchy="false">]</mo>
        </mrow>
      </mstyle>
      <mrow/>
    </mrow>
    <annotation encoding="StarMath 5.0"> size 12{λ in  \(0,1\]} {}</annotation>
  </semantics>
</math>
</file>

<file path=Object 4/content.xml><?xml version="1.0" encoding="utf-8"?>
<math xmlns="http://www.w3.org/1998/Math/MathML" display="block">
  <semantics>
    <mrow>
      <mstyle mathsize="12pt">
        <mrow>
          <mrow>
            <msup>
              <mi>α</mi>
              <mstyle mathsize="8pt">
                <mi>J</mi>
              </mstyle>
            </msup>
            <mo stretchy="false">=</mo>
            <mi>α</mi>
          </mrow>
          <mrow>
            <msup>
              <mi>'</mi>
              <mstyle mathsize="8pt">
                <mi>J</mi>
              </mstyle>
            </msup>
            <mo stretchy="false">+</mo>
            <msup>
              <mi>ε</mi>
              <mstyle mathsize="8pt">
                <mi>J</mi>
              </mstyle>
            </msup>
          </mrow>
        </mrow>
      </mstyle>
      <mrow/>
    </mrow>
    <annotation encoding="StarMath 5.0"> size 12{α rSup { size 8{J} } =α' rSup { size 8{J} } +ε rSup { size 8{J} } } {}</annotation>
  </semantics>
</math>
</file>

<file path=Object 40/content.xml><?xml version="1.0" encoding="utf-8"?>
<math xmlns="http://www.w3.org/1998/Math/MathML" display="block">
  <semantics>
    <mrow>
      <mstyle mathsize="12pt">
        <mrow>
          <mi>λ</mi>
          <mo stretchy="false">=</mo>
          <mn>1</mn>
        </mrow>
      </mstyle>
      <mrow/>
    </mrow>
    <annotation encoding="StarMath 5.0"> size 12{λ=1} {}</annotation>
  </semantics>
</math>
</file>

<file path=Object 41/content.xml><?xml version="1.0" encoding="utf-8"?>
<math xmlns="http://www.w3.org/1998/Math/MathML" display="block">
  <semantics>
    <mrow>
      <mstyle mathsize="12pt">
        <mrow>
          <mi>λ</mi>
          <mrow>
            <munder>
              <mo stretchy="false">∑</mo>
              <mstyle mathsize="8pt">
                <mi>J</mi>
              </mstyle>
            </munder>
            <mrow>
              <msup>
                <mi>O</mi>
                <mstyle mathsize="8pt">
                  <mi>J</mi>
                </mstyle>
              </msup>
              <msup>
                <mi>α</mi>
                <mstyle mathsize="8pt">
                  <mi>J</mi>
                </mstyle>
              </msup>
              <msubsup>
                <mi>C</mi>
                <mstyle mathsize="8pt">
                  <mi>P</mi>
                </mstyle>
                <mstyle mathsize="8pt">
                  <mi>J</mi>
                </mstyle>
              </msubsup>
            </mrow>
          </mrow>
        </mrow>
      </mstyle>
      <mrow/>
    </mrow>
    <annotation encoding="StarMath 5.0"> size 12{λ Sum cSub { size 8{J} }  {O rSup { size 8{J} } α rSup { size 8{J} } C rSub { size 8{P} }  rSup { size 8{J} } } } {}</annotation>
  </semantics>
</math>
</file>

<file path=Object 42/content.xml><?xml version="1.0" encoding="utf-8"?>
<math xmlns="http://www.w3.org/1998/Math/MathML" display="block">
  <semantics>
    <mrow>
      <mstyle mathsize="12pt">
        <mrow>
          <msub>
            <mi>C</mi>
            <mstyle mathsize="8pt">
              <mi>P</mi>
            </mstyle>
          </msub>
          <mrow>
            <mspace width="0.5em"/>
            <mo stretchy="false">=</mo>
            <mspace width="0.5em"/>
          </mrow>
          <msub>
            <mi>β</mi>
            <mstyle mathsize="8pt">
              <mi>P</mi>
            </mstyle>
          </msub>
          <mi>c</mi>
          <mrow>
            <mspace width="0.5em"/>
            <mo stretchy="false">+</mo>
            <mspace width="0.5em"/>
          </mrow>
          <mi>λ</mi>
          <mrow>
            <munder>
              <mo stretchy="false">∑</mo>
              <mstyle mathsize="8pt">
                <mi>J</mi>
              </mstyle>
            </munder>
            <mrow>
              <msup>
                <mi>O</mi>
                <mstyle mathsize="8pt">
                  <mi>J</mi>
                </mstyle>
              </msup>
              <msup>
                <mi>α</mi>
                <mstyle mathsize="8pt">
                  <mi>J</mi>
                </mstyle>
              </msup>
              <msubsup>
                <mi>C</mi>
                <mstyle mathsize="8pt">
                  <mi>P</mi>
                </mstyle>
                <mstyle mathsize="8pt">
                  <mi>J</mi>
                </mstyle>
              </msubsup>
            </mrow>
          </mrow>
        </mrow>
      </mstyle>
      <mrow/>
    </mrow>
    <annotation encoding="StarMath 5.0"> size 12{C rSub { size 8{P} } `=`β rSub { size 8{P} } c`+`λ Sum cSub { size 8{J} }  {O rSup { size 8{J} } α rSup { size 8{J} } C rSub { size 8{P} }  rSup { size 8{J} } } } {}</annotation>
  </semantics>
</math>
</file>

<file path=Object 43/content.xml><?xml version="1.0" encoding="utf-8"?>
<math xmlns="http://www.w3.org/1998/Math/MathML" display="block">
  <semantics>
    <mrow>
      <mstyle mathsize="12pt">
        <msubsup>
          <mi>C</mi>
          <mstyle mathsize="8pt">
            <mi>P</mi>
          </mstyle>
          <mstyle mathsize="8pt">
            <mi>J</mi>
          </mstyle>
        </msubsup>
      </mstyle>
      <mrow/>
    </mrow>
    <annotation encoding="StarMath 5.0"> size 12{C rSub { size 8{P} }  rSup { size 8{J} } } {}</annotation>
  </semantics>
</math>
</file>

<file path=Object 44/content.xml><?xml version="1.0" encoding="utf-8"?>
<math xmlns="http://www.w3.org/1998/Math/MathML" display="block">
  <semantics>
    <mrow>
      <mstyle mathsize="12pt">
        <mrow>
          <msub>
            <mi>p</mi>
            <mstyle mathsize="8pt">
              <mi>A</mi>
            </mstyle>
          </msub>
          <msup>
            <mi>W</mi>
            <mstyle mathsize="8pt">
              <mi>J</mi>
            </mstyle>
          </msup>
          <mo stretchy="false">(</mo>
          <msub>
            <mi>g</mi>
            <mstyle mathsize="8pt">
              <mi>A</mi>
            </mstyle>
          </msub>
          <mrow>
            <mo stretchy="false">)</mo>
            <mo stretchy="false">+</mo>
            <mo stretchy="false">(</mo>
          </mrow>
          <mrow>
            <mn>1</mn>
            <mo stretchy="false">−</mo>
            <msub>
              <mi>p</mi>
              <mstyle mathsize="8pt">
                <mi>A</mi>
              </mstyle>
            </msub>
          </mrow>
          <mo stretchy="false">)</mo>
          <msup>
            <mi>W</mi>
            <mstyle mathsize="8pt">
              <mi>J</mi>
            </mstyle>
          </msup>
          <mo stretchy="false">(</mo>
          <msub>
            <mi>g</mi>
            <mstyle mathsize="8pt">
              <mi>B</mi>
            </mstyle>
          </msub>
          <mrow>
            <mo stretchy="false">)</mo>
            <mo stretchy="false">−</mo>
            <mfrac>
              <mn>1</mn>
              <mn>2</mn>
            </mfrac>
          </mrow>
          <mo stretchy="false">(</mo>
          <mrow>
            <msubsup>
              <mi>C</mi>
              <mstyle mathsize="8pt">
                <mi>A</mi>
              </mstyle>
              <mstyle mathsize="8pt">
                <mi>J</mi>
              </mstyle>
            </msubsup>
            <mo stretchy="false">+</mo>
            <msubsup>
              <mi>C</mi>
              <mstyle mathsize="8pt">
                <mi>B</mi>
              </mstyle>
              <mstyle mathsize="8pt">
                <mi>J</mi>
              </mstyle>
            </msubsup>
          </mrow>
          <msup>
            <mo stretchy="false">)</mo>
            <mstyle mathsize="8pt">
              <mn>2</mn>
            </mstyle>
          </msup>
        </mrow>
      </mstyle>
      <mrow/>
    </mrow>
    <annotation encoding="StarMath 5.0"> size 12{p rSub { size 8{A} } W rSup { size 8{J} }  \( g rSub { size 8{A} }  \) + \( 1 - p rSub { size 8{A} }  \) W rSup { size 8{J} }  \( g rSub { size 8{B} }  \)  -  {  {1}  over  {2} }  \( C rSub { size 8{A} }  rSup { size 8{J} } +C rSub { size 8{B} }  rSup { size 8{J} }  \)  rSup { size 8{2} } } {}</annotation>
  </semantics>
</math>
</file>

<file path=Object 45/content.xml><?xml version="1.0" encoding="utf-8"?>
<math xmlns="http://www.w3.org/1998/Math/MathML" display="block">
  <semantics>
    <mrow>
      <mstyle mathsize="12pt">
        <msup>
          <mi>σ</mi>
          <mstyle mathsize="8pt">
            <mstyle mathvariant="italic">
              <mtext>iJ</mtext>
            </mstyle>
          </mstyle>
        </msup>
      </mstyle>
      <mrow/>
    </mrow>
    <annotation encoding="StarMath 5.0"> size 12{σ rSup { size 8{ ital "iJ"} } } {}</annotation>
  </semantics>
</math>
</file>

<file path=Object 46/content.xml><?xml version="1.0" encoding="utf-8"?>
<math xmlns="http://www.w3.org/1998/Math/MathML" display="block">
  <semantics>
    <mrow>
      <mstyle mathsize="12pt">
        <mover accent="true">
          <mi>δ</mi>
          <mo stretchy="false">~</mo>
        </mover>
      </mstyle>
      <mrow/>
    </mrow>
    <annotation encoding="StarMath 5.0"> size 12{ { tilde  {δ}}} {}</annotation>
  </semantics>
</math>
</file>

<file path=Object 47/content.xml><?xml version="1.0" encoding="utf-8"?>
<math xmlns="http://www.w3.org/1998/Math/MathML" display="block">
  <semantics>
    <mrow>
      <mstyle mathsize="12pt">
        <munder>
          <mstyle mathvariant="italic">
            <mtext>Max</mtext>
          </mstyle>
          <mstyle mathsize="8pt">
            <mrow>
              <msubsup>
                <mi>C</mi>
                <mstyle mathsize="6pt">
                  <mi>A</mi>
                </mstyle>
                <mstyle mathsize="6pt">
                  <mi>J</mi>
                </mstyle>
              </msubsup>
              <mi>,</mi>
              <msubsup>
                <mi>C</mi>
                <mstyle mathsize="6pt">
                  <mi>B</mi>
                </mstyle>
                <mstyle mathsize="6pt">
                  <mi>J</mi>
                </mstyle>
              </msubsup>
            </mrow>
          </mstyle>
        </munder>
      </mstyle>
      <mrow/>
    </mrow>
    <annotation encoding="StarMath 5.0"> size 12{ { ital "Max"}  cSub { size 8{C rSub { size 6{A} }  rSup { size 6{J} } ,C rSub { size 6{B} }  rSup { size 6{J} } } } } {}</annotation>
  </semantics>
</math>
</file>

<file path=Object 48/content.xml><?xml version="1.0" encoding="utf-8"?>
<math xmlns="http://www.w3.org/1998/Math/MathML" display="block">
  <semantics>
    <mrow>
      <mstyle mathsize="12pt">
        <mrow>
          <msub>
            <mover accent="true">
              <mover accent="true">
                <mi>p</mi>
                <mo stretchy="false">¯</mo>
              </mover>
              <mo stretchy="false">¯</mo>
            </mover>
            <mstyle mathsize="8pt">
              <mi>A</mi>
            </mstyle>
          </msub>
          <msup>
            <mi>W</mi>
            <mstyle mathsize="8pt">
              <mi>J</mi>
            </mstyle>
          </msup>
          <mo stretchy="false">(</mo>
          <msub>
            <mi>g</mi>
            <mstyle mathsize="8pt">
              <mi>A</mi>
            </mstyle>
          </msub>
          <mrow>
            <mo stretchy="false">)</mo>
            <mo stretchy="false">+</mo>
            <mo stretchy="false">(</mo>
          </mrow>
          <mrow>
            <mn>1</mn>
            <mo stretchy="false">−</mo>
            <msub>
              <mover accent="true">
                <mover accent="true">
                  <mi>p</mi>
                  <mo stretchy="false">¯</mo>
                </mover>
                <mo stretchy="false">¯</mo>
              </mover>
              <mstyle mathsize="8pt">
                <mi>A</mi>
              </mstyle>
            </msub>
          </mrow>
          <mo stretchy="false">)</mo>
          <msup>
            <mi>W</mi>
            <mstyle mathsize="8pt">
              <mi>J</mi>
            </mstyle>
          </msup>
          <mo stretchy="false">(</mo>
          <msub>
            <mi>g</mi>
            <mstyle mathsize="8pt">
              <mi>B</mi>
            </mstyle>
          </msub>
          <mrow>
            <mo stretchy="false">)</mo>
            <mo stretchy="false">−</mo>
            <mfrac>
              <mn>1</mn>
              <mn>2</mn>
            </mfrac>
          </mrow>
          <mo stretchy="false">(</mo>
          <mrow>
            <msubsup>
              <mi>C</mi>
              <mstyle mathsize="8pt">
                <mi>A</mi>
              </mstyle>
              <mstyle mathsize="8pt">
                <mi>J</mi>
              </mstyle>
            </msubsup>
            <mo stretchy="false">+</mo>
            <msubsup>
              <mi>C</mi>
              <mstyle mathsize="8pt">
                <mi>B</mi>
              </mstyle>
              <mstyle mathsize="8pt">
                <mi>J</mi>
              </mstyle>
            </msubsup>
          </mrow>
          <msup>
            <mo stretchy="false">)</mo>
            <mstyle mathsize="8pt">
              <mn>2</mn>
            </mstyle>
          </msup>
        </mrow>
      </mstyle>
      <mrow/>
    </mrow>
    <annotation encoding="StarMath 5.0"> size 12{ { bar  bar  {p}} rSub { size 8{A} } W rSup { size 8{J} }  \( g rSub { size 8{A} }  \) + \( 1 -  { bar  bar  {p}} rSub { size 8{A} }  \) W rSup { size 8{J} }  \( g rSub { size 8{B} }  \)  -  {  {1}  over  {2} }  \( C rSub { size 8{A} }  rSup { size 8{J} } +C rSub { size 8{B} }  rSup { size 8{J} }  \)  rSup { size 8{2} } } {}</annotation>
  </semantics>
</math>
</file>

<file path=Object 49/content.xml><?xml version="1.0" encoding="utf-8"?>
<math xmlns="http://www.w3.org/1998/Math/MathML" display="block">
  <semantics>
    <mtable>
      <mtr>
        <mtd>
          <mrow>
            <mrow>
              <msubsup>
                <mi>C</mi>
                <mstyle mathsize="8pt">
                  <mi>A</mi>
                </mstyle>
                <mstyle mathsize="8pt">
                  <mi>J</mi>
                </mstyle>
              </msubsup>
              <mo stretchy="false">≥</mo>
              <mn>0</mn>
            </mrow>
            <mrow/>
          </mrow>
        </mtd>
      </mtr>
      <mtr>
        <mtd>
          <mrow>
            <mrow>
              <msubsup>
                <mi>C</mi>
                <mstyle mathsize="8pt">
                  <mi>B</mi>
                </mstyle>
                <mstyle mathsize="8pt">
                  <mi>J</mi>
                </mstyle>
              </msubsup>
              <mo stretchy="false">≥</mo>
              <mn>0</mn>
            </mrow>
            <mrow/>
          </mrow>
        </mtd>
      </mtr>
      <mtr>
        <mtd>
          <mrow>
            <mrow/>
            <mrow/>
          </mrow>
        </mtd>
      </mtr>
      <mtr>
        <mtd columnalign="left">
          <mrow>
            <mtable>
              <mtr>
                <mtd>
                  <mrow>
                    <mrow>
                      <mo fence="true" stretchy="true">{</mo>
                      <mrow>
                        <mrow/>
                      </mrow>
                    </mrow>
                    <mrow/>
                  </mrow>
                </mtd>
              </mtr>
            </mtable>
            <mrow/>
          </mrow>
        </mtd>
      </mtr>
      <mtr>
        <mtd>
          <mstyle mathsize="12pt">
            <mrow/>
          </mstyle>
        </mtd>
      </mtr>
    </mtable>
    <annotation encoding="StarMath 5.0"> size 12{alignl { stack {
 left lbrace C rSub { size 8{A} }  rSup { size 8{J} }  &gt;= 0 {} # 
 right none  left lbrace C rSub { size 8{B} }  rSup { size 8{J} }  &gt;= 0 {} # 
 right no } }  lbrace } {}</annotation>
  </semantics>
</math>
</file>

<file path=Object 5/content.xml><?xml version="1.0" encoding="utf-8"?>
<math xmlns="http://www.w3.org/1998/Math/MathML" display="block">
  <semantics>
    <mrow>
      <mstyle mathsize="12pt">
        <mrow>
          <mi>α</mi>
          <msup>
            <mi>'</mi>
            <mstyle mathsize="8pt">
              <mi>J</mi>
            </mstyle>
          </msup>
        </mrow>
      </mstyle>
      <mrow/>
    </mrow>
    <annotation encoding="StarMath 5.0"> size 12{α' rSup { size 8{J} } } {}</annotation>
  </semantics>
</math>
</file>

<file path=Object 50/content.xml><?xml version="1.0" encoding="utf-8"?>
<math xmlns="http://www.w3.org/1998/Math/MathML" display="block">
  <semantics>
    <mrow>
      <mstyle mathsize="12pt">
        <msub>
          <mover accent="true">
            <mover accent="true">
              <mi>p</mi>
              <mo stretchy="false">¯</mo>
            </mover>
            <mo stretchy="false">¯</mo>
          </mover>
          <mstyle mathsize="8pt">
            <mi>A</mi>
          </mstyle>
        </msub>
      </mstyle>
      <mrow/>
    </mrow>
    <annotation encoding="StarMath 5.0"> size 12{ { bar  bar  {p}} rSub { size 8{A} } } {}</annotation>
  </semantics>
</math>
</file>

<file path=Object 51/content.xml><?xml version="1.0" encoding="utf-8"?>
<math xmlns="http://www.w3.org/1998/Math/MathML" display="block">
  <semantics>
    <mrow>
      <mstyle mathsize="12pt">
        <mrow>
          <msubsup>
            <mover accent="true">
              <mover accent="true">
                <mi>C</mi>
                <mo stretchy="false">¯</mo>
              </mover>
              <mo stretchy="false">¯</mo>
            </mover>
            <mstyle mathsize="8pt">
              <mi>A</mi>
            </mstyle>
            <mstyle mathsize="8pt">
              <mi>J</mi>
            </mstyle>
          </msubsup>
          <mrow>
            <mspace width="0.5em"/>
            <mo stretchy="false">=</mo>
            <mspace width="0.5em"/>
          </mrow>
          <mtext>max</mtext>
          <mspace width="0.5em"/>
          <mrow>
            <mo fence="true" stretchy="true">{</mo>
            <mrow>
              <mrow>
                <mn>0,</mn>
                <mspace width="0.5em"/>
                <mi mathvariant="italic">ψhλ</mi>
                <mspace width="0.5em"/>
                <msup>
                  <mi>α</mi>
                  <mstyle mathsize="8pt">
                    <mi>J</mi>
                  </mstyle>
                </msup>
                <mrow>
                  <mo fence="true" stretchy="true">[</mo>
                  <mrow>
                    <mrow>
                      <msup>
                        <mi>W</mi>
                        <mstyle mathsize="8pt">
                          <mi>J</mi>
                        </mstyle>
                      </msup>
                      <mo stretchy="false">(</mo>
                      <msub>
                        <mi>g</mi>
                        <mstyle mathsize="8pt">
                          <mi>A</mi>
                        </mstyle>
                      </msub>
                      <mrow>
                        <mo stretchy="false">)</mo>
                        <mo stretchy="false">−</mo>
                        <msup>
                          <mi>W</mi>
                          <mstyle mathsize="8pt">
                            <mi>J</mi>
                          </mstyle>
                        </msup>
                      </mrow>
                      <mo stretchy="false">(</mo>
                      <msub>
                        <mi>g</mi>
                        <mstyle mathsize="8pt">
                          <mi>B</mi>
                        </mstyle>
                      </msub>
                      <mo stretchy="false">)</mo>
                    </mrow>
                  </mrow>
                  <mo fence="true" stretchy="true">]</mo>
                </mrow>
              </mrow>
            </mrow>
            <mo fence="true" stretchy="true">}</mo>
          </mrow>
        </mrow>
      </mstyle>
      <mrow/>
    </mrow>
    <annotation encoding="StarMath 5.0"> size 12{ { bar  bar  {C}} rSub { size 8{A} }  rSup { size 8{J} } `=`"max"` left lbrace 0,`ψhλ`α rSup { size 8{J} }  left [W rSup { size 8{J} }  \( g rSub { size 8{A} }  \)  - W rSup { size 8{J} }  \( g rSub { size 8{B} }  \)  right ] right rbrace } {}</annotation>
  </semantics>
</math>
</file>

<file path=Object 52/content.xml><?xml version="1.0" encoding="utf-8"?>
<math xmlns="http://www.w3.org/1998/Math/MathML" display="block">
  <semantics>
    <mrow>
      <mstyle mathsize="12pt">
        <mrow>
          <msubsup>
            <mover accent="true">
              <mover accent="true">
                <mi>C</mi>
                <mo stretchy="false">¯</mo>
              </mover>
              <mo stretchy="false">¯</mo>
            </mover>
            <mstyle mathsize="8pt">
              <mi>B</mi>
            </mstyle>
            <mstyle mathsize="8pt">
              <mi>J</mi>
            </mstyle>
          </msubsup>
          <mrow>
            <mspace width="0.5em"/>
            <mo stretchy="false">=</mo>
            <mspace width="0.5em"/>
          </mrow>
          <mtext>max</mtext>
          <mspace width="0.5em"/>
          <mrow>
            <mo fence="true" stretchy="true">{</mo>
            <mrow>
              <mrow>
                <mn>0,</mn>
                <mspace width="0.5em"/>
                <mi mathvariant="italic">ψhλ</mi>
                <mspace width="0.5em"/>
                <msup>
                  <mi>α</mi>
                  <mstyle mathsize="8pt">
                    <mi>J</mi>
                  </mstyle>
                </msup>
                <mrow>
                  <mo fence="true" stretchy="true">[</mo>
                  <mrow>
                    <mrow>
                      <msup>
                        <mi>W</mi>
                        <mstyle mathsize="8pt">
                          <mi>J</mi>
                        </mstyle>
                      </msup>
                      <mo stretchy="false">(</mo>
                      <msub>
                        <mi>g</mi>
                        <mstyle mathsize="8pt">
                          <mi>B</mi>
                        </mstyle>
                      </msub>
                      <mrow>
                        <mo stretchy="false">)</mo>
                        <mo stretchy="false">−</mo>
                        <msup>
                          <mi>W</mi>
                          <mstyle mathsize="8pt">
                            <mi>J</mi>
                          </mstyle>
                        </msup>
                      </mrow>
                      <mo stretchy="false">(</mo>
                      <msub>
                        <mi>g</mi>
                        <mstyle mathsize="8pt">
                          <mi>A</mi>
                        </mstyle>
                      </msub>
                      <mo stretchy="false">)</mo>
                    </mrow>
                  </mrow>
                  <mo fence="true" stretchy="true">]</mo>
                </mrow>
              </mrow>
            </mrow>
            <mo fence="true" stretchy="true">}</mo>
          </mrow>
        </mrow>
      </mstyle>
      <mrow/>
    </mrow>
    <annotation encoding="StarMath 5.0"> size 12{ { bar  bar  {C}} rSub { size 8{B} }  rSup { size 8{J} } `=`"max"` left lbrace 0,`ψhλ`α rSup { size 8{J} }  left [W rSup { size 8{J} }  \( g rSub { size 8{B} }  \)  - W rSup { size 8{J} }  \( g rSub { size 8{A} }  \)  right ] right rbrace } {}</annotation>
  </semantics>
</math>
</file>

<file path=Object 53/content.xml><?xml version="1.0" encoding="utf-8"?>
<math xmlns="http://www.w3.org/1998/Math/MathML" display="block">
  <semantics>
    <mrow>
      <mstyle mathsize="12pt">
        <mrow>
          <msubsup>
            <mover accent="true">
              <mover accent="true">
                <mi>C</mi>
                <mo stretchy="false">¯</mo>
              </mover>
              <mo stretchy="false">¯</mo>
            </mover>
            <mstyle mathsize="8pt">
              <mi>A</mi>
            </mstyle>
            <mstyle mathsize="8pt">
              <mi>J</mi>
            </mstyle>
          </msubsup>
          <mrow>
            <mspace width="0.5em"/>
            <mo stretchy="false">−</mo>
            <mspace width="0.5em"/>
          </mrow>
          <msubsup>
            <mover accent="true">
              <mover accent="true">
                <mi>C</mi>
                <mo stretchy="false">¯</mo>
              </mover>
              <mo stretchy="false">¯</mo>
            </mover>
            <mstyle mathsize="8pt">
              <mi>B</mi>
            </mstyle>
            <mstyle mathsize="8pt">
              <mi>J</mi>
            </mstyle>
          </msubsup>
          <mrow>
            <mspace width="0.5em"/>
            <mo stretchy="false">=</mo>
            <mi mathvariant="italic">ψhλ</mi>
          </mrow>
          <mspace width="0.5em"/>
          <msup>
            <mi>α</mi>
            <mstyle mathsize="8pt">
              <mi>J</mi>
            </mstyle>
          </msup>
          <mrow>
            <mo fence="true" stretchy="true">[</mo>
            <mrow>
              <mrow>
                <msup>
                  <mi>W</mi>
                  <mstyle mathsize="8pt">
                    <mi>J</mi>
                  </mstyle>
                </msup>
                <mo stretchy="false">(</mo>
                <msub>
                  <mi>g</mi>
                  <mstyle mathsize="8pt">
                    <mi>A</mi>
                  </mstyle>
                </msub>
                <mrow>
                  <mo stretchy="false">)</mo>
                  <mo stretchy="false">−</mo>
                  <msup>
                    <mi>W</mi>
                    <mstyle mathsize="8pt">
                      <mi>J</mi>
                    </mstyle>
                  </msup>
                </mrow>
                <mo stretchy="false">(</mo>
                <msub>
                  <mi>g</mi>
                  <mstyle mathsize="8pt">
                    <mi>B</mi>
                  </mstyle>
                </msub>
                <mo stretchy="false">)</mo>
              </mrow>
            </mrow>
            <mo fence="true" stretchy="true">]</mo>
          </mrow>
        </mrow>
      </mstyle>
      <mrow/>
    </mrow>
    <annotation encoding="StarMath 5.0"> size 12{ { bar  bar  {C}} rSub { size 8{A} }  rSup { size 8{J} } ` - ` { bar  bar  {C}} rSub { size 8{B} }  rSup { size 8{J} } `=ψhλ`α rSup { size 8{J} }  left [W rSup { size 8{J} }  \( g rSub { size 8{A} }  \)  - W rSup { size 8{J} }  \( g rSub { size 8{B} }  \)  right ]} {}</annotation>
  </semantics>
</math>
</file>

<file path=Object 54/content.xml><?xml version="1.0" encoding="utf-8"?>
<math xmlns="http://www.w3.org/1998/Math/MathML" display="block">
  <semantics>
    <mrow>
      <mstyle mathsize="12pt">
        <mrow>
          <msub>
            <mover accent="true">
              <mover accent="true">
                <mi>C</mi>
                <mo stretchy="false">¯</mo>
              </mover>
              <mo stretchy="false">¯</mo>
            </mover>
            <mstyle mathsize="8pt">
              <mi>A</mi>
            </mstyle>
          </msub>
          <mrow>
            <mspace width="0.5em"/>
            <mo stretchy="false">−</mo>
            <mspace width="0.5em"/>
          </mrow>
          <msub>
            <mover accent="true">
              <mover accent="true">
                <mi>C</mi>
                <mo stretchy="false">¯</mo>
              </mover>
              <mo stretchy="false">¯</mo>
            </mover>
            <mstyle mathsize="8pt">
              <mi>B</mi>
            </mstyle>
          </msub>
          <mrow>
            <mspace width="0.5em"/>
            <mo stretchy="false">=</mo>
            <mspace width="0.5em"/>
          </mrow>
          <msup>
            <mi>λ</mi>
            <mstyle mathsize="8pt">
              <mrow>
                <mspace width="0.5em"/>
                <mn>2</mn>
              </mrow>
            </mstyle>
          </msup>
          <mspace width="0.5em"/>
          <mi>ψ</mi>
          <mspace width="0.5em"/>
          <mi>h</mi>
          <mspace width="0.5em"/>
          <mrow>
            <munder>
              <mo stretchy="false">∑</mo>
              <mstyle mathsize="8pt">
                <mi>J</mi>
              </mstyle>
            </munder>
            <mrow>
              <msup>
                <mi>O</mi>
                <mstyle mathsize="8pt">
                  <mi>J</mi>
                </mstyle>
              </msup>
              <mo stretchy="false">(</mo>
              <msup>
                <mi>α</mi>
                <mstyle mathsize="8pt">
                  <mi>J</mi>
                </mstyle>
              </msup>
              <msup>
                <mo stretchy="false">)</mo>
                <mstyle mathsize="8pt">
                  <mn>2</mn>
                </mstyle>
              </msup>
              <mrow>
                <mo fence="true" stretchy="true">[</mo>
                <mrow>
                  <mrow>
                    <msup>
                      <mi>W</mi>
                      <mstyle mathsize="8pt">
                        <mi>J</mi>
                      </mstyle>
                    </msup>
                    <mo stretchy="false">(</mo>
                    <msub>
                      <mi>g</mi>
                      <mstyle mathsize="8pt">
                        <mi>A</mi>
                      </mstyle>
                    </msub>
                    <mrow>
                      <mo stretchy="false">)</mo>
                      <mo stretchy="false">−</mo>
                      <msup>
                        <mi>W</mi>
                        <mstyle mathsize="8pt">
                          <mi>J</mi>
                        </mstyle>
                      </msup>
                    </mrow>
                    <mo stretchy="false">(</mo>
                    <msub>
                      <mi>g</mi>
                      <mstyle mathsize="8pt">
                        <mi>B</mi>
                      </mstyle>
                    </msub>
                    <mo stretchy="false">)</mo>
                  </mrow>
                </mrow>
                <mo fence="true" stretchy="true">]</mo>
              </mrow>
            </mrow>
          </mrow>
          <mrow>
            <mspace width="0.5em"/>
            <mo stretchy="false">+</mo>
            <mspace width="0.5em"/>
          </mrow>
          <mi>c</mi>
          <mo stretchy="false">(</mo>
          <msub>
            <mi>β</mi>
            <mstyle mathsize="8pt">
              <mi>A</mi>
            </mstyle>
          </msub>
          <mrow>
            <mspace width="0.5em"/>
            <mo stretchy="false">−</mo>
            <mspace width="0.5em"/>
          </mrow>
          <msub>
            <mi>β</mi>
            <mstyle mathsize="8pt">
              <mi>B</mi>
            </mstyle>
          </msub>
          <mo stretchy="false">)</mo>
          <mspace width="0.5em"/>
        </mrow>
      </mstyle>
      <mrow/>
    </mrow>
    <annotation encoding="StarMath 5.0"> size 12{ { bar  bar  {C}} rSub { size 8{A} } ` - ` { bar  bar  {C}} rSub { size 8{B} } `=`λ rSup { size 8{`2} } `ψ`h` Sum cSub { size 8{J} }  {O rSup { size 8{J} }  \( α rSup { size 8{J} }  \)  rSup { size 8{2} }  left [W rSup { size 8{J} }  \( g rSub { size 8{A} }  \)  - W rSup { size 8{J} }  \( g rSub { size 8{B} }  \)  right ]} `+`c \( β rSub { size 8{A} } ` - `β rSub { size 8{B} }  \) `} {}</annotation>
  </semantics>
</math>
</file>

<file path=Object 55/content.xml><?xml version="1.0" encoding="utf-8"?>
<math xmlns="http://www.w3.org/1998/Math/MathML" display="block">
  <semantics>
    <mrow>
      <mstyle mathsize="12pt">
        <mrow>
          <mrow>
            <munder>
              <mo stretchy="false">∑</mo>
              <mstyle mathsize="8pt">
                <mi>J</mi>
              </mstyle>
            </munder>
            <mrow>
              <mi>α</mi>
              <msup>
                <mi>'</mi>
                <mstyle mathsize="8pt">
                  <mi>J</mi>
                </mstyle>
              </msup>
            </mrow>
          </mrow>
          <mrow>
            <mspace width="0.5em"/>
            <mo stretchy="false">=</mo>
            <mspace width="0.5em"/>
          </mrow>
          <mn>1</mn>
        </mrow>
      </mstyle>
      <mrow/>
    </mrow>
    <annotation encoding="StarMath 5.0"> size 12{ Sum cSub { size 8{J} }  {α' rSup { size 8{J} } } `=`1} {}</annotation>
  </semantics>
</math>
</file>

<file path=Object 56/content.xml><?xml version="1.0" encoding="utf-8"?>
<math xmlns="http://www.w3.org/1998/Math/MathML" display="block">
  <semantics>
    <mrow>
      <mstyle mathsize="12pt">
        <munder>
          <mstyle mathvariant="italic">
            <mtext>Max</mtext>
          </mstyle>
          <mstyle mathsize="8pt">
            <msub>
              <mi>g</mi>
              <mstyle mathsize="6pt">
                <mi>A</mi>
              </mstyle>
            </msub>
          </mstyle>
        </munder>
      </mstyle>
      <mrow/>
    </mrow>
    <annotation encoding="StarMath 5.0"> size 12{ { ital "Max"}  cSub { size 8{g rSub { size 6{A} } } } } {}</annotation>
  </semantics>
</math>
</file>

<file path=Object 57/content.xml><?xml version="1.0" encoding="utf-8"?>
<math xmlns="http://www.w3.org/1998/Math/MathML" display="block">
  <semantics>
    <mrow>
      <mstyle mathsize="12pt">
        <mrow>
          <msub>
            <mover accent="true">
              <mover accent="true">
                <mi>p</mi>
                <mo stretchy="false">¯</mo>
              </mover>
              <mo stretchy="false">¯</mo>
            </mover>
            <mstyle mathsize="8pt">
              <mi>A</mi>
            </mstyle>
          </msub>
          <mo stretchy="false">(</mo>
          <msub>
            <mi>g</mi>
            <mstyle mathsize="8pt">
              <mi>A</mi>
            </mstyle>
          </msub>
          <mi>,</mi>
          <msub>
            <mi>g</mi>
            <mstyle mathsize="8pt">
              <mi>B</mi>
            </mstyle>
          </msub>
          <mo stretchy="false">)</mo>
        </mrow>
      </mstyle>
      <mrow/>
    </mrow>
    <annotation encoding="StarMath 5.0"> size 12{ { bar  bar  {p}} rSub { size 8{A} }  \( g rSub { size 8{A} } ,g rSub { size 8{B} }  \) } {}</annotation>
  </semantics>
</math>
</file>

<file path=Object 58/content.xml><?xml version="1.0" encoding="utf-8"?>
<math xmlns="http://www.w3.org/1998/Math/MathML" display="block">
  <semantics>
    <mrow>
      <mstyle mathsize="12pt">
        <mrow>
          <mspace width="0.5em"/>
          <mfrac>
            <mn>1</mn>
            <mn>2</mn>
          </mfrac>
          <mrow>
            <mspace width="0.5em"/>
            <mo stretchy="false">+</mo>
            <mspace width="0.5em"/>
          </mrow>
          <mi>ψ</mi>
          <mrow>
            <mo fence="true" stretchy="true">[</mo>
            <mrow>
              <mrow>
                <mrow>
                  <mrow>
                    <mo fence="true" stretchy="true">(</mo>
                    <mrow>
                      <mrow>
                        <mover accent="true">
                          <mover accent="true">
                            <mi>W</mi>
                            <mo stretchy="false">¯</mo>
                          </mover>
                          <mo stretchy="false">¯</mo>
                        </mover>
                        <mo stretchy="false">(</mo>
                        <msub>
                          <mi>g</mi>
                          <mstyle mathsize="8pt">
                            <mi>A</mi>
                          </mstyle>
                        </msub>
                        <mo stretchy="false">)</mo>
                        <mrow>
                          <mspace width="0.5em"/>
                          <mo stretchy="false">−</mo>
                          <mspace width="0.5em"/>
                        </mrow>
                        <mover accent="true">
                          <mover accent="true">
                            <mi>W</mi>
                            <mo stretchy="false">¯</mo>
                          </mover>
                          <mo stretchy="false">¯</mo>
                        </mover>
                        <mo stretchy="false">(</mo>
                        <msub>
                          <mi>g</mi>
                          <mstyle mathsize="8pt">
                            <mi>B</mi>
                          </mstyle>
                        </msub>
                        <mo stretchy="false">)</mo>
                        <mspace width="0.5em"/>
                      </mrow>
                    </mrow>
                    <mo fence="true" stretchy="true">)</mo>
                  </mrow>
                  <mo stretchy="false">+</mo>
                  <mspace width="0.5em"/>
                </mrow>
                <mi>h</mi>
                <mo stretchy="false">(</mo>
                <msub>
                  <mi>C</mi>
                  <mstyle mathsize="8pt">
                    <mi>A</mi>
                  </mstyle>
                </msub>
                <mrow>
                  <mspace width="0.5em"/>
                  <mo stretchy="false">−</mo>
                  <mspace width="0.5em"/>
                </mrow>
                <msub>
                  <mi>C</mi>
                  <mstyle mathsize="8pt">
                    <mi>B</mi>
                  </mstyle>
                </msub>
                <mo stretchy="false">)</mo>
              </mrow>
            </mrow>
            <mo fence="true" stretchy="true">]</mo>
          </mrow>
        </mrow>
      </mstyle>
      <mrow/>
    </mrow>
    <annotation encoding="StarMath 5.0"> size 12{` {  {1}  over  {2} } `+`ψ left [ left ( { bar  bar  {W}} \( g rSub { size 8{A} }  \) ` - ` { bar  bar  {W}} \( g rSub { size 8{B} }  \) ` right )+`h \( C rSub { size 8{A} } ` - `C rSub { size 8{B} }  \)  right ]} {}</annotation>
  </semantics>
</math>
</file>

<file path=Object 59/content.xml><?xml version="1.0" encoding="utf-8"?>
<math xmlns="http://www.w3.org/1998/Math/MathML" display="block">
  <semantics>
    <mrow>
      <mstyle mathsize="12pt">
        <mrow>
          <mn>0</mn>
          <mrow>
            <mspace width="0.5em"/>
            <mo stretchy="false">≤</mo>
            <mspace width="0.5em"/>
          </mrow>
          <msub>
            <mi>g</mi>
            <mstyle mathsize="8pt">
              <mi>A</mi>
            </mstyle>
          </msub>
          <mrow>
            <mspace width="0.5em"/>
            <mo stretchy="false">≤</mo>
            <mspace width="0.5em"/>
          </mrow>
          <mi>y</mi>
          <mrow>
            <mspace width="0.5em"/>
            <mo stretchy="false">−</mo>
            <mspace width="0.5em"/>
          </mrow>
          <mi>c</mi>
        </mrow>
      </mstyle>
      <mrow/>
    </mrow>
    <annotation encoding="StarMath 5.0"> size 12{0` &lt;= `g rSub { size 8{A} } ` &lt;= `y` - `c} {}</annotation>
  </semantics>
</math>
</file>

<file path=Object 6/content.xml><?xml version="1.0" encoding="utf-8"?>
<math xmlns="http://www.w3.org/1998/Math/MathML" display="block">
  <semantics>
    <mrow>
      <mstyle mathsize="12pt">
        <msup>
          <mi>ε</mi>
          <mstyle mathsize="8pt">
            <mi>J</mi>
          </mstyle>
        </msup>
      </mstyle>
      <mrow/>
    </mrow>
    <annotation encoding="StarMath 5.0"> size 12{ε rSup { size 8{J} } } {}</annotation>
  </semantics>
</math>
</file>

<file path=Object 60/content.xml><?xml version="1.0" encoding="utf-8"?>
<math xmlns="http://www.w3.org/1998/Math/MathML" display="block">
  <semantics>
    <mrow>
      <mstyle mathsize="12pt">
        <mrow>
          <msub>
            <mover accent="true">
              <mover accent="true">
                <mi>C</mi>
                <mo stretchy="false">¯</mo>
              </mover>
              <mo stretchy="false">¯</mo>
            </mover>
            <mstyle mathsize="8pt">
              <mi>A</mi>
            </mstyle>
          </msub>
          <mrow>
            <mspace width="0.5em"/>
            <mo stretchy="false">−</mo>
            <mspace width="0.5em"/>
          </mrow>
          <msub>
            <mover accent="true">
              <mover accent="true">
                <mi>C</mi>
                <mo stretchy="false">¯</mo>
              </mover>
              <mo stretchy="false">¯</mo>
            </mover>
            <mstyle mathsize="8pt">
              <mi>B</mi>
            </mstyle>
          </msub>
          <mrow>
            <mspace width="0.5em"/>
            <mo stretchy="false">=</mo>
            <mspace width="0.5em"/>
          </mrow>
          <msup>
            <mi>λ</mi>
            <mstyle mathsize="8pt">
              <mrow>
                <mspace width="0.5em"/>
                <mn>2</mn>
              </mrow>
            </mstyle>
          </msup>
          <mspace width="0.5em"/>
          <mi>ψ</mi>
          <mspace width="0.5em"/>
          <mi>h</mi>
          <mspace width="0.5em"/>
          <mrow>
            <munder>
              <mo stretchy="false">∑</mo>
              <mstyle mathsize="8pt">
                <mi>J</mi>
              </mstyle>
            </munder>
            <mrow>
              <msup>
                <mi>O</mi>
                <mstyle mathsize="8pt">
                  <mi>J</mi>
                </mstyle>
              </msup>
              <mo stretchy="false">(</mo>
              <msup>
                <mi>α</mi>
                <mstyle mathsize="8pt">
                  <mi>J</mi>
                </mstyle>
              </msup>
              <msup>
                <mo stretchy="false">)</mo>
                <mstyle mathsize="8pt">
                  <mn>2</mn>
                </mstyle>
              </msup>
              <mrow>
                <mo fence="true" stretchy="true">[</mo>
                <mrow>
                  <mrow>
                    <msup>
                      <mi>W</mi>
                      <mstyle mathsize="8pt">
                        <mi>J</mi>
                      </mstyle>
                    </msup>
                    <mo stretchy="false">(</mo>
                    <msub>
                      <mi>g</mi>
                      <mstyle mathsize="8pt">
                        <mi>A</mi>
                      </mstyle>
                    </msub>
                    <mrow>
                      <mo stretchy="false">)</mo>
                      <mo stretchy="false">−</mo>
                      <msup>
                        <mi>W</mi>
                        <mstyle mathsize="8pt">
                          <mi>J</mi>
                        </mstyle>
                      </msup>
                    </mrow>
                    <mo stretchy="false">(</mo>
                    <msub>
                      <mi>g</mi>
                      <mstyle mathsize="8pt">
                        <mi>B</mi>
                      </mstyle>
                    </msub>
                    <mo stretchy="false">)</mo>
                  </mrow>
                </mrow>
                <mo fence="true" stretchy="true">]</mo>
              </mrow>
            </mrow>
          </mrow>
          <mrow>
            <mspace width="0.5em"/>
            <mo stretchy="false">+</mo>
            <mspace width="0.5em"/>
          </mrow>
          <mi>c</mi>
          <mo stretchy="false">(</mo>
          <msub>
            <mi>β</mi>
            <mstyle mathsize="8pt">
              <mi>A</mi>
            </mstyle>
          </msub>
          <mrow>
            <mspace width="0.5em"/>
            <mo stretchy="false">−</mo>
            <mspace width="0.5em"/>
          </mrow>
          <msub>
            <mi>β</mi>
            <mstyle mathsize="8pt">
              <mi>B</mi>
            </mstyle>
          </msub>
          <mo stretchy="false">)</mo>
          <mspace width="0.5em"/>
        </mrow>
      </mstyle>
      <mrow/>
    </mrow>
    <annotation encoding="StarMath 5.0"> size 12{ { bar  bar  {C}} rSub { size 8{A} } ` - ` { bar  bar  {C}} rSub { size 8{B} } `=`λ rSup { size 8{`2} } `ψ`h` Sum cSub { size 8{J} }  {O rSup { size 8{J} }  \( α rSup { size 8{J} }  \)  rSup { size 8{2} }  left [W rSup { size 8{J} }  \( g rSub { size 8{A} }  \)  - W rSup { size 8{J} }  \( g rSub { size 8{B} }  \)  right ]} `+`c \( β rSub { size 8{A} } ` - `β rSub { size 8{B} }  \) `} {}</annotation>
  </semantics>
</math>
</file>

<file path=Object 61/content.xml><?xml version="1.0" encoding="utf-8"?>
<math xmlns="http://www.w3.org/1998/Math/MathML" display="block">
  <semantics>
    <mrow>
      <mstyle mathsize="12pt">
        <mrow>
          <mrow>
            <msub>
              <mi>g</mi>
              <mstyle mathsize="8pt">
                <mi>A</mi>
              </mstyle>
            </msub>
            <mo stretchy="false">=</mo>
            <msup>
              <mi>g</mi>
              <mstyle mathsize="8pt">
                <mi>L</mi>
              </mstyle>
            </msup>
            <mo stretchy="false">=</mo>
            <mo stretchy="false">(</mo>
          </mrow>
          <msup>
            <mi>H</mi>
            <mi>'</mi>
          </msup>
          <msup>
            <mo stretchy="false">)</mo>
            <mstyle mathsize="8pt">
              <mrow>
                <mo stretchy="false">−</mo>
                <mn>1</mn>
              </mrow>
            </mstyle>
          </msup>
          <mrow>
            <mo fence="true" stretchy="true">(</mo>
            <mrow>
              <mfrac>
                <msup>
                  <mi>y</mi>
                  <mstyle mathsize="8pt">
                    <mi>L</mi>
                  </mstyle>
                </msup>
                <mi>y</mi>
              </mfrac>
            </mrow>
            <mo fence="true" stretchy="true">)</mo>
          </mrow>
        </mrow>
      </mstyle>
      <mrow/>
    </mrow>
    <annotation encoding="StarMath 5.0"> size 12{g rSub { size 8{A} } =g rSup { size 8{L} } = \(  { {H}} sup { ' } \)  rSup { size 8{ - 1} }  left ( {  {y rSup { size 8{L} } }  over  {y} }  right )} {}</annotation>
  </semantics>
</math>
</file>

<file path=Object 62/content.xml><?xml version="1.0" encoding="utf-8"?>
<math xmlns="http://www.w3.org/1998/Math/MathML" display="block">
  <semantics>
    <mrow>
      <mstyle mathsize="12pt">
        <mrow>
          <mrow>
            <msup>
              <mi>y</mi>
              <mstyle mathsize="8pt">
                <mi>L</mi>
              </mstyle>
            </msup>
            <mo stretchy="false">=</mo>
            <mspace width="0.5em"/>
          </mrow>
          <mfrac>
            <mrow>
              <munder>
                <mo stretchy="false">∑</mo>
                <mstyle mathsize="8pt">
                  <mi>J</mi>
                </mstyle>
              </munder>
              <mrow>
                <mrow>
                  <mo fence="true" stretchy="true">(</mo>
                  <mrow>
                    <mrow>
                      <mrow>
                        <mn>1</mn>
                        <mo stretchy="false">+</mo>
                        <mi>ψ</mi>
                      </mrow>
                      <mo stretchy="false">(</mo>
                      <mi>λ</mi>
                      <mspace width="0.5em"/>
                      <mi>h</mi>
                      <mspace width="0.5em"/>
                      <msup>
                        <mo stretchy="false">)</mo>
                        <mstyle mathsize="8pt">
                          <mn>2</mn>
                        </mstyle>
                      </msup>
                      <msup>
                        <mi>O</mi>
                        <mstyle mathsize="8pt">
                          <mi>J</mi>
                        </mstyle>
                      </msup>
                      <msup>
                        <mrow>
                          <mo fence="true" stretchy="true">(</mo>
                          <mrow>
                            <msup>
                              <mi>α</mi>
                              <mstyle mathsize="8pt">
                                <mi>J</mi>
                              </mstyle>
                            </msup>
                          </mrow>
                          <mo fence="true" stretchy="true">)</mo>
                        </mrow>
                        <mstyle mathsize="8pt">
                          <mn>2</mn>
                        </mstyle>
                      </msup>
                    </mrow>
                  </mrow>
                  <mo fence="true" stretchy="true">)</mo>
                </mrow>
                <msup>
                  <mi>y</mi>
                  <mstyle mathsize="8pt">
                    <mi>J</mi>
                  </mstyle>
                </msup>
              </mrow>
            </mrow>
            <mrow>
              <munder>
                <mo stretchy="false">∑</mo>
                <mstyle mathsize="8pt">
                  <mi>J</mi>
                </mstyle>
              </munder>
              <mrow>
                <mo fence="true" stretchy="true">(</mo>
                <mrow>
                  <mrow>
                    <mrow>
                      <mn>1</mn>
                      <mo stretchy="false">+</mo>
                      <mi>ψ</mi>
                    </mrow>
                    <mo stretchy="false">(</mo>
                    <mi>λ</mi>
                    <mspace width="0.5em"/>
                    <mi>h</mi>
                    <mspace width="0.5em"/>
                    <msup>
                      <mo stretchy="false">)</mo>
                      <mstyle mathsize="8pt">
                        <mn>2</mn>
                      </mstyle>
                    </msup>
                    <msup>
                      <mi>O</mi>
                      <mstyle mathsize="8pt">
                        <mi>J</mi>
                      </mstyle>
                    </msup>
                    <msup>
                      <mrow>
                        <mo fence="true" stretchy="true">(</mo>
                        <mrow>
                          <msup>
                            <mi>α</mi>
                            <mstyle mathsize="8pt">
                              <mi>J</mi>
                            </mstyle>
                          </msup>
                        </mrow>
                        <mo fence="true" stretchy="true">)</mo>
                      </mrow>
                      <mstyle mathsize="8pt">
                        <mn>2</mn>
                      </mstyle>
                    </msup>
                  </mrow>
                </mrow>
                <mo fence="true" stretchy="true">)</mo>
              </mrow>
            </mrow>
          </mfrac>
        </mrow>
      </mstyle>
      <mrow/>
    </mrow>
    <annotation encoding="StarMath 5.0"> size 12{y rSup { size 8{L} } =` {  { Sum cSub { size 8{J} }  { left (1+ψ \( λ`h` \)  rSup { size 8{2} } O rSup { size 8{J} }  left (α rSup { size 8{J} }  right ) rSup { size 8{2} }  right )y rSup { size 8{J} } } }  over  { Sum cSub { size 8{J} }  { left (1+ψ \( λ`h` \)  rSup { size 8{2} } O rSup { size 8{J} }  left (α rSup { size 8{J} }  right ) rSup { size 8{2} }  right )} } } } {}</annotation>
  </semantics>
</math>
</file>

<file path=Object 63/content.xml><?xml version="1.0" encoding="utf-8"?>
<math xmlns="http://www.w3.org/1998/Math/MathML" display="block">
  <semantics>
    <mrow>
      <mstyle mathsize="12pt">
        <msup>
          <mi>y</mi>
          <mstyle mathsize="8pt">
            <mi>L</mi>
          </mstyle>
        </msup>
      </mstyle>
      <mrow/>
    </mrow>
    <annotation encoding="StarMath 5.0"> size 12{y rSup { size 8{L} } } {}</annotation>
  </semantics>
</math>
</file>

<file path=Object 64/content.xml><?xml version="1.0" encoding="utf-8"?>
<math xmlns="http://www.w3.org/1998/Math/MathML" display="block">
  <semantics>
    <mrow>
      <mstyle mathsize="12pt">
        <mrow>
          <msup>
            <mi>y</mi>
            <mstyle mathsize="8pt">
              <mi>L</mi>
            </mstyle>
          </msup>
          <mo stretchy="false">=</mo>
          <mi>y</mi>
        </mrow>
      </mstyle>
      <mrow/>
    </mrow>
    <annotation encoding="StarMath 5.0"> size 12{y rSup { size 8{L} } =y} {}</annotation>
  </semantics>
</math>
</file>

<file path=Object 65/content.xml><?xml version="1.0" encoding="utf-8"?>
<math xmlns="http://www.w3.org/1998/Math/MathML" display="block">
  <semantics>
    <mrow>
      <mstyle mathsize="12pt">
        <mrow>
          <mrow>
            <msup>
              <mi>g</mi>
              <mstyle mathsize="8pt">
                <mrow/>
              </mstyle>
            </msup>
            <mo stretchy="false">=</mo>
            <msup>
              <mi>H</mi>
              <mstyle mathsize="8pt">
                <mrow>
                  <mo stretchy="false">−</mo>
                  <mn>1</mn>
                </mrow>
              </mstyle>
            </msup>
          </mrow>
          <mrow>
            <mo fence="true" stretchy="true">(</mo>
            <mrow>
              <mn>1</mn>
            </mrow>
            <mo fence="true" stretchy="true">)</mo>
          </mrow>
        </mrow>
      </mstyle>
      <mrow/>
    </mrow>
    <annotation encoding="StarMath 5.0"> size 12{g rSup { size 8{*} } =H rSup { size 8{ - 1} }  left (1 right )} {}</annotation>
  </semantics>
</math>
</file>

<file path=Object 66/content.xml><?xml version="1.0" encoding="utf-8"?>
<math xmlns="http://www.w3.org/1998/Math/MathML" display="block">
  <semantics>
    <mrow>
      <mstyle mathsize="12pt">
        <mrow>
          <msup>
            <mi>y</mi>
            <mstyle mathsize="8pt">
              <mi>L</mi>
            </mstyle>
          </msup>
          <mrow>
            <mspace width="0.5em"/>
            <mo stretchy="false">=</mo>
            <mspace width="0.5em"/>
          </mrow>
          <mfrac>
            <mrow>
              <munder>
                <mo stretchy="false">∑</mo>
                <mstyle mathsize="8pt">
                  <mi>J</mi>
                </mstyle>
              </munder>
              <mrow>
                <mrow>
                  <mo fence="true" stretchy="true">(</mo>
                  <mrow>
                    <mrow>
                      <mrow>
                        <mn>1</mn>
                        <mo stretchy="false">+</mo>
                        <mi>ψ</mi>
                      </mrow>
                      <mo stretchy="false">(</mo>
                      <mi>λ</mi>
                      <mspace width="0.5em"/>
                      <mi>h</mi>
                      <mspace width="0.5em"/>
                      <msup>
                        <mo stretchy="false">)</mo>
                        <mstyle mathsize="8pt">
                          <mn>2</mn>
                        </mstyle>
                      </msup>
                      <msup>
                        <mi>O</mi>
                        <mstyle mathsize="8pt">
                          <mi>J</mi>
                        </mstyle>
                      </msup>
                      <msup>
                        <mrow>
                          <mo fence="true" stretchy="true">(</mo>
                          <mrow>
                            <msup>
                              <mi>α</mi>
                              <mstyle mathsize="8pt">
                                <mi>J</mi>
                              </mstyle>
                            </msup>
                          </mrow>
                          <mo fence="true" stretchy="true">)</mo>
                        </mrow>
                        <mstyle mathsize="8pt">
                          <mn>2</mn>
                        </mstyle>
                      </msup>
                    </mrow>
                  </mrow>
                  <mo fence="true" stretchy="true">)</mo>
                </mrow>
                <msup>
                  <mi>y</mi>
                  <mstyle mathsize="8pt">
                    <mi>J</mi>
                  </mstyle>
                </msup>
              </mrow>
            </mrow>
            <mrow>
              <munder>
                <mo stretchy="false">∑</mo>
                <mstyle mathsize="8pt">
                  <mi>J</mi>
                </mstyle>
              </munder>
              <mrow>
                <mo fence="true" stretchy="true">(</mo>
                <mrow>
                  <mrow>
                    <mrow>
                      <mn>1</mn>
                      <mo stretchy="false">+</mo>
                      <mi>ψ</mi>
                    </mrow>
                    <mo stretchy="false">(</mo>
                    <mi>λ</mi>
                    <mspace width="0.5em"/>
                    <mi>h</mi>
                    <mspace width="0.5em"/>
                    <msup>
                      <mo stretchy="false">)</mo>
                      <mstyle mathsize="8pt">
                        <mn>2</mn>
                      </mstyle>
                    </msup>
                    <msup>
                      <mi>O</mi>
                      <mstyle mathsize="8pt">
                        <mi>J</mi>
                      </mstyle>
                    </msup>
                    <msup>
                      <mrow>
                        <mo fence="true" stretchy="true">(</mo>
                        <mrow>
                          <msup>
                            <mi>α</mi>
                            <mstyle mathsize="8pt">
                              <mi>J</mi>
                            </mstyle>
                          </msup>
                        </mrow>
                        <mo fence="true" stretchy="true">)</mo>
                      </mrow>
                      <mstyle mathsize="8pt">
                        <mn>2</mn>
                      </mstyle>
                    </msup>
                  </mrow>
                </mrow>
                <mo fence="true" stretchy="true">)</mo>
              </mrow>
            </mrow>
          </mfrac>
        </mrow>
      </mstyle>
      <mrow/>
    </mrow>
    <annotation encoding="StarMath 5.0"> size 12{y rSup { size 8{L} } `=` {  { Sum cSub { size 8{J} }  { left (1+ψ \( λ`h` \)  rSup { size 8{2} } O rSup { size 8{J} }  left (α rSup { size 8{J} }  right ) rSup { size 8{2} }  right )y rSup { size 8{J} } } }  over  { Sum cSub { size 8{J} }  { left (1+ψ \( λ`h` \)  rSup { size 8{2} } O rSup { size 8{J} }  left (α rSup { size 8{J} }  right ) rSup { size 8{2} }  right )} } } } {}</annotation>
  </semantics>
</math>
</file>

<file path=Object 67/content.xml><?xml version="1.0" encoding="utf-8"?>
<math xmlns="http://www.w3.org/1998/Math/MathML" display="block">
  <semantics>
    <mrow>
      <mstyle mathsize="12pt">
        <mrow>
          <mrow>
            <msup>
              <mi>g</mi>
              <mstyle mathsize="8pt">
                <mi>L</mi>
              </mstyle>
            </msup>
            <mo stretchy="false">=</mo>
            <msup>
              <mi>H</mi>
              <mstyle mathsize="8pt">
                <mrow>
                  <mo stretchy="false">−</mo>
                  <mn>1</mn>
                </mrow>
              </mstyle>
            </msup>
          </mrow>
          <mrow>
            <mo fence="true" stretchy="true">(</mo>
            <mrow>
              <mfrac>
                <msup>
                  <mi>y</mi>
                  <mstyle mathsize="8pt">
                    <mi>L</mi>
                  </mstyle>
                </msup>
                <mi>y</mi>
              </mfrac>
            </mrow>
            <mo fence="true" stretchy="true">)</mo>
          </mrow>
        </mrow>
      </mstyle>
      <mrow/>
    </mrow>
    <annotation encoding="StarMath 5.0"> size 12{g rSup { size 8{L} } =H rSup { size 8{ - 1} }  left ( {  {y rSup { size 8{L} } }  over  {y} }  right )} {}</annotation>
  </semantics>
</math>
</file>

<file path=Object 68/content.xml><?xml version="1.0" encoding="utf-8"?>
<math xmlns="http://www.w3.org/1998/Math/MathML" display="block">
  <semantics>
    <mrow>
      <mstyle mathsize="12pt">
        <msup>
          <mi>y</mi>
          <mstyle mathsize="8pt">
            <mi>L</mi>
          </mstyle>
        </msup>
      </mstyle>
      <mrow/>
    </mrow>
    <annotation encoding="StarMath 5.0"> size 12{y rSup { size 8{L} } } {}</annotation>
  </semantics>
</math>
</file>

<file path=Object 69/content.xml><?xml version="1.0" encoding="utf-8"?>
<math xmlns="http://www.w3.org/1998/Math/MathML" display="block">
  <semantics>
    <mrow>
      <mstyle mathsize="12pt">
        <mi>λ</mi>
      </mstyle>
      <mrow/>
    </mrow>
    <annotation encoding="StarMath 5.0"> size 12{λ} {}</annotation>
  </semantics>
</math>
</file>

<file path=Object 7/content.xml><?xml version="1.0" encoding="utf-8"?>
<math xmlns="http://www.w3.org/1998/Math/MathML" display="block">
  <semantics>
    <mrow>
      <mstyle mathsize="12pt">
        <mrow>
          <mi>ε</mi>
          <mo stretchy="false">=</mo>
          <mrow>
            <munder>
              <mo stretchy="false">∑</mo>
              <mstyle mathsize="8pt">
                <mi>J</mi>
              </mstyle>
            </munder>
            <msup>
              <mi>ε</mi>
              <mstyle mathsize="8pt">
                <mi>J</mi>
              </mstyle>
            </msup>
          </mrow>
        </mrow>
      </mstyle>
      <mrow/>
    </mrow>
    <annotation encoding="StarMath 5.0"> size 12{ε= Sum cSub { size 8{J} }  {ε rSup { size 8{J} } } } {}</annotation>
  </semantics>
</math>
</file>

<file path=Object 70/content.xml><?xml version="1.0" encoding="utf-8"?>
<math xmlns="http://www.w3.org/1998/Math/MathML" display="block">
  <semantics>
    <mrow>
      <mstyle mathsize="12pt">
        <msup>
          <mi>y</mi>
          <mstyle mathsize="8pt">
            <mi>L</mi>
          </mstyle>
        </msup>
      </mstyle>
      <mrow/>
    </mrow>
    <annotation encoding="StarMath 5.0"> size 12{y rSup { size 8{L} } } {}</annotation>
  </semantics>
</math>
</file>

<file path=Object 71/content.xml><?xml version="1.0" encoding="utf-8"?>
<math xmlns="http://www.w3.org/1998/Math/MathML" display="block">
  <semantics>
    <mrow>
      <mstyle mathsize="12pt">
        <mrow>
          <mi>λ</mi>
          <mo stretchy="false">&gt;</mo>
          <mn>0</mn>
        </mrow>
      </mstyle>
      <mrow/>
    </mrow>
    <annotation encoding="StarMath 5.0"> size 12{λ&gt;0} {}</annotation>
  </semantics>
</math>
</file>

<file path=Object 72/content.xml><?xml version="1.0" encoding="utf-8"?>
<math xmlns="http://www.w3.org/1998/Math/MathML" display="block">
  <semantics>
    <mrow>
      <mstyle mathsize="12pt">
        <mrow>
          <msubsup>
            <mover accent="true">
              <mover accent="true">
                <mi>C</mi>
                <mo stretchy="false">¯</mo>
              </mover>
              <mo stretchy="false">¯</mo>
            </mover>
            <mstyle mathsize="8pt">
              <mi>A</mi>
            </mstyle>
            <mstyle mathsize="8pt">
              <mi>J</mi>
            </mstyle>
          </msubsup>
          <mrow>
            <mspace width="0.5em"/>
            <mo stretchy="false">=</mo>
            <mspace width="0.5em"/>
          </mrow>
          <msubsup>
            <mover accent="true">
              <mover accent="true">
                <mi>C</mi>
                <mo stretchy="false">¯</mo>
              </mover>
              <mo stretchy="false">¯</mo>
            </mover>
            <mstyle mathsize="8pt">
              <mi>B</mi>
            </mstyle>
            <mstyle mathsize="8pt">
              <mi>J</mi>
            </mstyle>
          </msubsup>
          <mrow>
            <mspace width="0.5em"/>
            <mo stretchy="false">=</mo>
            <mspace width="0.5em"/>
          </mrow>
          <mn>0</mn>
        </mrow>
      </mstyle>
      <mrow/>
    </mrow>
    <annotation encoding="StarMath 5.0"> size 12{ { bar  bar  {C}} rSub { size 8{A} }  rSup { size 8{J} } `=` { bar  bar  {C}} rSub { size 8{B} }  rSup { size 8{J} } `=`0} {}</annotation>
  </semantics>
</math>
</file>

<file path=Object 73/content.xml><?xml version="1.0" encoding="utf-8"?>
<math xmlns="http://www.w3.org/1998/Math/MathML" display="block">
  <semantics>
    <mrow>
      <mstyle mathsize="12pt">
        <msup>
          <mi>g</mi>
          <mstyle mathsize="8pt">
            <mrow/>
          </mstyle>
        </msup>
      </mstyle>
      <mrow/>
    </mrow>
    <annotation encoding="StarMath 5.0"> size 12{g rSup { size 8{*} } } {}</annotation>
  </semantics>
</math>
</file>

<file path=Object 74/content.xml><?xml version="1.0" encoding="utf-8"?>
<math xmlns="http://www.w3.org/1998/Math/MathML" display="block">
  <semantics>
    <mrow>
      <mstyle mathsize="12pt">
        <mrow>
          <msub>
            <mover accent="true">
              <mover accent="true">
                <mi>C</mi>
                <mo stretchy="false">¯</mo>
              </mover>
              <mo stretchy="false">¯</mo>
            </mover>
            <mstyle mathsize="8pt">
              <mi>A</mi>
            </mstyle>
          </msub>
          <mrow>
            <mspace width="0.5em"/>
            <mo stretchy="false">=</mo>
            <mspace width="0.5em"/>
          </mrow>
          <msub>
            <mover accent="true">
              <mover accent="true">
                <mi>C</mi>
                <mo stretchy="false">¯</mo>
              </mover>
              <mo stretchy="false">¯</mo>
            </mover>
            <mstyle mathsize="8pt">
              <mi>B</mi>
            </mstyle>
          </msub>
          <mrow>
            <mspace width="0.5em"/>
            <mo stretchy="false">=</mo>
            <mspace width="0.5em"/>
          </mrow>
          <mn>0</mn>
        </mrow>
      </mstyle>
      <mrow/>
    </mrow>
    <annotation encoding="StarMath 5.0"> size 12{ { bar  bar  {C}} rSub { size 8{A} } `=` { bar  bar  {C}} rSub { size 8{B} } `=`0} {}</annotation>
  </semantics>
</math>
</file>

<file path=Object 75/content.xml><?xml version="1.0" encoding="utf-8"?>
<math xmlns="http://www.w3.org/1998/Math/MathML" display="block">
  <semantics>
    <mrow>
      <mstyle mathsize="12pt">
        <mrow>
          <mrow>
            <munder>
              <mo stretchy="false">∑</mo>
              <mstyle mathsize="8pt">
                <mi>J</mi>
              </mstyle>
            </munder>
            <msup>
              <mi>ε</mi>
              <mstyle mathsize="8pt">
                <mi>J</mi>
              </mstyle>
            </msup>
          </mrow>
          <mrow>
            <mspace width="0.5em"/>
            <mo stretchy="false">&gt;</mo>
            <mspace width="0.5em"/>
          </mrow>
          <mn>0</mn>
        </mrow>
      </mstyle>
      <mrow/>
    </mrow>
    <annotation encoding="StarMath 5.0"> size 12{ Sum cSub { size 8{J} }  {ε rSup { size 8{J} } } `&gt;`0} {}</annotation>
  </semantics>
</math>
</file>

<file path=Object 76/content.xml><?xml version="1.0" encoding="utf-8"?>
<math xmlns="http://www.w3.org/1998/Math/MathML" display="block">
  <semantics>
    <mrow>
      <mstyle mathsize="12pt">
        <mrow>
          <msup>
            <mover accent="true">
              <mover accent="true">
                <mi>g</mi>
                <mo stretchy="false">¯</mo>
              </mover>
              <mo stretchy="false">¯</mo>
            </mover>
            <mstyle mathsize="8pt">
              <mrow/>
            </mstyle>
          </msup>
          <mrow>
            <mspace width="1em"/>
            <mo stretchy="false">=</mo>
            <mspace width="1em"/>
          </mrow>
          <mo stretchy="false">(</mo>
          <mi>H</mi>
          <mi>'</mi>
          <msup>
            <mo stretchy="false">)</mo>
            <mstyle mathsize="8pt">
              <mrow>
                <mo stretchy="false">−</mo>
                <mn>1</mn>
              </mrow>
            </mstyle>
          </msup>
          <mrow>
            <mo fence="true" stretchy="true">(</mo>
            <mrow>
              <mfrac>
                <msup>
                  <mover accent="true">
                    <mover accent="true">
                      <mi>y</mi>
                      <mo stretchy="false">¯</mo>
                    </mover>
                    <mo stretchy="false">¯</mo>
                  </mover>
                  <mstyle mathsize="8pt">
                    <mrow/>
                  </mstyle>
                </msup>
                <mi>y</mi>
              </mfrac>
            </mrow>
            <mo fence="true" stretchy="true">)</mo>
          </mrow>
        </mrow>
      </mstyle>
      <mrow/>
    </mrow>
    <annotation encoding="StarMath 5.0"> size 12{ { bar  bar  {g}} rSup { size 8{*} } ``=`` \( H' \)  rSup { size 8{ - 1} }  left ( {  { { bar  bar  {y}} rSup { size 8{*} } }  over  {y} }  right )} {}</annotation>
  </semantics>
</math>
</file>

<file path=Object 77/content.xml><?xml version="1.0" encoding="utf-8"?>
<math xmlns="http://www.w3.org/1998/Math/MathML" display="block">
  <semantics>
    <mrow>
      <mstyle mathsize="12pt">
        <mrow>
          <msup>
            <mover accent="true">
              <mover accent="true">
                <mi>y</mi>
                <mo stretchy="false">¯</mo>
              </mover>
              <mo stretchy="false">¯</mo>
            </mover>
            <mstyle mathsize="8pt">
              <mrow/>
            </mstyle>
          </msup>
          <mspace width="0.5em"/>
        </mrow>
      </mstyle>
      <mrow/>
    </mrow>
    <annotation encoding="StarMath 5.0"> size 12{ { bar  bar  {y}} rSup { size 8{*} } `} {}</annotation>
  </semantics>
</math>
</file>

<file path=Object 78/content.xml><?xml version="1.0" encoding="utf-8"?>
<math xmlns="http://www.w3.org/1998/Math/MathML" display="block">
  <semantics>
    <mrow>
      <mstyle mathsize="12pt">
        <mrow>
          <msup>
            <mover accent="true">
              <mover accent="true">
                <mi>y</mi>
                <mo stretchy="false">¯</mo>
              </mover>
              <mo stretchy="false">¯</mo>
            </mover>
            <mstyle mathsize="8pt">
              <mrow/>
            </mstyle>
          </msup>
          <mrow>
            <mspace width="0.5em"/>
            <mo stretchy="false">=</mo>
            <mspace width="0.5em"/>
          </mrow>
          <mfrac>
            <mrow>
              <mrow>
                <munder>
                  <mo stretchy="false">∑</mo>
                  <mstyle mathsize="8pt">
                    <mi>J</mi>
                  </mstyle>
                </munder>
                <mrow>
                  <mi>α</mi>
                  <msup>
                    <mi>'</mi>
                    <mstyle mathsize="8pt">
                      <mi>J</mi>
                    </mstyle>
                  </msup>
                </mrow>
              </mrow>
              <msup>
                <mi>y</mi>
                <mstyle mathsize="8pt">
                  <mi>J</mi>
                </mstyle>
              </msup>
            </mrow>
            <mrow>
              <munder>
                <mo stretchy="false">∑</mo>
                <mstyle mathsize="8pt">
                  <mi>J</mi>
                </mstyle>
              </munder>
              <mrow>
                <mi>α</mi>
                <msup>
                  <mi>'</mi>
                  <mstyle mathsize="8pt">
                    <mi>J</mi>
                  </mstyle>
                </msup>
              </mrow>
            </mrow>
          </mfrac>
          <mrow>
            <mspace width="0.5em"/>
            <mo stretchy="false">=</mo>
            <mspace width="0.5em"/>
          </mrow>
          <mfrac>
            <mrow>
              <mrow>
                <munder>
                  <mo stretchy="false">∑</mo>
                  <mstyle mathsize="8pt">
                    <mi>J</mi>
                  </mstyle>
                </munder>
                <mrow>
                  <mi>α</mi>
                  <msup>
                    <mi>'</mi>
                    <mstyle mathsize="8pt">
                      <mi>J</mi>
                    </mstyle>
                  </msup>
                </mrow>
              </mrow>
              <msup>
                <mi>y</mi>
                <mstyle mathsize="8pt">
                  <mi>J</mi>
                </mstyle>
              </msup>
            </mrow>
            <mrow>
              <mi>α</mi>
              <mi>'</mi>
            </mrow>
          </mfrac>
        </mrow>
      </mstyle>
      <mrow/>
    </mrow>
    <annotation encoding="StarMath 5.0"> size 12{ { bar  bar  {y}} rSup { size 8{*} } `=` {  { Sum cSub { size 8{J} }  {α' rSup { size 8{J} } } y rSup { size 8{J} } }  over  { Sum cSub { size 8{J} }  {α' rSup { size 8{J} } } } } `=` {  { Sum cSub { size 8{J} }  {α' rSup { size 8{J} } } y rSup { size 8{J} } }  over  {α'} } } {}</annotation>
  </semantics>
</math>
</file>

<file path=Object 79/content.xml><?xml version="1.0" encoding="utf-8"?>
<math xmlns="http://www.w3.org/1998/Math/MathML" display="block">
  <semantics>
    <mrow>
      <mstyle mathsize="12pt">
        <msup>
          <mover accent="true">
            <mover accent="true">
              <mi>g</mi>
              <mo stretchy="false">¯</mo>
            </mover>
            <mo stretchy="false">¯</mo>
          </mover>
          <mstyle mathsize="8pt">
            <mrow/>
          </mstyle>
        </msup>
      </mstyle>
      <mrow/>
    </mrow>
    <annotation encoding="StarMath 5.0"> size 12{ { bar  bar  {g}} rSup { size 8{*} } } {}</annotation>
  </semantics>
</math>
</file>

<file path=Object 8/content.xml><?xml version="1.0" encoding="utf-8"?>
<math xmlns="http://www.w3.org/1998/Math/MathML" display="block">
  <semantics>
    <mtable>
      <mtr>
        <mtd>
          <mstyle mathsize="8pt">
            <mi>J</mi>
          </mstyle>
        </mtd>
      </mtr>
      <mtr>
        <mtd>
          <mrow>
            <mi>α</mi>
            <mrow>
              <mi>'</mi>
              <mo stretchy="false">=</mo>
              <mrow>
                <munder>
                  <mo stretchy="false">∑</mo>
                  <mstyle mathsize="8pt">
                    <mi>J</mi>
                  </mstyle>
                </munder>
                <msup>
                  <mi>α</mi>
                  <mrow/>
                </msup>
              </mrow>
            </mrow>
            <mrow/>
          </mrow>
        </mtd>
      </mtr>
      <mtr>
        <mtd>
          <mstyle mathsize="12pt">
            <mrow/>
          </mstyle>
        </mtd>
      </mtr>
    </mtable>
    <annotation encoding="StarMath 5.0"> size 12{α'= Sum cSub { size 8{J} }  { { {α}} sup { ' } rSup { size 8{J} } } } {}</annotation>
  </semantics>
</math>
</file>

<file path=Object 80/content.xml><?xml version="1.0" encoding="utf-8"?>
<math xmlns="http://www.w3.org/1998/Math/MathML" display="block">
  <semantics>
    <mrow>
      <mstyle mathsize="12pt">
        <msup>
          <mi>g</mi>
          <mstyle mathsize="8pt">
            <mrow/>
          </mstyle>
        </msup>
      </mstyle>
      <mrow/>
    </mrow>
    <annotation encoding="StarMath 5.0"> size 12{g rSup { size 8{*} } } {}</annotation>
  </semantics>
</math>
</file>

<file path=Object 81/content.xml><?xml version="1.0" encoding="utf-8"?>
<math xmlns="http://www.w3.org/1998/Math/MathML" display="block">
  <semantics>
    <mrow>
      <mstyle mathsize="12pt">
        <msup>
          <mover accent="true">
            <mover accent="true">
              <mi>g</mi>
              <mo stretchy="false">¯</mo>
            </mover>
            <mo stretchy="false">¯</mo>
          </mover>
          <mstyle mathsize="8pt">
            <mrow/>
          </mstyle>
        </msup>
      </mstyle>
      <mrow/>
    </mrow>
    <annotation encoding="StarMath 5.0"> size 12{ { bar  bar  {g}} rSup { size 8{*} } } {}</annotation>
  </semantics>
</math>
</file>

<file path=Object 82/content.xml><?xml version="1.0" encoding="utf-8"?>
<math xmlns="http://www.w3.org/1998/Math/MathML" display="block">
  <semantics>
    <mrow>
      <mstyle mathsize="12pt">
        <msup>
          <mi>α</mi>
          <mstyle mathsize="8pt">
            <mi>J</mi>
          </mstyle>
        </msup>
      </mstyle>
      <mrow/>
    </mrow>
    <annotation encoding="StarMath 5.0"> size 12{α rSup { size 8{J} } } {}</annotation>
  </semantics>
</math>
</file>

<file path=Object 83/content.xml><?xml version="1.0" encoding="utf-8"?>
<math xmlns="http://www.w3.org/1998/Math/MathML" display="block">
  <semantics>
    <mrow>
      <mstyle mathsize="12pt">
        <mrow>
          <msup>
            <mover accent="true">
              <mover accent="true">
                <mi>y</mi>
                <mo stretchy="false">¯</mo>
              </mover>
              <mo stretchy="false">¯</mo>
            </mover>
            <mstyle mathsize="8pt">
              <mrow/>
            </mstyle>
          </msup>
          <mrow>
            <mspace width="0.5em"/>
            <mo stretchy="false">=</mo>
            <mspace width="0.5em"/>
          </mrow>
          <mfrac>
            <mrow>
              <munder>
                <mo stretchy="false">∑</mo>
                <mstyle mathsize="8pt">
                  <mi>J</mi>
                </mstyle>
              </munder>
              <mrow>
                <mi>μ</mi>
                <mspace width="0.5em"/>
                <msup>
                  <mi>α</mi>
                  <mstyle mathsize="8pt">
                    <mi>J</mi>
                  </mstyle>
                </msup>
                <msup>
                  <mi>y</mi>
                  <mstyle mathsize="8pt">
                    <mi>J</mi>
                  </mstyle>
                </msup>
              </mrow>
            </mrow>
            <mrow>
              <munder>
                <mo stretchy="false">∑</mo>
                <mstyle mathsize="8pt">
                  <mi>J</mi>
                </mstyle>
              </munder>
              <mrow>
                <mi>μ</mi>
                <mspace width="0.5em"/>
                <msup>
                  <mi>α</mi>
                  <mstyle mathsize="8pt">
                    <mi>J</mi>
                  </mstyle>
                </msup>
              </mrow>
            </mrow>
          </mfrac>
          <mrow>
            <mspace width="0.5em"/>
            <mo stretchy="false">=</mo>
            <mspace width="0.5em"/>
          </mrow>
          <mfrac>
            <mrow>
              <munder>
                <mo stretchy="false">∑</mo>
                <mstyle mathsize="8pt">
                  <mi>J</mi>
                </mstyle>
              </munder>
              <mrow>
                <msup>
                  <mi>α</mi>
                  <mstyle mathsize="8pt">
                    <mi>J</mi>
                  </mstyle>
                </msup>
                <msup>
                  <mi>y</mi>
                  <mstyle mathsize="8pt">
                    <mi>J</mi>
                  </mstyle>
                </msup>
              </mrow>
            </mrow>
            <mrow>
              <munder>
                <mo stretchy="false">∑</mo>
                <mstyle mathsize="8pt">
                  <mi>J</mi>
                </mstyle>
              </munder>
              <msup>
                <mi>α</mi>
                <mstyle mathsize="8pt">
                  <mi>J</mi>
                </mstyle>
              </msup>
            </mrow>
          </mfrac>
          <mrow>
            <mspace width="0.5em"/>
            <mo stretchy="false">=</mo>
            <mrow>
              <munder>
                <mo stretchy="false">∑</mo>
                <mstyle mathsize="8pt">
                  <mi>J</mi>
                </mstyle>
              </munder>
              <mrow>
                <msup>
                  <mi>α</mi>
                  <mstyle mathsize="8pt">
                    <mi>J</mi>
                  </mstyle>
                </msup>
                <msup>
                  <mi>y</mi>
                  <mstyle mathsize="8pt">
                    <mi>J</mi>
                  </mstyle>
                </msup>
                <mrow>
                  <mspace width="0.5em"/>
                  <mo stretchy="false">=</mo>
                  <mspace width="0.5em"/>
                </mrow>
                <mi>y</mi>
              </mrow>
            </mrow>
          </mrow>
        </mrow>
      </mstyle>
      <mrow/>
    </mrow>
    <annotation encoding="StarMath 5.0"> size 12{ { bar  bar  {y}} rSup { size 8{*} } `=` {  { Sum cSub { size 8{J} }  {μ`α rSup { size 8{J} } y rSup { size 8{J} } } }  over  { Sum cSub { size 8{J} }  {μ`α rSup { size 8{J} } } } } `=` {  { Sum cSub { size 8{J} }  {α rSup { size 8{J} } y rSup { size 8{J} } } }  over  { Sum cSub { size 8{J} }  {α rSup { size 8{J} } } } } `= Sum cSub { size 8{J} }  {α rSup { size 8{J} } y rSup { size 8{J} } `=`y} } {}</annotation>
  </semantics>
</math>
</file>

<file path=Object 84/content.xml><?xml version="1.0" encoding="utf-8"?>
<math xmlns="http://www.w3.org/1998/Math/MathML" display="block">
  <semantics>
    <mrow>
      <mstyle mathsize="12pt">
        <msup>
          <mi>y</mi>
          <mstyle mathsize="8pt">
            <mi>J</mi>
          </mstyle>
        </msup>
      </mstyle>
      <mrow/>
    </mrow>
    <annotation encoding="StarMath 5.0"> size 12{y rSup { size 8{J} } } {}</annotation>
  </semantics>
</math>
</file>

<file path=Object 85/content.xml><?xml version="1.0" encoding="utf-8"?>
<math xmlns="http://www.w3.org/1998/Math/MathML" display="block">
  <semantics>
    <mrow>
      <mstyle mathsize="12pt">
        <msup>
          <mover accent="true">
            <mover accent="true">
              <mi>g</mi>
              <mo stretchy="false">¯</mo>
            </mover>
            <mo stretchy="false">¯</mo>
          </mover>
          <mstyle mathsize="8pt">
            <mrow/>
          </mstyle>
        </msup>
      </mstyle>
      <mrow/>
    </mrow>
    <annotation encoding="StarMath 5.0"> size 12{ { bar  bar  {g}} rSup { size 8{*} } } {}</annotation>
  </semantics>
</math>
</file>

<file path=Object 86/content.xml><?xml version="1.0" encoding="utf-8"?>
<math xmlns="http://www.w3.org/1998/Math/MathML" display="block">
  <semantics>
    <mrow>
      <mstyle mathsize="12pt">
        <msup>
          <mover accent="true">
            <mover accent="true">
              <mi>y</mi>
              <mo stretchy="false">¯</mo>
            </mover>
            <mo stretchy="false">¯</mo>
          </mover>
          <mstyle mathsize="8pt">
            <mrow/>
          </mstyle>
        </msup>
      </mstyle>
      <mrow/>
    </mrow>
    <annotation encoding="StarMath 5.0"> size 12{ { bar  bar  {y}} rSup { size 8{*} } } {}</annotation>
  </semantics>
</math>
</file>

<file path=Object 87/content.xml><?xml version="1.0" encoding="utf-8"?>
<math xmlns="http://www.w3.org/1998/Math/MathML" display="block">
  <semantics>
    <mrow>
      <mstyle mathsize="12pt">
        <msup>
          <mover accent="true">
            <mover accent="true">
              <mi>g</mi>
              <mo stretchy="false">¯</mo>
            </mover>
            <mo stretchy="false">¯</mo>
          </mover>
          <mstyle mathsize="8pt">
            <mrow/>
          </mstyle>
        </msup>
      </mstyle>
      <mrow/>
    </mrow>
    <annotation encoding="StarMath 5.0"> size 12{ { bar  bar  {g}} rSup { size 8{*} } } {}</annotation>
  </semantics>
</math>
</file>

<file path=Object 88/content.xml><?xml version="1.0" encoding="utf-8"?>
<math xmlns="http://www.w3.org/1998/Math/MathML" display="block">
  <semantics>
    <mrow>
      <mstyle mathsize="12pt">
        <msubsup>
          <mi>g</mi>
          <mstyle mathsize="8pt">
            <mi>R</mi>
          </mstyle>
          <mstyle mathsize="8pt">
            <mrow/>
          </mstyle>
        </msubsup>
      </mstyle>
      <mrow/>
    </mrow>
    <annotation encoding="StarMath 5.0"> size 12{g rSub { size 8{R} }  rSup { size 8{*} } } {}</annotation>
  </semantics>
</math>
</file>

<file path=Object 89/content.xml><?xml version="1.0" encoding="utf-8"?>
<math xmlns="http://www.w3.org/1998/Math/MathML" display="block">
  <semantics>
    <mrow>
      <mstyle mathsize="12pt">
        <msup>
          <mover accent="true">
            <mover accent="true">
              <mi>g</mi>
              <mo stretchy="false">¯</mo>
            </mover>
            <mo stretchy="false">¯</mo>
          </mover>
          <mstyle mathsize="8pt">
            <mrow/>
          </mstyle>
        </msup>
      </mstyle>
      <mrow/>
    </mrow>
    <annotation encoding="StarMath 5.0"> size 12{ { bar  bar  {g}} rSup { size 8{*} } } {}</annotation>
  </semantics>
</math>
</file>

<file path=Object 9/content.xml><?xml version="1.0" encoding="utf-8"?>
<math xmlns="http://www.w3.org/1998/Math/MathML" display="block">
  <semantics>
    <mrow>
      <mstyle mathsize="12pt">
        <mrow>
          <mrow>
            <munder>
              <mo stretchy="false">∑</mo>
              <mstyle mathsize="8pt">
                <mi>J</mi>
              </mstyle>
            </munder>
            <mrow>
              <msup>
                <mi>α</mi>
                <mstyle mathsize="8pt">
                  <mi>J</mi>
                </mstyle>
              </msup>
              <mo stretchy="false">=</mo>
              <mrow/>
            </mrow>
          </mrow>
          <mrow>
            <munder>
              <mo stretchy="false">∑</mo>
              <mstyle mathsize="8pt">
                <mi>J</mi>
              </mstyle>
            </munder>
            <mrow>
              <mo stretchy="false">(</mo>
              <msup>
                <mi>ε</mi>
                <mstyle mathsize="8pt">
                  <mi>J</mi>
                </mstyle>
              </msup>
            </mrow>
          </mrow>
          <mrow>
            <mspace width="0.5em"/>
            <mo stretchy="false">+</mo>
            <mspace width="0.5em"/>
          </mrow>
          <mi>α</mi>
          <msup>
            <mi>'</mi>
            <mstyle mathsize="8pt">
              <mi>J</mi>
            </mstyle>
          </msup>
          <mo stretchy="false">)</mo>
          <mrow>
            <mspace width="0.5em"/>
            <mo stretchy="false">=</mo>
            <mspace width="0.5em"/>
          </mrow>
          <mi>ε</mi>
          <mrow>
            <mspace width="0.5em"/>
            <mo stretchy="false">+</mo>
            <mspace width="0.5em"/>
          </mrow>
          <mi>α</mi>
          <mi>'</mi>
          <mrow>
            <mspace width="0.5em"/>
            <mo stretchy="false">=</mo>
            <mspace width="0.5em"/>
          </mrow>
          <mn>1</mn>
        </mrow>
      </mstyle>
      <mrow/>
    </mrow>
    <annotation encoding="StarMath 5.0"> size 12{ Sum cSub { size 8{J} }  {α rSup { size 8{J} } ={}}  Sum cSub { size 8{J} }  { \( ε rSup { size 8{J} } } `+`α' rSup { size 8{J} }  \) `=`ε`+`α'`=`1} {}</annotation>
  </semantics>
</math>
</file>

<file path=Object 90/content.xml><?xml version="1.0" encoding="utf-8"?>
<math xmlns="http://www.w3.org/1998/Math/MathML" display="block">
  <semantics>
    <mrow>
      <mstyle mathsize="12pt">
        <msubsup>
          <mi>g</mi>
          <mstyle mathsize="8pt">
            <mi>P</mi>
          </mstyle>
          <mstyle mathsize="8pt">
            <mrow/>
          </mstyle>
        </msubsup>
      </mstyle>
      <mrow/>
    </mrow>
    <annotation encoding="StarMath 5.0"> size 12{g rSub { size 8{P} }  rSup { size 8{*} } } {}</annotation>
  </semantics>
</math>
</file>

<file path=Object 91/content.xml><?xml version="1.0" encoding="utf-8"?>
<math xmlns="http://www.w3.org/1998/Math/MathML" display="block">
  <semantics>
    <mrow>
      <mstyle mathsize="12pt">
        <msubsup>
          <mi>g</mi>
          <mstyle mathsize="8pt">
            <mi>R</mi>
          </mstyle>
          <mstyle mathsize="8pt">
            <mrow/>
          </mstyle>
        </msubsup>
      </mstyle>
      <mrow/>
    </mrow>
    <annotation encoding="StarMath 5.0"> size 12{g rSub { size 8{R} }  rSup { size 8{*} } } {}</annotation>
  </semantics>
</math>
</file>

<file path=Object 92/content.xml><?xml version="1.0" encoding="utf-8"?>
<math xmlns="http://www.w3.org/1998/Math/MathML" display="block">
  <semantics>
    <mrow>
      <mstyle mathsize="12pt">
        <msubsup>
          <mi>g</mi>
          <mstyle mathsize="8pt">
            <mi>P</mi>
          </mstyle>
          <mstyle mathsize="8pt">
            <mrow/>
          </mstyle>
        </msubsup>
      </mstyle>
      <mrow/>
    </mrow>
    <annotation encoding="StarMath 5.0"> size 12{g rSub { size 8{P} }  rSup { size 8{*} } } {}</annotation>
  </semantics>
</math>
</file>

<file path=Object 93/content.xml><?xml version="1.0" encoding="utf-8"?>
<math xmlns="http://www.w3.org/1998/Math/MathML" display="block">
  <semantics>
    <mrow>
      <mstyle mathsize="12pt">
        <msup>
          <mover accent="true">
            <mover accent="true">
              <mi>y</mi>
              <mo stretchy="false">¯</mo>
            </mover>
            <mo stretchy="false">¯</mo>
          </mover>
          <mstyle mathsize="8pt">
            <mrow/>
          </mstyle>
        </msup>
      </mstyle>
      <mrow/>
    </mrow>
    <annotation encoding="StarMath 5.0"> size 12{ { bar  bar  {y}} rSup { size 8{*} } } {}</annotation>
  </semantics>
</math>
</file>

<file path=Object 94/content.xml><?xml version="1.0" encoding="utf-8"?>
<math xmlns="http://www.w3.org/1998/Math/MathML" display="block">
  <semantics>
    <mrow>
      <mstyle mathsize="12pt">
        <munder>
          <mstyle mathvariant="italic">
            <mtext>Max</mtext>
          </mstyle>
          <mstyle mathsize="8pt">
            <msub>
              <mi>g</mi>
              <mstyle mathsize="6pt">
                <mi>A</mi>
              </mstyle>
            </msub>
          </mstyle>
        </munder>
      </mstyle>
      <mrow/>
    </mrow>
    <annotation encoding="StarMath 5.0"> size 12{ { ital "Max"}  cSub { size 8{g rSub { size 6{A} } } } } {}</annotation>
  </semantics>
</math>
</file>

<file path=Object 95/content.xml><?xml version="1.0" encoding="utf-8"?>
<math xmlns="http://www.w3.org/1998/Math/MathML" display="block">
  <semantics>
    <mrow>
      <mstyle mathsize="12pt">
        <mrow>
          <msub>
            <mover accent="true">
              <mover accent="true">
                <mi>p</mi>
                <mo stretchy="false">¯</mo>
              </mover>
              <mo stretchy="false">¯</mo>
            </mover>
            <mstyle mathsize="8pt">
              <mi>A</mi>
            </mstyle>
          </msub>
          <mo stretchy="false">(</mo>
          <msub>
            <mi>g</mi>
            <mstyle mathsize="8pt">
              <mi>A</mi>
            </mstyle>
          </msub>
          <mi>,</mi>
          <msub>
            <mi>g</mi>
            <mstyle mathsize="8pt">
              <mi>B</mi>
            </mstyle>
          </msub>
          <mo stretchy="false">)</mo>
        </mrow>
      </mstyle>
      <mrow/>
    </mrow>
    <annotation encoding="StarMath 5.0"> size 12{ { bar  bar  {p}} rSub { size 8{A} }  \( g rSub { size 8{A} } ,g rSub { size 8{B} }  \) } {}</annotation>
  </semantics>
</math>
</file>

<file path=Object 96/content.xml><?xml version="1.0" encoding="utf-8"?>
<math xmlns="http://www.w3.org/1998/Math/MathML" display="block">
  <semantics>
    <mrow>
      <mstyle mathsize="12pt">
        <mrow>
          <msub>
            <mover accent="true">
              <mover accent="true">
                <mi>p</mi>
                <mo stretchy="false">¯</mo>
              </mover>
              <mo stretchy="false">¯</mo>
            </mover>
            <mstyle mathsize="8pt">
              <mi>A</mi>
            </mstyle>
          </msub>
          <mrow>
            <mspace width="0.5em"/>
            <mo stretchy="false">=</mo>
            <mspace width="0.5em"/>
          </mrow>
          <mfrac>
            <mn>1</mn>
            <mn>2</mn>
          </mfrac>
          <mrow>
            <mspace width="0.5em"/>
            <mo stretchy="false">+</mo>
            <mspace width="0.5em"/>
          </mrow>
          <mi>ψ</mi>
          <mrow>
            <mo fence="true" stretchy="true">[</mo>
            <mrow>
              <mrow>
                <mfrac>
                  <mn>1</mn>
                  <msup>
                    <mi>α</mi>
                    <mi>'</mi>
                  </msup>
                </mfrac>
                <mrow>
                  <mrow>
                    <mo fence="true" stretchy="true">(</mo>
                    <mrow>
                      <mrow>
                        <mover accent="true">
                          <mover accent="true">
                            <mi>W</mi>
                            <mo stretchy="false">¯</mo>
                          </mover>
                          <mo stretchy="false">¯</mo>
                        </mover>
                        <mo stretchy="false">(</mo>
                        <msub>
                          <mi>g</mi>
                          <mstyle mathsize="8pt">
                            <mi>A</mi>
                          </mstyle>
                        </msub>
                        <mo stretchy="false">)</mo>
                        <mrow>
                          <mspace width="0.5em"/>
                          <mo stretchy="false">−</mo>
                          <mspace width="0.5em"/>
                        </mrow>
                        <mover accent="true">
                          <mover accent="true">
                            <mi>W</mi>
                            <mo stretchy="false">¯</mo>
                          </mover>
                          <mo stretchy="false">¯</mo>
                        </mover>
                        <mo stretchy="false">(</mo>
                        <msub>
                          <mi>g</mi>
                          <mstyle mathsize="8pt">
                            <mi>B</mi>
                          </mstyle>
                        </msub>
                        <mo stretchy="false">)</mo>
                        <mspace width="0.5em"/>
                      </mrow>
                    </mrow>
                    <mo fence="true" stretchy="true">)</mo>
                  </mrow>
                  <mo stretchy="false">+</mo>
                  <mspace width="0.5em"/>
                </mrow>
                <mi>h</mi>
                <mo stretchy="false">(</mo>
                <msub>
                  <mi>C</mi>
                  <mstyle mathsize="8pt">
                    <mi>A</mi>
                  </mstyle>
                </msub>
                <mrow>
                  <mspace width="0.5em"/>
                  <mo stretchy="false">−</mo>
                  <mspace width="0.5em"/>
                </mrow>
                <msub>
                  <mi>C</mi>
                  <mstyle mathsize="8pt">
                    <mi>B</mi>
                  </mstyle>
                </msub>
                <mo stretchy="false">)</mo>
              </mrow>
            </mrow>
            <mo fence="true" stretchy="true">]</mo>
          </mrow>
        </mrow>
      </mstyle>
      <mrow/>
    </mrow>
    <annotation encoding="StarMath 5.0"> size 12{ { bar  bar  {p}} rSub { size 8{A} } `=` {  {1}  over  {2} } `+`ψ left [ {  {1}  over  { { {α}} sup { ' }} }  left ( { bar  bar  {W}} \( g rSub { size 8{A} }  \) ` - ` { bar  bar  {W}} \( g rSub { size 8{B} }  \) ` right )+`h \( C rSub { size 8{A} } ` - `C rSub { size 8{B} }  \)  right ]} {}</annotation>
  </semantics>
</math>
</file>

<file path=Object 97/content.xml><?xml version="1.0" encoding="utf-8"?>
<math xmlns="http://www.w3.org/1998/Math/MathML" display="block">
  <semantics>
    <mrow>
      <mstyle mathsize="12pt">
        <mrow>
          <mn>0</mn>
          <mrow>
            <mspace width="0.5em"/>
            <mo stretchy="false">≤</mo>
            <mspace width="0.5em"/>
          </mrow>
          <msub>
            <mi>g</mi>
            <mstyle mathsize="8pt">
              <mi>A</mi>
            </mstyle>
          </msub>
          <mrow>
            <mspace width="0.5em"/>
            <mo stretchy="false">≤</mo>
            <mspace width="0.5em"/>
          </mrow>
          <mi>y</mi>
          <mrow>
            <mspace width="0.5em"/>
            <mo stretchy="false">−</mo>
            <mspace width="0.5em"/>
          </mrow>
          <mi>c</mi>
        </mrow>
      </mstyle>
      <mrow/>
    </mrow>
    <annotation encoding="StarMath 5.0"> size 12{0` &lt;= `g rSub { size 8{A} } ` &lt;= `y` - `c} {}</annotation>
  </semantics>
</math>
</file>

<file path=Object 98/content.xml><?xml version="1.0" encoding="utf-8"?>
<math xmlns="http://www.w3.org/1998/Math/MathML" display="block">
  <semantics>
    <mrow>
      <mstyle mathsize="12pt">
        <mrow>
          <msub>
            <mover accent="true">
              <mover accent="true">
                <mi>C</mi>
                <mo stretchy="false">¯</mo>
              </mover>
              <mo stretchy="false">¯</mo>
            </mover>
            <mstyle mathsize="8pt">
              <mi>A</mi>
            </mstyle>
          </msub>
          <mrow>
            <mspace width="0.5em"/>
            <mo stretchy="false">−</mo>
            <mspace width="0.5em"/>
          </mrow>
          <msub>
            <mover accent="true">
              <mover accent="true">
                <mi>C</mi>
                <mo stretchy="false">¯</mo>
              </mover>
              <mo stretchy="false">¯</mo>
            </mover>
            <mstyle mathsize="8pt">
              <mi>B</mi>
            </mstyle>
          </msub>
          <mrow>
            <mspace width="0.5em"/>
            <mo stretchy="false">=</mo>
            <mspace width="0.5em"/>
          </mrow>
          <msup>
            <mi>λ</mi>
            <mstyle mathsize="8pt">
              <mrow>
                <mspace width="0.5em"/>
                <mn>2</mn>
              </mrow>
            </mstyle>
          </msup>
          <mspace width="0.5em"/>
          <mi>ψ</mi>
          <mspace width="0.5em"/>
          <mi>h</mi>
          <mspace width="0.5em"/>
          <mrow>
            <munder>
              <mo stretchy="false">∑</mo>
              <mstyle mathsize="8pt">
                <mi>J</mi>
              </mstyle>
            </munder>
            <mrow>
              <msup>
                <mi>O</mi>
                <mstyle mathsize="8pt">
                  <mi>J</mi>
                </mstyle>
              </msup>
              <mo stretchy="false">(</mo>
              <msup>
                <mi>α</mi>
                <mstyle mathsize="8pt">
                  <mi>J</mi>
                </mstyle>
              </msup>
              <msup>
                <mo stretchy="false">)</mo>
                <mstyle mathsize="8pt">
                  <mn>2</mn>
                </mstyle>
              </msup>
              <mrow>
                <mo fence="true" stretchy="true">[</mo>
                <mrow>
                  <mrow>
                    <msup>
                      <mi>W</mi>
                      <mstyle mathsize="8pt">
                        <mi>J</mi>
                      </mstyle>
                    </msup>
                    <mo stretchy="false">(</mo>
                    <msub>
                      <mi>g</mi>
                      <mstyle mathsize="8pt">
                        <mi>A</mi>
                      </mstyle>
                    </msub>
                    <mrow>
                      <mo stretchy="false">)</mo>
                      <mo stretchy="false">−</mo>
                      <msup>
                        <mi>W</mi>
                        <mstyle mathsize="8pt">
                          <mi>J</mi>
                        </mstyle>
                      </msup>
                    </mrow>
                    <mo stretchy="false">(</mo>
                    <msub>
                      <mi>g</mi>
                      <mstyle mathsize="8pt">
                        <mi>B</mi>
                      </mstyle>
                    </msub>
                    <mo stretchy="false">)</mo>
                  </mrow>
                </mrow>
                <mo fence="true" stretchy="true">]</mo>
              </mrow>
            </mrow>
          </mrow>
          <mrow>
            <mspace width="0.5em"/>
            <mo stretchy="false">+</mo>
            <mspace width="0.5em"/>
          </mrow>
          <mi>c</mi>
          <mo stretchy="false">(</mo>
          <msub>
            <mi>β</mi>
            <mstyle mathsize="8pt">
              <mi>A</mi>
            </mstyle>
          </msub>
          <mrow>
            <mspace width="0.5em"/>
            <mo stretchy="false">−</mo>
            <mspace width="0.5em"/>
          </mrow>
          <msub>
            <mi>β</mi>
            <mstyle mathsize="8pt">
              <mi>B</mi>
            </mstyle>
          </msub>
          <mo stretchy="false">)</mo>
          <mspace width="0.5em"/>
        </mrow>
      </mstyle>
      <mrow/>
    </mrow>
    <annotation encoding="StarMath 5.0"> size 12{ { bar  bar  {C}} rSub { size 8{A} } ` - ` { bar  bar  {C}} rSub { size 8{B} } `=`λ rSup { size 8{`2} } `ψ`h` Sum cSub { size 8{J} }  {O rSup { size 8{J} }  \( α rSup { size 8{J} }  \)  rSup { size 8{2} }  left [W rSup { size 8{J} }  \( g rSub { size 8{A} }  \)  - W rSup { size 8{J} }  \( g rSub { size 8{B} }  \)  right ]} `+`c \( β rSub { size 8{A} } ` - `β rSub { size 8{B} }  \) `} {}</annotation>
  </semantics>
</math>
</file>

<file path=Object 99/content.xml><?xml version="1.0" encoding="utf-8"?>
<math xmlns="http://www.w3.org/1998/Math/MathML" display="block">
  <semantics>
    <mrow>
      <mstyle mathsize="12pt">
        <mrow>
          <mrow>
            <msup>
              <mover accent="true">
                <mover accent="true">
                  <mi>g</mi>
                  <mo stretchy="false">¯</mo>
                </mover>
                <mo stretchy="false">¯</mo>
              </mover>
              <mstyle mathsize="8pt">
                <mi>L</mi>
              </mstyle>
            </msup>
            <mo stretchy="false">=</mo>
            <mo stretchy="false">(</mo>
          </mrow>
          <msup>
            <mi>H</mi>
            <mi>'</mi>
          </msup>
          <msup>
            <mo stretchy="false">)</mo>
            <mstyle mathsize="8pt">
              <mrow>
                <mo stretchy="false">−</mo>
                <mn>1</mn>
              </mrow>
            </mstyle>
          </msup>
          <mrow>
            <mo fence="true" stretchy="true">(</mo>
            <mrow>
              <mfrac>
                <msup>
                  <mover accent="true">
                    <mover accent="true">
                      <mi>y</mi>
                      <mo stretchy="false">¯</mo>
                    </mover>
                    <mo stretchy="false">¯</mo>
                  </mover>
                  <mstyle mathsize="8pt">
                    <mi>L</mi>
                  </mstyle>
                </msup>
                <mi>y</mi>
              </mfrac>
            </mrow>
            <mo fence="true" stretchy="true">)</mo>
          </mrow>
        </mrow>
      </mstyle>
      <mrow/>
    </mrow>
    <annotation encoding="StarMath 5.0"> size 12{ { bar  bar  {g}} rSup { size 8{L} } = \(  { {H}} sup { ' } \)  rSup { size 8{ - 1} }  left ( {  { { bar  bar  {y}} rSup { size 8{L} } }  over  {y} }  right )} {}</annotation>
  </semantics>
</math>
</file>